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31A00000253EB8EBD5D.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cccccc" draw:textarea-horizontal-align="center" draw:textarea-vertical-align="middle" style:protect="position size"/>
    </style:style>
    <style:style style:name="gr3" style:family="graphic" style:parent-style-name="standard">
      <style:graphic-properties draw:fill="solid" draw:fill-color="#b3b3b3" draw:textarea-horizontal-align="center" draw:textarea-vertical-align="middle" style:protect="position size"/>
    </style:style>
    <style:style style:name="gr4" style:family="graphic" style:parent-style-name="objectwithoutfill">
      <style:graphic-properties draw:marker-end="Arrow" draw:marker-end-width="0.3cm" draw:fill="none" draw:textarea-horizontal-align="center" draw:textarea-vertical-align="middle" style:protect="position size"/>
    </style:style>
    <style:style style:name="gr5" style:family="graphic" style:parent-style-name="objectwithoutfill">
      <style:graphic-properties draw:marker-end="Arrow" draw:marker-end-width="0.3cm" draw:fill="none" draw:fill-color="#cccccc" draw:textarea-horizontal-align="center" draw:textarea-vertical-align="middle" style:protect="position size"/>
    </style:style>
    <style:style style:name="gr6" style:family="graphic" style:parent-style-name="standard">
      <style:graphic-properties svg:stroke-width="0.051cm" draw:marker-start-width="0.376cm" draw:marker-end-width="0.376cm" draw:fill="none" draw:textarea-horizontal-align="center" draw:textarea-vertical-align="middle" fo:padding-top="0.15cm" fo:padding-bottom="0.15cm" fo:padding-left="0.275cm" fo:padding-right="0.275cm" style:protect="position size"/>
    </style:style>
    <style:style style:name="gr7"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8"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9" style:family="graphic" style:parent-style-name="standard">
      <style:graphic-properties draw:fill="solid" draw:fill-color="#cccccc" draw:textarea-horizontal-align="center" draw:textarea-vertical-align="middle"/>
    </style:style>
    <style:style style:name="pr1" style:family="presentation" style:parent-style-name="template-subtitle">
      <style:graphic-properties draw:fill-color="#ffffff" draw:auto-grow-height="false" fo:min-height="13.86cm" style:protect="position size"/>
    </style:style>
    <style:style style:name="pr2" style:family="presentation" style:parent-style-name="template-notes">
      <style:graphic-properties draw:fill-color="#ffffff" draw:auto-grow-height="true" fo:min-height="13.365cm"/>
    </style:style>
    <style:style style:name="pr3" style:family="presentation" style:parent-style-name="template-subtitle">
      <style:graphic-properties draw:fill-color="#ffffff" draw:auto-grow-height="true" fo:min-height="14.42cm" style:protect="position size"/>
    </style:style>
    <style:style style:name="pr4" style:family="presentation" style:parent-style-name="template-notes">
      <style:graphic-properties draw:fill-color="#ffffff" fo:min-height="13.364cm"/>
    </style:style>
    <style:style style:name="pr5" style:family="presentation" style:parent-style-name="template-title">
      <style:graphic-properties draw:auto-grow-height="false" fo:min-height="2.739cm" style:protect="position size"/>
    </style:style>
    <style:style style:name="pr6" style:family="presentation" style:parent-style-name="template-outline1" style:list-style-name="L2">
      <style:graphic-properties draw:auto-grow-height="false" fo:min-height="14.42cm" style:protect="position size"/>
    </style:style>
    <style:style style:name="pr7" style:family="presentation" style:parent-style-name="template-outline1" style:list-style-name="L2">
      <style:graphic-properties draw:auto-grow-height="false" fo:min-height="14.42cm" style:protect="position size"/>
    </style:style>
    <style:style style:name="pr8" style:family="presentation" style:parent-style-name="template-outline1" style:list-style-name="L2">
      <style:graphic-properties draw:auto-grow-height="false" fo:min-height="14.427cm" style:protect="position size"/>
    </style:style>
    <style:style style:name="pr9" style:family="presentation" style:parent-style-name="template-outline1" style:list-style-name="L2">
      <style:graphic-properties draw:auto-grow-height="false" fo:min-height="14.42cm" style:protect="position size"/>
    </style:style>
    <style:style style:name="pr10" style:family="presentation" style:parent-style-name="template-outline1" style:list-style-name="L2">
      <style:graphic-properties draw:auto-grow-height="false" fo:min-height="14.42cm" style:protect="position size"/>
    </style:style>
    <style:style style:name="pr11" style:family="presentation" style:parent-style-name="template-outline1" style:list-style-name="L2">
      <style:graphic-properties draw:auto-grow-height="false" fo:min-height="14.42cm" style:protect="position size"/>
    </style:style>
    <style:style style:name="pr12" style:family="presentation" style:parent-style-name="template-outline1" style:list-style-name="L2">
      <style:graphic-properties draw:auto-grow-height="false" fo:min-height="14.42cm" style:protect="position size"/>
    </style:style>
    <style:style style:name="pr13" style:family="presentation" style:parent-style-name="template-outline1" style:list-style-name="L2">
      <style:graphic-properties draw:auto-grow-height="false" fo:min-height="14.42cm" style:protect="position size"/>
    </style:style>
    <style:style style:name="pr14" style:family="presentation" style:parent-style-name="template-outline1" style:list-style-name="L2">
      <style:graphic-properties draw:auto-grow-height="false" fo:min-height="14.427cm" style:protect="position size"/>
    </style:style>
    <style:style style:name="pr15" style:family="presentation" style:parent-style-name="template-title">
      <style:graphic-properties draw:auto-grow-height="false" fo:min-height="3.507cm" style:protect="position size"/>
    </style:style>
    <style:style style:name="pr16" style:family="presentation" style:parent-style-name="template-outline1" style:list-style-name="L2">
      <style:graphic-properties draw:auto-grow-height="false" fo:min-height="14.42cm" style:protect="position size"/>
    </style:style>
    <style:style style:name="pr17" style:family="presentation" style:parent-style-name="template-outline1" style:list-style-name="L2">
      <style:graphic-properties draw:auto-grow-height="false" fo:min-height="14.42cm" style:protect="position size"/>
    </style:style>
    <style:style style:name="pr18" style:family="presentation" style:parent-style-name="template-title">
      <style:graphic-properties draw:auto-grow-height="false" fo:min-height="3.506cm" style:protect="position size"/>
    </style:style>
    <style:style style:name="pr19" style:family="presentation" style:parent-style-name="template-outline1" style:list-style-name="L2">
      <style:graphic-properties draw:auto-grow-height="false" fo:min-height="14.427cm" style:protect="position size"/>
    </style:style>
    <style:style style:name="pr20" style:family="presentation" style:parent-style-name="template-outline1" style:list-style-name="L2">
      <style:graphic-properties draw:auto-grow-height="false" fo:min-height="14.427cm" style:protect="position size"/>
    </style:style>
    <style:style style:name="pr21" style:family="presentation" style:parent-style-name="template-outline1" style:list-style-name="L2">
      <style:graphic-properties draw:auto-grow-height="false" fo:min-height="14.42cm" style:protect="position size"/>
    </style:style>
    <style:style style:name="pr22" style:family="presentation" style:parent-style-name="template-outline1" style:list-style-name="L2">
      <style:graphic-properties draw:auto-grow-height="false" fo:min-height="14.42cm" style:protect="position size"/>
    </style:style>
    <style:style style:name="pr23" style:family="presentation" style:parent-style-name="template-outline1" style:list-style-name="L2">
      <style:graphic-properties draw:auto-grow-height="false" fo:min-height="14.427cm" style:protect="position size"/>
    </style:style>
    <style:style style:name="pr24" style:family="presentation" style:parent-style-name="template-outline1" style:list-style-name="L2">
      <style:graphic-properties draw:auto-grow-height="false" fo:min-height="14.42cm" style:protect="position size"/>
    </style:style>
    <style:style style:name="pr25" style:family="presentation" style:parent-style-name="template-outline1" style:list-style-name="L2">
      <style:graphic-properties draw:auto-grow-height="false" fo:min-height="14.42cm" style:protect="position size"/>
    </style:style>
    <style:style style:name="pr26" style:family="presentation" style:parent-style-name="template-outline1" style:list-style-name="L2">
      <style:graphic-properties draw:auto-grow-height="false" fo:min-height="14.42cm" style:protect="position size"/>
    </style:style>
    <style:style style:name="pr27" style:family="presentation" style:parent-style-name="template-outline1" style:list-style-name="L2">
      <style:graphic-properties draw:auto-grow-height="false" fo:min-height="14.427cm" style:protect="position size"/>
    </style:style>
    <style:style style:name="pr28" style:family="presentation" style:parent-style-name="template-outline1" style:list-style-name="L2">
      <style:graphic-properties draw:auto-grow-height="false" fo:min-height="14.427cm" style:protect="position size"/>
    </style:style>
    <style:style style:name="pr29" style:family="presentation" style:parent-style-name="template-outline1" style:list-style-name="L2">
      <style:graphic-properties draw:auto-grow-height="false" fo:min-height="14.42cm" style:protect="position size"/>
    </style:style>
    <style:style style:name="pr30" style:family="presentation" style:parent-style-name="template-outline1" style:list-style-name="L2">
      <style:graphic-properties draw:auto-grow-height="false" fo:min-height="14.42cm" style:protect="position size"/>
    </style:style>
    <style:style style:name="pr31" style:family="presentation" style:parent-style-name="template-outline1" style:list-style-name="L2">
      <style:graphic-properties draw:auto-grow-height="false" fo:min-height="14.427cm" style:protect="position size"/>
    </style:style>
    <style:style style:name="pr32" style:family="presentation" style:parent-style-name="template-outline1" style:list-style-name="L2">
      <style:graphic-properties draw:auto-grow-height="false" fo:min-height="14.42cm" style:protect="position size"/>
    </style:style>
    <style:style style:name="pr33" style:family="presentation" style:parent-style-name="template-outline1" style:list-style-name="L2">
      <style:graphic-properties draw:auto-grow-height="false" fo:min-height="14.42cm" style:protect="position size"/>
    </style:style>
    <style:style style:name="pr34" style:family="presentation" style:parent-style-name="template-outline1" style:list-style-name="L2">
      <style:graphic-properties draw:auto-grow-height="false" fo:min-height="14.42cm"/>
    </style:style>
    <style:style style:name="pr35" style:family="presentation" style:parent-style-name="template-outline1" style:list-style-name="L2">
      <style:graphic-properties draw:auto-grow-height="false" fo:min-height="14.42cm" style:protect="position size"/>
    </style:style>
    <style:style style:name="pr36" style:family="presentation" style:parent-style-name="template-title">
      <style:graphic-properties draw:auto-grow-height="false" fo:min-height="3.506cm"/>
    </style:style>
    <style:style style:name="pr37" style:family="presentation" style:parent-style-name="template-outline1" style:list-style-name="L2">
      <style:graphic-properties draw:auto-grow-height="false" fo:min-height="14.42cm"/>
    </style:style>
    <style:style style:name="pr38" style:family="presentation" style:parent-style-name="template-outline1" style:list-style-name="L2">
      <style:graphic-properties draw:auto-grow-height="false" fo:min-height="14.42cm" style:protect="position size"/>
    </style:style>
    <style:style style:name="pr39" style:family="presentation" style:parent-style-name="template-outline1" style:list-style-name="L2">
      <style:graphic-properties draw:auto-grow-height="false" fo:min-height="14.42cm" style:protect="position size"/>
    </style:style>
    <style:style style:name="pr40" style:family="presentation" style:parent-style-name="template-outline1" style:list-style-name="L2">
      <style:graphic-properties draw:auto-grow-height="false" fo:min-height="14.42cm" style:protect="position size"/>
    </style:style>
    <style:style style:name="pr41" style:family="presentation" style:parent-style-name="template-outline1" style:list-style-name="L2">
      <style:graphic-properties draw:auto-grow-height="false" fo:min-height="14.42cm" style:protect="position size"/>
    </style:style>
    <style:style style:name="pr42" style:family="presentation" style:parent-style-name="template-outline1" style:list-style-name="L2">
      <style:graphic-properties draw:auto-grow-height="false" fo:min-height="14.42cm" style:protect="position size"/>
    </style:style>
    <style:style style:name="pr43" style:family="presentation" style:parent-style-name="template-outline1" style:list-style-name="L2">
      <style:graphic-properties draw:auto-grow-height="false" fo:min-height="14.42cm" style:protect="position size"/>
    </style:style>
    <style:style style:name="pr44" style:family="presentation" style:parent-style-name="template-outline1" style:list-style-name="L2">
      <style:graphic-properties draw:auto-grow-height="false" fo:min-height="14.42cm" style:protect="position size"/>
    </style:style>
    <style:style style:name="pr45" style:family="presentation" style:parent-style-name="template-outline1" style:list-style-name="L2">
      <style:graphic-properties draw:auto-grow-height="false" fo:min-height="14.42cm" style:protect="position size"/>
    </style:style>
    <style:style style:name="pr46" style:family="presentation" style:parent-style-name="template-outline1" style:list-style-name="L2">
      <style:graphic-properties draw:auto-grow-height="false" fo:min-height="14.42cm" style:protect="position size"/>
    </style:style>
    <style:style style:name="pr47" style:family="presentation" style:parent-style-name="template-outline1" style:list-style-name="L2">
      <style:graphic-properties draw:auto-grow-height="false" fo:min-height="14.42cm" style:protect="position size"/>
    </style:style>
    <style:style style:name="pr48" style:family="presentation" style:parent-style-name="template-outline1" style:list-style-name="L2">
      <style:graphic-properties draw:auto-grow-height="false" fo:min-height="14.42cm" style:protect="position size"/>
    </style:style>
    <style:style style:name="pr49" style:family="presentation" style:parent-style-name="template-outline1" style:list-style-name="L2">
      <style:graphic-properties draw:auto-grow-height="false" fo:min-height="14.42cm" style:protect="position size"/>
    </style:style>
    <style:style style:name="pr50" style:family="presentation" style:parent-style-name="template-outline1" style:list-style-name="L2">
      <style:graphic-properties draw:auto-grow-height="false" fo:min-height="14.42cm" style:protect="position size"/>
    </style:style>
    <style:style style:name="pr51" style:family="presentation" style:parent-style-name="template-outline1" style:list-style-name="L2">
      <style:graphic-properties draw:auto-grow-height="false" fo:min-height="14.42cm" style:protect="position size"/>
    </style:style>
    <style:style style:name="pr52" style:family="presentation" style:parent-style-name="template-outline1" style:list-style-name="L2">
      <style:graphic-properties draw:auto-grow-height="false" fo:min-height="14.42cm" style:protect="position size"/>
    </style:style>
    <style:style style:name="pr53" style:family="presentation" style:parent-style-name="template-outline1" style:list-style-name="L2">
      <style:graphic-properties draw:auto-grow-height="false" fo:min-height="14.42cm" style:protect="position size"/>
    </style:style>
    <style:style style:name="pr54" style:family="presentation" style:parent-style-name="template-outline1" style:list-style-name="L2">
      <style:graphic-properties draw:auto-grow-height="false" fo:min-height="14.42cm" style:protect="position size"/>
    </style:style>
    <style:style style:name="pr55" style:family="presentation" style:parent-style-name="template-outline1" style:list-style-name="L2">
      <style:graphic-properties draw:auto-grow-height="false" fo:min-height="14.42cm" style:protect="position size"/>
    </style:style>
    <style:style style:name="pr56" style:family="presentation" style:parent-style-name="template-outline1" style:list-style-name="L2">
      <style:graphic-properties draw:auto-grow-height="false" fo:min-height="14.42cm" style:protect="position size"/>
    </style:style>
    <style:style style:name="pr57" style:family="presentation" style:parent-style-name="template-outline1" style:list-style-name="L2">
      <style:graphic-properties draw:auto-grow-height="false" fo:min-height="14.42cm" style:protect="position size"/>
    </style:style>
    <style:style style:name="pr58" style:family="presentation" style:parent-style-name="template-outline1" style:list-style-name="L2">
      <style:graphic-properties draw:auto-grow-height="false" fo:min-height="14.42cm" style:protect="position size"/>
    </style:style>
    <style:style style:name="pr59" style:family="presentation" style:parent-style-name="template-outline1" style:list-style-name="L2">
      <style:graphic-properties draw:auto-grow-height="false" fo:min-height="14.42cm" style:protect="position size"/>
    </style:style>
    <style:style style:name="pr60" style:family="presentation" style:parent-style-name="template-outline1" style:list-style-name="L2">
      <style:graphic-properties draw:auto-grow-height="false" fo:min-height="14.42cm" style:protect="position size"/>
    </style:style>
    <style:style style:name="pr61" style:family="presentation" style:parent-style-name="template-outline1" style:list-style-name="L2">
      <style:graphic-properties draw:auto-grow-height="false" fo:min-height="14.42cm" style:protect="position size"/>
    </style:style>
    <style:style style:name="pr62" style:family="presentation" style:parent-style-name="template-outline1" style:list-style-name="L2">
      <style:graphic-properties draw:auto-grow-height="false" fo:min-height="14.42cm" style:protect="position size"/>
    </style:style>
    <style:style style:name="pr63" style:family="presentation" style:parent-style-name="template-outline1" style:list-style-name="L2">
      <style:graphic-properties draw:auto-grow-height="false" fo:min-height="14.42cm" style:protect="position size"/>
    </style:style>
    <style:style style:name="pr64" style:family="presentation" style:parent-style-name="template-outline1" style:list-style-name="L2">
      <style:graphic-properties draw:auto-grow-height="false" fo:min-height="14.42cm" style:protect="position size"/>
    </style:style>
    <style:style style:name="pr65" style:family="presentation" style:parent-style-name="template-outline1" style:list-style-name="L2">
      <style:graphic-properties draw:auto-grow-height="false" fo:min-height="14.42cm" style:protect="position size"/>
    </style:style>
    <style:style style:name="pr66" style:family="presentation" style:parent-style-name="template-outline1" style:list-style-name="L2">
      <style:graphic-properties draw:auto-grow-height="false" fo:min-height="14.42cm" style:protect="position size"/>
    </style:style>
    <style:style style:name="pr67" style:family="presentation" style:parent-style-name="template-outline1" style:list-style-name="L2">
      <style:graphic-properties draw:auto-grow-height="false" fo:min-height="14.42cm" style:protect="position size"/>
    </style:style>
    <style:style style:name="pr68" style:family="presentation" style:parent-style-name="template-outline1" style:list-style-name="L2">
      <style:graphic-properties draw:auto-grow-height="false" fo:min-height="14.42cm" style:protect="position size"/>
    </style:style>
    <style:style style:name="pr69" style:family="presentation" style:parent-style-name="template-outline1" style:list-style-name="L2">
      <style:graphic-properties draw:auto-grow-height="false" fo:min-height="14.42cm" style:protect="position size"/>
    </style:style>
    <style:style style:name="pr70" style:family="presentation" style:parent-style-name="template-outline1" style:list-style-name="L2">
      <style:graphic-properties draw:auto-grow-height="false" fo:min-height="14.42cm" style:protect="position size"/>
    </style:style>
    <style:style style:name="pr71" style:family="presentation" style:parent-style-name="template-outline1" style:list-style-name="L2">
      <style:graphic-properties draw:auto-grow-height="false" fo:min-height="14.42cm" style:protect="position size"/>
    </style:style>
    <style:style style:name="pr72" style:family="presentation" style:parent-style-name="template-outline1" style:list-style-name="L2">
      <style:graphic-properties draw:auto-grow-height="false" fo:min-height="14.42cm" style:protect="position size"/>
    </style:style>
    <style:style style:name="pr73" style:family="presentation" style:parent-style-name="template-outline1" style:list-style-name="L2">
      <style:graphic-properties draw:auto-grow-height="false" fo:min-height="14.42cm" style:protect="position size"/>
    </style:style>
    <style:style style:name="pr74" style:family="presentation" style:parent-style-name="template-outline1" style:list-style-name="L2">
      <style:graphic-properties draw:auto-grow-height="false" fo:min-height="14.42cm" style:protect="position size"/>
    </style:style>
    <style:style style:name="pr75" style:family="presentation" style:parent-style-name="template-outline1" style:list-style-name="L2">
      <style:graphic-properties draw:auto-grow-height="false" fo:min-height="14.42cm" style:protect="position size"/>
    </style:style>
    <style:style style:name="pr76" style:family="presentation" style:parent-style-name="template-outline1" style:list-style-name="L2">
      <style:graphic-properties draw:auto-grow-height="false" fo:min-height="14.42cm" style:protect="position size"/>
    </style:style>
    <style:style style:name="pr77" style:family="presentation" style:parent-style-name="template-outline1" style:list-style-name="L2">
      <style:graphic-properties draw:auto-grow-height="false" fo:min-height="14.42cm" style:protect="position size"/>
    </style:style>
    <style:style style:name="pr78" style:family="presentation" style:parent-style-name="template-outline1" style:list-style-name="L2">
      <style:graphic-properties draw:auto-grow-height="false" fo:min-height="14.42cm" style:protect="position size"/>
    </style:style>
    <style:style style:name="pr79" style:family="presentation" style:parent-style-name="template-outline1" style:list-style-name="L2">
      <style:graphic-properties draw:auto-grow-height="false" fo:min-height="14.42cm" style:protect="position size"/>
    </style:style>
    <style:style style:name="P1"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Verdana" style:font-family-generic="swiss" style:font-pitch="variable" fo:font-size="44pt" style:font-size-asian="44pt" style:font-size-complex="44pt"/>
    </style:style>
    <style:style style:name="P3"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size="44pt" style:font-size-asian="44pt" style:font-size-complex="44pt"/>
    </style:style>
    <style:style style:name="P4" style:family="paragraph">
      <style:text-properties fo:font-family="Verdana" style:font-family-generic="swiss" style:font-pitch="variable"/>
    </style:style>
    <style:style style:name="P5" style:family="paragraph">
      <style:paragraph-properties>
        <style:tab-stops/>
      </style:paragraph-properties>
    </style:style>
    <style:style style:name="P6" style:family="paragraph">
      <style:paragraph-properties>
        <style:tab-stops/>
      </style:paragraph-properties>
      <style:text-properties fo:color="#808080"/>
    </style:style>
    <style:style style:name="P7" style:family="paragraph">
      <style:paragraph-properties fo:margin-top="0cm" fo:margin-bottom="6.883cm">
        <style:tab-stops/>
      </style:paragraph-properties>
    </style:style>
    <style:style style:name="P8" style:family="paragraph">
      <style:paragraph-properties fo:margin-top="0cm" fo:margin-bottom="6.883cm">
        <style:tab-stops/>
      </style:paragraph-properties>
      <style:text-properties fo:color="#808080" fo:font-size="22pt" style:font-size-asian="22pt" style:font-size-complex="22pt"/>
    </style:style>
    <style:style style:name="P9" style:family="paragraph">
      <style:paragraph-properties fo:text-align="center"/>
      <style:text-properties fo:font-family="Courier" style:font-family-generic="modern" style:font-pitch="variable" fo:font-size="18pt" style:font-size-asian="18pt" style:font-size-complex="18pt"/>
    </style:style>
    <style:style style:name="P10" style:family="paragraph">
      <style:paragraph-properties fo:text-align="start"/>
    </style:style>
    <style:style style:name="P11" style:family="paragraph">
      <style:paragraph-properties>
        <style:tab-stops/>
      </style:paragraph-properties>
      <style:text-properties fo:color="#808080" fo:font-family="Verdana" style:font-family-generic="swiss" style:font-pitch="variable"/>
    </style:style>
    <style:style style:name="P12" style:family="paragraph">
      <style:paragraph-properties fo:text-align="center"/>
      <style:text-properties fo:font-family="Courier" style:font-family-generic="modern" style:font-pitch="variable" fo:font-size="14pt" style:font-size-asian="14pt" style:font-size-complex="14pt"/>
    </style:style>
    <style:style style:name="P13" style:family="paragraph">
      <style:paragraph-properties>
        <style:tab-stops/>
      </style:paragraph-properties>
      <style:text-properties fo:color="#808080" fo:font-size="24pt" style:font-size-asian="24pt" style:font-size-complex="24pt"/>
    </style:style>
    <style:style style:name="P14" style:family="paragraph">
      <style:paragraph-properties style:text-autospace="none"/>
    </style:style>
    <style:style style:name="P15" style:family="paragraph">
      <style:paragraph-properties fo:text-align="start"/>
      <style:text-properties fo:font-family="Courier" style:font-family-generic="modern" style:font-pitch="variable" fo:font-size="12pt" style:font-size-asian="12pt" style:font-size-complex="12pt"/>
    </style:style>
    <style:style style:name="P16" style:family="paragraph">
      <style:paragraph-properties fo:margin-top="0cm" fo:margin-bottom="0cm">
        <style:tab-stops/>
      </style:paragraph-properties>
    </style:style>
    <style:style style:name="P17" style:family="paragraph">
      <style:paragraph-properties fo:margin-top="0cm" fo:margin-bottom="1.346cm">
        <style:tab-stops/>
      </style:paragraph-properties>
      <style:text-properties fo:color="#808080" fo:font-family="Verdana" style:font-family-generic="swiss" style:font-pitch="variable" fo:font-size="20pt" style:font-size-asian="20pt" style:font-size-complex="20pt"/>
    </style:style>
    <style:style style:name="P18" style:family="paragraph">
      <style:text-properties fo:font-family="Verdana" style:font-family-generic="swiss" style:font-pitch="variable" style:font-family-asian="Verdana" style:font-family-generic-asian="swiss" style:font-pitch-asian="variable" style:font-family-complex="Verdana" style:font-family-generic-complex="swiss" style:font-pitch-complex="variable"/>
    </style:style>
    <style:style style:name="P19" style:family="paragraph">
      <style:paragraph-properties>
        <style:tab-stops/>
      </style:paragraph-properties>
      <style:text-properties fo:color="#000000" fo:font-size="22pt" style:font-size-asian="22pt" style:font-size-complex="22pt"/>
    </style:style>
    <style:style style:name="P20" style:family="paragraph">
      <style:paragraph-properties fo:text-align="start"/>
      <style:text-properties fo:font-family="Courier" style:font-family-generic="modern" style:font-pitch="variable" fo:font-size="16pt" style:font-size-asian="16pt" style:font-size-complex="16pt"/>
    </style:style>
    <style:style style:name="P21" style:family="paragraph">
      <style:paragraph-properties fo:margin-top="0cm" fo:margin-bottom="3.81cm">
        <style:tab-stops/>
      </style:paragraph-properties>
    </style:style>
    <style:style style:name="P22" style:family="paragraph">
      <style:paragraph-properties fo:margin-top="0cm" fo:margin-bottom="3.81cm">
        <style:tab-stops/>
      </style:paragraph-properties>
      <style:text-properties fo:color="#000000" fo:font-size="24pt" style:font-size-asian="24pt" style:font-size-complex="24pt"/>
    </style:style>
    <style:style style:name="P23" style:family="paragraph">
      <style:paragraph-properties fo:text-align="center"/>
      <style:text-properties fo:font-family="Courier" style:font-family-generic="modern" style:font-pitch="variable"/>
    </style:style>
    <style:style style:name="P24" style:family="paragraph">
      <style:paragraph-properties fo:text-align="center"/>
    </style:style>
    <style:style style:name="P25" style:family="paragraph">
      <style:paragraph-properties fo:text-align="center"/>
      <style:text-properties fo:font-size="14pt" style:font-size-asian="14pt" style:font-size-complex="14pt"/>
    </style:style>
    <style:style style:name="P26" style:family="paragraph">
      <style:paragraph-properties fo:margin-top="0cm" fo:margin-bottom="4.191cm">
        <style:tab-stops/>
      </style:paragraph-properties>
    </style:style>
    <style:style style:name="P27" style:family="paragraph">
      <style:paragraph-properties fo:margin-top="0cm" fo:margin-bottom="4.191cm">
        <style:tab-stops/>
      </style:paragraph-properties>
      <style:text-properties fo:color="#000000" fo:font-size="24pt" style:font-size-asian="24pt" style:font-size-complex="24pt"/>
    </style:style>
    <style:style style:name="P28" style:family="paragraph">
      <style:paragraph-properties>
        <style:tab-stops/>
      </style:paragraph-properties>
      <style:text-properties fo:color="#000000" fo:font-size="24pt" style:font-size-asian="24pt" style:font-size-complex="24pt"/>
    </style:style>
    <style:style style:name="P29" style:family="paragraph">
      <style:paragraph-properties fo:margin-top="0cm" fo:margin-bottom="2.616cm"/>
    </style:style>
    <style:style style:name="P30" style:family="paragraph">
      <style:paragraph-properties>
        <style:tab-stops/>
      </style:paragraph-properties>
      <style:text-properties fo:color="#808080" fo:font-family="Verdana" style:font-family-generic="swiss" style:font-pitch="variable" fo:font-size="24pt" style:font-size-asian="24pt" style:font-size-complex="24pt"/>
    </style:style>
    <style:style style:name="P31" style:family="paragraph">
      <style:paragraph-properties fo:margin-left="0cm" fo:margin-right="0cm" fo:margin-top="0cm" fo:margin-bottom="0cm" fo:line-height="100%" fo:text-indent="0cm" style:punctuation-wrap="hanging" style:line-break="strict"/>
    </style:style>
    <style:style style:name="P32" style:family="paragraph">
      <style:paragraph-properties fo:margin-left="0cm" fo:margin-right="0cm" fo:margin-top="0cm" fo:margin-bottom="0cm" fo:line-height="100%" fo:text-align="center" fo:text-indent="0cm" style:punctuation-wrap="hanging" style:line-break="strict"/>
      <style:text-properties fo:color="#000000" fo:font-family="Courier" style:font-family-generic="modern" style:font-pitch="variable" fo:font-size="14pt" style:font-size-asian="14pt" style:font-size-complex="14pt"/>
    </style:style>
    <style:style style:name="P33" style:family="paragraph">
      <style:paragraph-properties fo:margin-left="0cm" fo:margin-right="0cm" fo:margin-top="0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4pt" style:font-size-asian="14pt" style:font-size-complex="14pt"/>
    </style:style>
    <style:style style:name="P35" style:family="paragraph">
      <style:paragraph-properties fo:margin-left="0cm" fo:margin-right="0cm" fo:margin-top="0cm" fo:margin-bottom="0cm" fo:line-height="100%" fo:text-align="center" fo:text-indent="0cm" style:punctuation-wrap="hanging" style:line-break="strict"/>
      <style:text-properties fo:color="#000000" fo:font-family="Courier" style:font-family-generic="modern" style:font-pitch="variable" fo:font-size="16pt" style:font-size-asian="16pt" style:font-size-complex="16pt"/>
    </style:style>
    <style:style style:name="P36" style:family="paragraph">
      <style:paragraph-properties>
        <style:tab-stops/>
      </style:paragraph-properties>
      <style:text-properties fo:color="#000000"/>
    </style:style>
    <style:style style:name="P37" style:family="paragraph">
      <style:paragraph-properties fo:margin-top="0cm" fo:margin-bottom="4.445cm">
        <style:tab-stops/>
      </style:paragraph-properties>
    </style:style>
    <style:style style:name="P38" style:family="paragraph">
      <style:paragraph-properties fo:margin-top="0cm" fo:margin-bottom="1.473cm">
        <style:tab-stops/>
      </style:paragraph-properties>
    </style:style>
    <style:style style:name="P39" style:family="paragraph">
      <style:paragraph-properties fo:margin-top="0cm" fo:margin-bottom="4.445cm">
        <style:tab-stops/>
      </style:paragraph-properties>
      <style:text-properties fo:color="#000000" fo:font-size="24pt" style:font-size-asian="24pt" style:font-size-complex="24pt"/>
    </style:style>
    <style:style style:name="P40" style:family="paragraph">
      <style:paragraph-properties fo:margin-top="0cm" fo:margin-bottom="5.944cm">
        <style:tab-stops/>
      </style:paragraph-properties>
    </style:style>
    <style:style style:name="P41" style:family="paragraph">
      <style:paragraph-properties fo:margin-top="0cm" fo:margin-bottom="5.944cm">
        <style:tab-stops/>
      </style:paragraph-properties>
      <style:text-properties fo:color="#000000" fo:font-size="24pt" style:font-size-asian="24pt" style:font-size-complex="24pt"/>
    </style:style>
    <style:style style:name="P42" style:family="paragraph">
      <style:paragraph-properties fo:margin-left="0.952cm" fo:margin-right="0cm" fo:margin-top="0.158cm" fo:margin-bottom="0cm" fo:line-height="80%" fo:text-indent="-0.952cm" style:punctuation-wrap="hanging" style:line-break="strict" style:writing-mode="lr-tb"/>
    </style:style>
    <style:style style:name="P43" style:family="paragraph">
      <style:paragraph-properties fo:margin-left="0.952cm" fo:margin-right="0cm" fo:margin-top="0.158cm" fo:margin-bottom="0cm" fo:line-height="80%" fo:text-indent="-0.952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0.952cm" fo:margin-right="0cm" fo:margin-top="0.158cm" fo:margin-bottom="0cm" fo:line-height="80%" fo:text-align="start" fo:text-indent="-0.952cm" style:punctuation-wrap="hanging" style:line-break="strict" style:writing-mode="lr-tb"/>
      <style:text-properties fo:color="#000000" fo:font-family="Courier" style:font-family-generic="modern" style:font-pitch="variable" fo:font-size="12pt" style:font-size-asian="12pt" style:font-size-complex="12pt"/>
    </style:style>
    <style:style style:name="P45" style:family="paragraph">
      <style:paragraph-properties fo:margin-top="0cm" fo:margin-bottom="2.311cm"/>
    </style:style>
    <style:style style:name="P46" style:family="paragraph">
      <style:paragraph-properties>
        <style:tab-stops/>
      </style:paragraph-properties>
      <style:text-properties fo:color="#808080" fo:font-family="Verdana" style:font-family-generic="swiss" style:font-pitch="variable" fo:font-size="20pt" style:font-size-asian="20pt" style:font-size-complex="20pt"/>
    </style:style>
    <style:style style:name="P47" style:family="paragraph">
      <style:paragraph-properties fo:margin-top="0cm" fo:margin-bottom="3.454cm"/>
    </style:style>
    <style:style style:name="P48" style:family="paragraph">
      <style:paragraph-properties fo:margin-top="0cm" fo:margin-bottom="2.896cm"/>
    </style:style>
    <style:style style:name="P49" style:family="paragraph">
      <style:paragraph-properties fo:margin-top="0cm" fo:margin-bottom="2.896cm">
        <style:tab-stops/>
      </style:paragraph-properties>
    </style:style>
    <style:style style:name="P50" style:family="paragraph">
      <style:paragraph-properties fo:text-align="start"/>
      <style:text-properties fo:font-family="Courier" style:font-family-generic="modern" style:font-pitch="variable"/>
    </style:style>
    <style:style style:name="P51" style:family="paragraph">
      <style:paragraph-properties fo:margin-top="0cm" fo:margin-bottom="1.753cm">
        <style:tab-stops/>
      </style:paragraph-properties>
    </style:style>
    <style:style style:name="P52" style:family="paragraph">
      <style:paragraph-properties fo:margin-top="0cm" fo:margin-bottom="1.753cm">
        <style:tab-stops/>
      </style:paragraph-properties>
      <style:text-properties fo:color="#808080" fo:font-family="Verdana" style:font-family-generic="swiss" style:font-pitch="variable" fo:font-size="24pt" style:font-size-asian="24pt" style:font-size-complex="24pt"/>
    </style:style>
    <style:style style:name="P53" style:family="paragraph">
      <style:paragraph-properties>
        <style:tab-stops/>
      </style:paragraph-properties>
      <style:text-properties fo:color="#808080" fo:font-family="Verdana" style:font-family-generic="swiss" style:font-pitch="variable" fo:font-size="22pt" style:font-size-asian="22pt" style:font-size-complex="22pt"/>
    </style:style>
    <style:style style:name="P54" style:family="paragraph">
      <style:paragraph-properties fo:text-align="start"/>
      <style:text-properties fo:font-family="Courier" style:font-family-generic="modern" style:font-pitch="variable" fo:font-size="14pt" style:font-size-asian="14pt" style:font-size-complex="14pt"/>
    </style:style>
    <style:style style:name="P55" style:family="paragraph">
      <style:paragraph-properties fo:margin-top="0cm" fo:margin-bottom="8.56cm"/>
    </style:style>
    <style:style style:name="P56" style:family="paragraph">
      <style:paragraph-properties>
        <style:tab-stops/>
      </style:paragraph-properties>
      <style:text-properties fo:color="#000000" fo:font-family="Verdana" style:font-family-generic="swiss" style:font-pitch="variable" fo:font-size="24pt" style:font-size-asian="24pt" style:font-size-complex="24pt"/>
    </style:style>
    <style:style style:name="P57" style:family="paragraph">
      <style:paragraph-properties fo:text-align="start"/>
      <style:text-properties fo:color="#000000" fo:font-family="Courier" style:font-family-generic="modern" style:font-pitch="variable" fo:font-size="14pt" style:font-size-asian="14pt" style:font-size-complex="14pt"/>
    </style:style>
    <style:style style:name="P58" style:family="paragraph">
      <style:paragraph-properties fo:margin-top="0cm" fo:margin-bottom="2.54cm">
        <style:tab-stops/>
      </style:paragraph-properties>
    </style:style>
    <style:style style:name="P59" style:family="paragraph">
      <style:paragraph-properties fo:margin-top="0cm" fo:margin-bottom="2.54cm">
        <style:tab-stops/>
      </style:paragraph-properties>
      <style:text-properties fo:color="#808080" fo:font-family="Verdana" style:font-family-generic="swiss" style:font-pitch="variable" fo:font-size="22pt" style:font-size-asian="22pt" style:font-size-complex="22pt"/>
    </style:style>
    <style:style style:name="P60" style:family="paragraph">
      <style:paragraph-properties fo:text-align="start"/>
      <style:text-properties fo:font-family="Courier" style:font-family-generic="modern" style:font-pitch="variable" fo:font-size="10pt" style:font-size-asian="10pt" style:font-size-complex="10pt"/>
    </style:style>
    <style:style style:name="P61" style:family="paragraph">
      <style:paragraph-properties fo:margin-left="0.952cm" fo:margin-right="0cm" fo:margin-top="0.158cm" fo:margin-bottom="0cm" fo:line-height="80%" fo:text-indent="-0.952cm" style:punctuation-wrap="hanging" style:line-break="strict"/>
    </style:style>
    <style:style style:name="P62" style:family="paragraph">
      <style:paragraph-properties fo:margin-left="0.952cm" fo:margin-right="0cm" fo:margin-top="0.158cm" fo:margin-bottom="0cm" fo:line-height="80%" fo:text-align="start" fo:text-indent="-0.952cm" style:punctuation-wrap="hanging" style:line-break="strict"/>
      <style:text-properties fo:font-family="Courier" style:font-family-generic="modern" style:font-pitch="variable" fo:font-size="10pt" style:font-size-asian="10pt" style:font-size-complex="10pt"/>
    </style:style>
    <style:style style:name="P63" style:family="paragraph">
      <style:paragraph-properties fo:margin-top="0cm" fo:margin-bottom="2.896cm">
        <style:tab-stops/>
      </style:paragraph-properties>
      <style:text-properties fo:color="#808080" fo:font-family="Verdana" style:font-family-generic="swiss" style:font-pitch="variable" fo:font-size="22pt" style:font-size-asian="22pt" style:font-size-complex="22pt"/>
    </style:style>
    <style:style style:name="P64" style:family="paragraph">
      <style:text-properties fo:font-size="32pt" style:font-size-asian="32pt" style:font-size-complex="32pt"/>
    </style:style>
    <style:style style:name="P65" style:family="paragraph">
      <style:paragraph-properties fo:margin-top="0cm" fo:margin-bottom="1.194cm">
        <style:tab-stops/>
      </style:paragraph-properties>
      <style:text-properties fo:font-size="24pt" style:font-size-asian="24pt" style:font-size-complex="24pt"/>
    </style:style>
    <style:style style:name="P66" style:family="paragraph">
      <style:paragraph-properties fo:margin-top="0cm" fo:margin-bottom="5.588cm">
        <style:tab-stops/>
      </style:paragraph-properties>
    </style:style>
    <style:style style:name="P67" style:family="paragraph">
      <style:paragraph-properties fo:margin-top="0cm" fo:margin-bottom="5.105cm">
        <style:tab-stops/>
      </style:paragraph-properties>
    </style:style>
    <style:style style:name="P68" style:family="paragraph">
      <style:paragraph-properties fo:margin-top="0cm" fo:margin-bottom="5.588cm">
        <style:tab-stops/>
      </style:paragraph-properties>
      <style:text-properties fo:color="#808080" fo:font-family="Verdana" style:font-family-generic="swiss" style:font-pitch="variable" fo:font-size="22pt" style:font-size-asian="22pt" style:font-size-complex="22pt"/>
    </style:style>
    <style:style style:name="P69" style:family="paragraph">
      <style:paragraph-properties fo:margin-top="0cm" fo:margin-bottom="4.877cm">
        <style:tab-stops/>
      </style:paragraph-properties>
    </style:style>
    <style:style style:name="P70" style:family="paragraph">
      <style:paragraph-properties fo:margin-top="0cm" fo:margin-bottom="4.877cm">
        <style:tab-stops/>
      </style:paragraph-properties>
      <style:text-properties fo:color="#808080" fo:font-family="Verdana" style:font-family-generic="swiss" style:font-pitch="variable" fo:font-size="22pt" style:font-size-asian="22pt" style:font-size-complex="22pt"/>
    </style:style>
    <style:style style:name="P71" style:family="paragraph">
      <style:paragraph-properties fo:margin-top="0cm" fo:margin-bottom="3.48cm">
        <style:tab-stops/>
      </style:paragraph-properties>
    </style:style>
    <style:style style:name="P72" style:family="paragraph">
      <style:paragraph-properties fo:margin-top="0cm" fo:margin-bottom="3.48cm">
        <style:tab-stops/>
      </style:paragraph-properties>
      <style:text-properties fo:color="#808080" fo:font-family="Verdana" style:font-family-generic="swiss" style:font-pitch="variable" fo:font-size="18pt" style:font-size-asian="18pt" style:font-size-complex="18pt"/>
    </style:style>
    <style:style style:name="P73" style:family="paragraph">
      <style:paragraph-properties fo:text-align="start"/>
      <style:text-properties fo:font-family="Courier" style:font-family-generic="modern" style:font-pitch="variable" fo:font-size="20pt" style:font-size-asian="20pt" style:font-size-complex="20pt"/>
    </style:style>
    <style:style style:name="P74" style:family="paragraph">
      <style:paragraph-properties fo:margin-top="0cm" fo:margin-bottom="4.877cm">
        <style:tab-stops/>
      </style:paragraph-properties>
      <style:text-properties fo:color="#808080" fo:font-family="Verdana" style:font-family-generic="swiss" style:font-pitch="variable" fo:font-size="24pt" style:font-size-asian="24pt" style:font-size-complex="24pt"/>
    </style:style>
    <style:style style:name="P75" style:family="paragraph">
      <style:paragraph-properties fo:margin-top="0cm" fo:margin-bottom="0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76" style:family="paragraph">
      <style:paragraph-properties fo:margin-top="0cm" fo:margin-bottom="1.067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P77" style:family="paragraph">
      <style:paragraph-properties fo:margin-top="0cm" fo:margin-bottom="0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P78" style:family="paragraph">
      <style:paragraph-properties fo:margin-top="0cm" fo:margin-bottom="1.626cm">
        <style:tab-stops/>
      </style:paragraph-properties>
    </style:style>
    <style:style style:name="P79" style:family="paragraph">
      <style:paragraph-properties fo:margin-top="0cm" fo:margin-bottom="2.616cm">
        <style:tab-stops/>
      </style:paragraph-properties>
    </style:style>
    <style:style style:name="P80" style:family="paragraph">
      <style:paragraph-properties fo:margin-top="0cm" fo:margin-bottom="1.626cm">
        <style:tab-stops/>
      </style:paragraph-properties>
      <style:text-properties fo:color="#808080" fo:font-family="Verdana" style:font-family-generic="swiss" style:font-pitch="variable" fo:font-size="20pt" style:font-size-asian="20pt" style:font-size-complex="20pt"/>
    </style:style>
    <style:style style:name="P81" style:family="paragraph">
      <style:paragraph-properties fo:margin-left="0.952cm" fo:margin-right="0cm" fo:margin-top="0.176cm" fo:margin-bottom="0cm" fo:line-height="80%" fo:text-indent="-0.952cm"/>
    </style:style>
    <style:style style:name="P82" style:family="paragraph">
      <style:paragraph-properties fo:margin-left="0.952cm" fo:margin-right="0cm" fo:margin-top="0.176cm" fo:margin-bottom="0cm" fo:line-height="80%" fo:text-align="center" fo:text-indent="-0.952cm"/>
      <style:text-properties fo:font-family="Courier" style:font-family-generic="modern" style:font-pitch="variable" fo:font-size="14pt" style:font-size-asian="14pt" style:font-size-complex="14pt"/>
    </style:style>
    <style:style style:name="P83" style:family="paragraph">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84" style:family="paragraph">
      <style:paragraph-properties>
        <style:tab-stops/>
      </style:paragraph-properties>
      <style:text-properties fo:font-family="Verdana" style:font-family-generic="swiss" style:font-pitch="variable" fo:font-size="24pt" style:font-size-asian="24pt" style:font-size-complex="24pt"/>
    </style:style>
    <style:style style:name="P85" style:family="paragraph">
      <style:paragraph-properties fo:margin-left="0.952cm" fo:margin-right="0cm" fo:margin-top="0.176cm" fo:margin-bottom="0cm" fo:line-height="80%" fo:text-align="center" fo:text-indent="-0.952cm"/>
      <style:text-properties fo:font-family="Courier" style:font-family-generic="modern" style:font-pitch="variable" fo:font-size="16pt" style:font-size-asian="16pt" style:font-size-complex="16pt"/>
    </style:style>
    <style:style style:name="P86" style:family="paragraph">
      <style:paragraph-properties fo:margin-top="0cm" fo:margin-bottom="10.744cm">
        <style:tab-stops/>
      </style:paragraph-properties>
    </style:style>
    <style:style style:name="P87" style:family="paragraph">
      <style:paragraph-properties fo:margin-top="0cm" fo:margin-bottom="10.744cm">
        <style:tab-stops/>
      </style:paragraph-properties>
      <style:text-properties fo:font-family="Verdana" style:font-family-generic="swiss" style:font-pitch="variable" fo:font-size="22pt" style:font-size-asian="22pt" style:font-size-complex="22pt"/>
    </style:style>
    <style:style style:name="T1" style:family="text">
      <style:text-properties fo:color="#000000" style:text-outline="false" style:text-line-through-style="none" fo:font-family="Verdana" style:font-family-generic="swiss" style:font-pitch="variable" fo:font-size="44pt" fo:font-style="normal" fo:text-shadow="none" style:text-underline-style="none" fo:font-weight="normal" style:letter-kerning="true" style:font-family-asian="Helvetica" style:font-family-generic-asian="swiss" style:font-size-asian="44pt" style:font-style-asian="normal" style:font-weight-asian="normal" style:font-family-complex="Helvetica" style:font-family-generic-complex="swiss" style:font-size-complex="44pt"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fo:font-family="Helvetica" style:font-family-generic="swiss" fo:font-size="44pt" fo:font-style="normal" fo:text-shadow="none" style:text-underline-style="none" fo:font-weight="normal" style:letter-kerning="true" style:font-family-asian="Helvetica" style:font-family-generic-asian="swiss" style:font-size-asian="44pt" style:font-style-asian="normal" style:font-weight-asian="normal" style:font-family-complex="Helvetica" style:font-family-generic-complex="swiss" style:font-size-complex="44pt" style:font-style-complex="normal" style:font-weight-complex="normal" style:text-emphasize="none" style:font-relief="none" style:text-overline-style="none" style:text-overline-color="font-color"/>
    </style:style>
    <style:style style:name="T3" style:family="text">
      <style:text-properties fo:font-family="Verdana" style:font-family-generic="swiss" style:font-pitch="variable"/>
    </style:style>
    <style:style style:name="T4"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5" style:family="text">
      <style:text-properties fo:color="#808080" style:text-outline="false" style:text-line-through-style="none" fo:font-family="Verdana" style:font-family-generic="swiss" style:font-pitch="variable" fo:font-size="24pt"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Verdana" style:font-family-generic="swiss" style:font-pitch="variable" fo:font-size="32pt" fo:font-style="normal" fo:text-shadow="none" style:text-underline-style="none" fo:font-weight="normal" style:letter-kerning="true" style:font-family-asian="Verdana" style:font-family-generic-asian="swiss" style:font-pitch-asian="variable" style:font-size-asian="32pt" style:font-style-asian="normal" style:font-weight-asian="normal" style:font-family-complex="Verdana"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Verdana" style:font-family-generic="swiss" style:font-pitch="variable" fo:font-size="20pt" fo:font-style="normal" fo:text-shadow="none" style:text-underline-style="none" fo:font-weight="normal" style:letter-kerning="tru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9" style:family="text">
      <style:text-properties fo:color="#000000" fo:font-family="Courier" style:font-family-generic="modern" style:font-pitch="variable" fo:font-size="18pt" style:font-family-asian="Arial" style:font-family-generic-asian="swiss" style:font-pitch-asian="variable" style:font-size-asian="18pt" style:font-family-complex="Arial" style:font-family-generic-complex="swiss" style:font-pitch-complex="variable" style:font-size-complex="18pt"/>
    </style:style>
    <style:style style:name="T10" style:family="text">
      <style:text-properties fo:color="#000000" fo:font-family="Courier" style:font-family-generic="modern" style:font-pitch="variable" fo:font-size="14pt" style:font-family-asian="Arial" style:font-family-generic-asian="swiss" style:font-pitch-asian="variable" style:font-size-asian="14pt" style:font-family-complex="Arial" style:font-family-generic-complex="swiss" style:font-pitch-complex="variable" style:font-size-complex="14pt"/>
    </style:style>
    <style:style style:name="T11" style:family="text">
      <style:text-properties fo:color="#000000" fo:font-family="Courier" style:font-family-generic="modern" style:font-pitch="variable" fo:font-size="14pt" style:font-family-asian="Arial" style:font-family-generic-asian="roman" style:font-pitch-asian="variable" style:font-size-asian="14pt" style:font-family-complex="Arial" style:font-family-generic-complex="roman" style:font-pitch-complex="variable" style:font-size-complex="14pt"/>
    </style:style>
    <style:style style:name="T12" style:family="text">
      <style:text-properties fo:font-family="Courier" style:font-family-generic="modern" style:font-pitch="variable" fo:font-size="14pt" style:font-size-asian="14pt" style:font-size-complex="14pt"/>
    </style:style>
    <style:style style:name="T13" style:family="text">
      <style:text-properties fo:color="#000000" style:text-outline="false" style:text-line-through-style="none" style:text-position="0% 100%" fo:font-family="Courier" style:font-family-generic="modern" style:font-pitch="variable" fo:font-size="14pt" fo:language="en" fo:country="US" fo:font-style="normal" fo:text-shadow="none" style:text-underline-style="none"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text-emphasize="none" style:font-relief="none"/>
    </style:style>
    <style:style style:name="T14" style:family="text">
      <style:text-properties fo:color="#000000" fo:font-family="Courier" style:font-family-generic="modern"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15" style:family="text">
      <style:text-properties fo:font-family="Courier" style:font-family-generic="modern" style:font-pitch="variable" fo:font-size="12pt" style:font-size-asian="12pt" style:font-size-complex="12pt"/>
    </style:style>
    <style:style style:name="T16" style:family="text">
      <style:text-properties fo:color="#000000" style:text-outline="false" style:text-line-through-style="none" fo:font-family="Verdana" style:font-family-generic="swiss" style:font-pitch="variable" fo:font-size="24pt" fo:language="en" fo:country="US"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17" style:family="text">
      <style:text-properties fo:font-size="22pt" fo:language="en" fo:country="US" style:font-size-asian="22pt" style:font-size-complex="22pt"/>
    </style:style>
    <style:style style:name="T18" style:family="text">
      <style:text-properties fo:font-size="20pt" fo:language="en" fo:country="US" style:font-size-asian="20pt" style:font-size-complex="20pt"/>
    </style:style>
    <style:style style:name="T19"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Verdana" style:font-family-generic-asian="swiss" style:font-pitch-asian="variable" style:font-size-asian="32pt" style:font-style-asian="normal" style:font-weight-asian="normal" style:font-family-complex="Verdana"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20" style:family="text">
      <style:text-properties fo:font-family="Courier" style:font-family-generic="modern" style:font-pitch="variable" fo:font-size="16pt" style:font-size-asian="16pt" style:font-size-complex="16pt"/>
    </style:style>
    <style:style style:name="T21" style:family="text">
      <style:text-properties fo:color="#0000ff" fo:font-family="Courier" style:font-family-generic="modern" style:font-pitch="variable" fo:font-size="16pt" style:font-size-asian="16pt" style:font-size-complex="16pt"/>
    </style:style>
    <style:style style:name="T22" style:family="text">
      <style:text-properties fo:font-family="Courier" style:font-family-generic="modern" style:font-pitch="variable"/>
    </style:style>
    <style:style style:name="T23" style:family="text">
      <style:text-properties fo:font-size="14pt" style:font-size-asian="14pt" style:font-size-complex="14pt"/>
    </style:style>
    <style:style style:name="T24" style:family="text">
      <style:text-properties fo:color="#000000" fo:font-family="Courier" style:font-family-generic="modern" style:font-pitch="variable" fo:font-size="14pt" fo:language="en" fo:country="US" fo:font-weight="normal" style:font-family-asian="'Courier New'" style:font-pitch-asian="fixed" style:font-size-asian="14pt" style:font-weight-asian="normal" style:font-family-complex="'Courier New'" style:font-pitch-complex="fixed" style:font-size-complex="14pt" style:font-weight-complex="normal"/>
    </style:style>
    <style:style style:name="T25" style:family="text">
      <style:text-properties fo:color="#0000ff" fo:font-family="Courier" style:font-family-generic="modern" style:font-pitch="variable" fo:font-size="14pt" fo:language="en" fo:country="US" fo:font-weight="normal" style:font-family-asian="'Courier New'" style:font-pitch-asian="fixed" style:font-size-asian="14pt" style:font-weight-asian="normal" style:font-family-complex="'Courier New'" style:font-pitch-complex="fixed" style:font-size-complex="14pt" style:font-weight-complex="normal"/>
    </style:style>
    <style:style style:name="T26" style:family="text">
      <style:text-properties fo:color="#000000" fo:font-family="Courier" style:font-family-generic="modern" style:font-pitch="variable" fo:font-size="14pt" fo:language="en" fo:country="US" fo:font-weight="normal" style:font-family-asian="'MS PGothic'" style:font-family-generic-asian="swiss" style:font-pitch-asian="variable" style:font-size-asian="14pt" style:font-weight-asian="normal" style:font-family-complex="'MS PGothic'" style:font-family-generic-complex="swiss" style:font-pitch-complex="variable" style:font-size-complex="14pt" style:font-weight-complex="normal"/>
    </style:style>
    <style:style style:name="T27" style:family="text">
      <style:text-properties fo:color="#0000ff" fo:font-family="Courier" style:font-family-generic="modern" style:font-pitch="variable" fo:font-size="14pt" fo:language="en" fo:country="US" fo:font-weight="normal" style:font-family-asian="'MS PGothic'" style:font-family-generic-asian="swiss" style:font-pitch-asian="variable" style:font-size-asian="14pt" style:font-weight-asian="normal" style:font-family-complex="'MS PGothic'" style:font-family-generic-complex="swiss" style:font-pitch-complex="variable" style:font-size-complex="14pt" style:font-weight-complex="normal"/>
    </style:style>
    <style:style style:name="T28" style:family="text">
      <style:text-properties fo:color="#000000" fo:font-family="Courier" style:font-family-generic="modern" style:font-pitch="variable" fo:font-size="16pt" fo:language="en" fo:country="US" fo:font-weight="normal" style:font-family-asian="'Courier New'" style:font-pitch-asian="fixed" style:font-size-asian="16pt" style:font-weight-asian="normal" style:font-family-complex="'Courier New'" style:font-pitch-complex="fixed" style:font-size-complex="16pt" style:font-weight-complex="normal"/>
    </style:style>
    <style:style style:name="T29" style:family="text">
      <style:text-properties fo:color="#0000ff" fo:font-family="Courier" style:font-family-generic="modern" style:font-pitch="variable" fo:font-size="16pt" fo:language="en" fo:country="US" fo:font-weight="normal" style:font-family-asian="'Courier New'" style:font-pitch-asian="fixed" style:font-size-asian="16pt" style:font-weight-asian="normal" style:font-family-complex="'Courier New'" style:font-pitch-complex="fixed" style:font-size-complex="16pt" style:font-weight-complex="normal"/>
    </style:style>
    <style:style style:name="T30" style:family="text">
      <style:text-properties fo:color="#009900" fo:font-family="Courier" style:font-family-generic="modern" style:font-pitch="variable" fo:font-size="16pt" fo:language="en" fo:country="US" fo:font-weight="normal" style:font-family-asian="'Courier New'" style:font-pitch-asian="fixed" style:font-size-asian="16pt" style:font-weight-asian="normal" style:font-family-complex="'Courier New'" style:font-pitch-complex="fixed" style:font-size-complex="16pt" style:font-weight-complex="normal"/>
    </style:style>
    <style:style style:name="T31" style:family="text">
      <style:text-properties fo:color="#000000" fo:font-family="Courier" style:font-family-generic="modern" style:font-pitch="variable" fo:font-size="12pt" fo:language="en" fo:country="US" style:font-family-asian="'ＭＳ Ｐゴシック'" style:font-family-generic-asian="modern" style:font-pitch-asian="variable" style:font-size-asian="12pt" style:font-family-complex="'ＭＳ Ｐゴシック'" style:font-family-generic-complex="modern" style:font-pitch-complex="variable" style:font-size-complex="12pt"/>
    </style:style>
    <style:style style:name="T32" style:family="text">
      <style:text-properties fo:color="#0000ff" fo:font-family="Courier" style:font-family-generic="modern" style:font-pitch="variable" fo:font-size="12pt" fo:language="en" fo:country="US" style:font-family-asian="'ＭＳ Ｐゴシック'" style:font-family-generic-asian="modern" style:font-pitch-asian="variable" style:font-size-asian="12pt" style:font-family-complex="'ＭＳ Ｐゴシック'" style:font-family-generic-complex="modern" style:font-pitch-complex="variable" style:font-size-complex="12pt"/>
    </style:style>
    <style:style style:name="T33" style:family="text">
      <style:text-properties fo:color="#000000" fo:font-family="Courier" style:font-family-generic="modern" style:font-pitch="variable" fo:font-size="12pt" style:font-size-asian="12pt" style:font-size-complex="12pt"/>
    </style:style>
    <style:style style:name="T34" style:family="text">
      <style:text-properties fo:color="#0000ff" fo:font-family="Courier" style:font-family-generic="modern" style:font-pitch="variable" fo:font-size="12pt" style:font-size-asian="12pt" style:font-size-complex="12pt"/>
    </style:style>
    <style:style style:name="T35"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36" style:family="text">
      <style:text-properties fo:font-family="Courier" style:font-family-generic="modern" style:font-pitch="variable" fo:font-size="16pt" style:font-family-asian="Arial" style:font-family-generic-asian="roman" style:font-pitch-asian="variable" style:font-size-asian="16pt" style:font-family-complex="Arial" style:font-family-generic-complex="roman" style:font-pitch-complex="variable" style:font-size-complex="16pt"/>
    </style:style>
    <style:style style:name="T37" style:family="text">
      <style:text-properties fo:color="#0000ff" fo:font-family="Courier" style:font-family-generic="modern" style:font-pitch="variable" fo:font-size="14pt" style:font-size-asian="14pt" style:font-size-complex="14pt"/>
    </style:style>
    <style:style style:name="T38" style:family="text">
      <style:text-properties fo:color="#009900" fo:font-family="Courier" style:font-family-generic="modern" style:font-pitch="variable" fo:font-size="14pt" style:font-size-asian="14pt" style:font-size-complex="14pt"/>
    </style:style>
    <style:style style:name="T39" style:family="text">
      <style:text-properties fo:color="#000000" fo:font-family="Courier" style:font-family-generic="modern" style:font-pitch="variable" fo:font-size="14pt" style:font-size-asian="14pt" style:font-size-complex="14pt"/>
    </style:style>
    <style:style style:name="T40" style:family="text">
      <style:text-properties fo:color="#000000" fo:font-family="Courier" style:font-family-generic="modern" style:font-pitch="variable" fo:font-size="10pt" fo:language="en" fo:country="US" fo:font-style="normal" fo:font-weight="normal" style:font-family-asian="'ＭＳ Ｐゴシック'" style:font-family-generic-asian="modern" style:font-pitch-asian="variable" style:font-size-asian="10pt" style:font-style-asian="normal" style:font-weight-asian="normal" style:font-family-complex="'ＭＳ Ｐゴシック'" style:font-family-generic-complex="modern" style:font-pitch-complex="variable" style:font-size-complex="10pt" style:font-style-complex="normal" style:font-weight-complex="normal"/>
    </style:style>
    <style:style style:name="T41" style:family="text">
      <style:text-properties fo:color="#000000" style:text-outline="false" style:text-line-through-style="none" fo:font-family="Courier" style:font-family-generic="modern" style:font-pitch="variable" fo:font-size="10pt" fo:language="en" fo:country="US" fo:font-style="normal" fo:text-shadow="none" style:text-underline-style="none" fo:font-weight="normal" style:letter-kerning="true" style:font-family-asian="'ＭＳ Ｐゴシック'" style:font-family-generic-asian="modern" style:font-pitch-asian="variable" style:font-size-asian="10pt" style:font-style-asian="normal" style:font-weight-asian="normal" style:font-family-complex="'ＭＳ Ｐゴシック'" style:font-family-generic-complex="modern" style:font-pitch-complex="variable" style:font-size-complex="10pt" style:font-style-complex="normal" style:font-weight-complex="normal" style:text-emphasize="none" style:font-relief="none" style:text-overline-style="none" style:text-overline-color="font-color"/>
    </style:style>
    <style:style style:name="T42" style:family="text">
      <style:text-properties fo:font-family="Courier" style:font-family-generic="modern" style:font-pitch="variable" fo:font-size="10pt" style:font-size-asian="10pt" style:font-size-complex="10pt"/>
    </style:style>
    <style:style style:name="T43"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fo:font-family="Verdana" style:font-family-generic="swiss" style:font-pitch="variable" fo:font-size="24pt"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46" style:family="text">
      <style:text-properties fo:color="#000000" fo:font-family="Courier" style:font-family-generic="modern" style:font-pitch="variable" fo:font-size="14pt" fo:language="en" fo:country="US" style:font-size-asian="14pt" style:font-size-complex="14pt"/>
    </style:style>
    <style:style style:name="T47" style:family="text">
      <style:text-properties fo:color="#000000" fo:font-family="Courier" style:font-family-generic="modern" style:font-pitch="variable" fo:font-size="20pt" fo:language="en" fo:country="US" style:font-family-asian="Arial" style:font-family-generic-asian="swiss" style:font-pitch-asian="variable" style:font-size-asian="20pt" style:font-family-complex="Arial" style:font-family-generic-complex="swiss" style:font-pitch-complex="variable" style:font-size-complex="20pt"/>
    </style:style>
    <style:style style:name="T48"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49"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Helvetica" style:font-family-generic-asian="swiss" style:font-size-asian="22pt" style:font-style-asian="normal" style:font-weight-asian="normal" style:font-family-complex="Helvetica" style:font-family-generic-complex="swiss" style:font-size-complex="22pt" style:font-style-complex="normal" style:font-weight-complex="normal" style:text-emphasize="none" style:font-relief="none" style:text-overline-style="none" style:text-overline-color="font-color"/>
    </style:style>
    <style:style style:name="T50" style:family="text">
      <style:text-properties fo:color="#0000ff" fo:font-family="Courier" style:font-family-generic="modern" style:font-pitch="variable" fo:font-size="14pt" fo:language="en" fo:country="US" style:font-size-asian="14pt" style:font-size-complex="14pt"/>
    </style:style>
    <style:style style:name="T51" style:family="text">
      <style:text-properties fo:color="#000000" fo:font-family="Courier" style:font-family-generic="modern"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52" style:family="text">
      <style:text-properties fo:color="#0000ff" fo:font-family="Courier" style:font-family-generic="modern"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53" style:family="text">
      <style:text-properties fo:color="#0000ff" style:text-outline="false" style:text-line-through-style="none" fo:font-family="Verdana" style:font-family-generic="swiss" style:font-pitch="variable" fo:font-size="24pt" fo:font-style="normal" fo:text-shadow="none" style:text-underline-style="solid" style:text-underline-width="auto" style:text-underline-color="font-color"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54" style:family="text">
      <style:text-properties fo:color="#0000ff"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55" style:family="text">
      <style:text-properties fo:color="#000000" fo:font-family="Courier" style:font-family-generic="modern"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56" style:family="text">
      <style:text-properties fo:color="#000000" fo:font-family="Courier" style:font-family-generic="modern" style:font-pitch="variable" fo:font-size="16pt" style:font-family-asian="Arial" style:font-family-generic-asian="swiss" style:font-pitch-asian="variable" style:font-size-asian="16pt" style:font-family-complex="Arial" style:font-family-generic-complex="swiss" style:font-pitch-complex="variable" style:font-size-complex="16pt"/>
    </style:style>
    <style:style style:name="T57" style:family="text">
      <style:text-properties fo:color="#0000ff" style:text-outline="false" style:text-line-through-style="none" fo:font-family="Verdana" style:font-family-generic="swiss" style:font-pitch="variable" fo:font-size="20pt" fo:font-style="normal" fo:text-shadow="none" style:text-underline-style="none" fo:font-weight="normal" style:letter-kerning="tru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58" style:family="text">
      <style:text-properties fo:color="#0000ff" style:text-outline="false" style:text-line-through-style="none" fo:font-family="Verdana" style:font-family-generic="swiss" style:font-pitch="variable" fo:font-size="18pt" fo:font-style="normal" fo:text-shadow="none" style:text-underline-style="none" fo:font-weight="normal" style:letter-kerning="true"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59" style:family="text">
      <style:text-properties fo:color="#000000" style:text-outline="false" style:text-line-through-style="none" fo:font-family="Verdana" style:font-family-generic="swiss" style:font-pitch="variable" fo:font-size="24pt" fo:font-style="normal" fo:text-shadow="none" style:text-underline-style="solid" style:text-underline-width="auto" style:text-underline-color="font-color"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space-before="5.08cm" text:min-label-width="1.016cm"/>
        <style:text-properties fo:font-family="Verdana" style:font-style-name="Regular" style:font-family-generic="swiss" style:use-window-font-color="true" fo:font-size="75%"/>
      </text:list-level-style-bullet>
      <text:list-level-style-bullet text:level="7" text:bullet-char="●">
        <style:list-level-properties text:space-before="6.096cm" text:min-label-width="1.016cm"/>
        <style:text-properties fo:font-family="Verdana" style:font-style-name="Regular" style:font-family-generic="swiss" style:use-window-font-color="true" fo:font-size="75%"/>
      </text:list-level-style-bullet>
      <text:list-level-style-bullet text:level="8" text:bullet-char="●">
        <style:list-level-properties text:space-before="7.112cm" text:min-label-width="1.016cm"/>
        <style:text-properties fo:font-family="Verdana" style:font-style-name="Regular" style:font-family-generic="swiss" style:use-window-font-color="true" fo:font-size="75%"/>
      </text:list-level-style-bullet>
      <text:list-level-style-bullet text:level="9" text:bullet-char="●">
        <style:list-level-properties text:space-before="8.128cm" text:min-label-width="1.016cm"/>
        <style:text-properties fo:font-family="Verdana" style:font-style-name="Regular" style:font-family-generic="swiss" style:use-window-font-color="true" fo:font-size="75%"/>
      </text:list-level-style-bullet>
      <text:list-level-style-bullet text:level="10" text:bullet-char="●">
        <style:list-level-properties text:space-before="9.144cm" text:min-label-width="1.016cm"/>
        <style:text-properties fo:font-family="Verdana" style:font-style-name="Regular" style:font-family-generic="swiss" style:use-window-font-color="true" fo:font-size="75%"/>
      </text:list-level-style-bullet>
    </text:list-style>
    <text:list-style style:name="L3">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min-label-width="1.27cm"/>
        <style:text-properties fo:font-family="Verdana" style:font-style-name="Regular" style:font-family-generic="swiss" style:use-window-font-color="true" fo:font-size="75%"/>
      </text:list-level-style-bullet>
      <text:list-level-style-bullet text:level="7" text:bullet-char="●">
        <style:list-level-properties text:min-label-width="1.27cm"/>
        <style:text-properties fo:font-family="Verdana" style:font-style-name="Regular" style:font-family-generic="swiss" style:use-window-font-color="true" fo:font-size="75%"/>
      </text:list-level-style-bullet>
      <text:list-level-style-bullet text:level="8" text:bullet-char="●">
        <style:list-level-properties text:min-label-width="1.27cm"/>
        <style:text-properties fo:font-family="Verdana" style:font-style-name="Regular" style:font-family-generic="swiss" style:use-window-font-color="true" fo:font-size="75%"/>
      </text:list-level-style-bullet>
      <text:list-level-style-bullet text:level="9" text:bullet-char="●">
        <style:list-level-properties text:min-label-width="1.27cm"/>
        <style:text-properties fo:font-family="Verdana" style:font-style-name="Regular" style:font-family-generic="swiss" style:use-window-font-color="true" fo:font-size="75%"/>
      </text:list-level-style-bullet>
      <text:list-level-style-bullet text:level="10" text:bullet-char="●">
        <style:list-level-properties text:min-label-width="1.27cm"/>
        <style:text-properties fo:font-family="Verdana" style:font-style-name="Regular" style:font-family-generic="swiss" style:use-window-font-color="true" fo:font-size="75%"/>
      </text:list-level-style-bullet>
    </text:list-style>
    <text:list-style style:name="L4">
      <text:list-level-style-bullet text:level="1" text:bullet-char="●">
        <style:list-level-properties text:min-label-width="1.016cm"/>
        <style:text-properties fo:font-family="StarSymbol" style:use-window-font-color="true" fo:font-size="50%"/>
      </text:list-level-style-bullet>
      <text:list-level-style-bullet text:level="2" text:bullet-char="●">
        <style:list-level-properties text:space-before="1.016cm" text:min-label-width="1.016cm"/>
        <style:text-properties fo:font-family="StarSymbol" style:use-window-font-color="true" fo:font-size="50%"/>
      </text:list-level-style-bullet>
      <text:list-level-style-bullet text:level="3" text:bullet-char="●">
        <style:list-level-properties text:space-before="2.032cm" text:min-label-width="1.016cm"/>
        <style:text-properties fo:font-family="StarSymbol" style:use-window-font-color="true" fo:font-size="50%"/>
      </text:list-level-style-bullet>
      <text:list-level-style-bullet text:level="4" text:bullet-char="●">
        <style:list-level-properties text:space-before="3.048cm" text:min-label-width="1.016cm"/>
        <style:text-properties fo:font-family="StarSymbol" style:use-window-font-color="true" fo:font-size="50%"/>
      </text:list-level-style-bullet>
      <text:list-level-style-bullet text:level="5" text:bullet-char="●">
        <style:list-level-properties text:space-before="4.064cm" text:min-label-width="1.016cm"/>
        <style:text-properties fo:font-family="StarSymbol" style:use-window-font-color="true" fo:font-size="50%"/>
      </text:list-level-style-bullet>
      <text:list-level-style-bullet text:level="6" text:bullet-char="●">
        <style:list-level-properties text:space-before="5.08cm" text:min-label-width="1.016cm"/>
        <style:text-properties fo:font-family="StarSymbol" style:use-window-font-color="true" fo:font-size="50%"/>
      </text:list-level-style-bullet>
      <text:list-level-style-bullet text:level="7" text:bullet-char="●">
        <style:list-level-properties text:space-before="6.096cm" text:min-label-width="1.016cm"/>
        <style:text-properties fo:font-family="StarSymbol" style:use-window-font-color="true" fo:font-size="50%"/>
      </text:list-level-style-bullet>
      <text:list-level-style-bullet text:level="8" text:bullet-char="●">
        <style:list-level-properties text:space-before="7.112cm" text:min-label-width="1.016cm"/>
        <style:text-properties fo:font-family="StarSymbol" style:use-window-font-color="true" fo:font-size="50%"/>
      </text:list-level-style-bullet>
      <text:list-level-style-bullet text:level="9" text:bullet-char="●">
        <style:list-level-properties text:space-before="8.128cm" text:min-label-width="1.016cm"/>
        <style:text-properties fo:font-family="StarSymbol" style:use-window-font-color="true" fo:font-size="50%"/>
      </text:list-level-style-bullet>
      <text:list-level-style-bullet text:level="10" text:bullet-char="●">
        <style:list-level-properties text:space-before="9.144cm" text:min-label-width="1.016cm"/>
        <style:text-properties fo:font-family="StarSymbol" style:use-window-font-color="true" fo:font-size="50%"/>
      </text:list-level-style-bullet>
    </text:list-style>
    <text:list-style style:name="L5">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office:automatic-styles>
  <office:body>
    <office:presentation>
      <draw:page draw:name="page1" draw:style-name="dp1" draw:master-page-name="template" presentation:presentation-page-layout-name="AL1T0">
        <office:forms form:automatic-focus="false" form:apply-design-mode="false"/>
        <draw:frame presentation:style-name="pr1" draw:text-style-name="P2" draw:layer="layout" svg:width="24.765cm" svg:height="14.605cm" svg:x="1.652cm" svg:y="5.081cm">
          <draw:text-box>
            <text:p text:style-name="P1"><text:span text:style-name="T1">Core Spring</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emplate" presentation:presentation-page-layout-name="AL2T1">
        <office:forms form:automatic-focus="false" form:apply-design-mode="false"/>
        <draw:frame presentation:style-name="pr3" draw:text-style-name="P3" draw:layer="layout" svg:width="24.976cm" svg:height="14.42cm" svg:x="1.524cm" svg:y="5.08cm">
          <draw:text-box>
            <text:p><text:span text:style-name="T2">Dependency Injection Using XML - Advanced Features / Best Practices</text:span></text:p>
            <text:p><text:span text:style-name="T2"/></text:p>
            <text:p><text:span text:style-name="T2">Chapter 6</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template" presentation:presentation-page-layout-name="AL2T1">
        <office:forms form:automatic-focus="false" form:apply-design-mode="false"/>
        <draw:frame presentation:style-name="pr5" draw:text-style-name="P4" draw:layer="layout" svg:width="24.765cm" svg:height="2.54cm" svg:x="1.654cm" svg:y="1.273cm" presentation:class="title" presentation:user-transformed="true">
          <draw:text-box>
            <text:p><text:span text:style-name="T3">Chapter Topics</text:span><text:span text:style-name="T3"><text:line-break/></text:span><text:span text:style-name="T3"/></text:p>
          </draw:text-box>
        </draw:frame>
        <draw:frame presentation:style-name="pr6" draw:text-style-name="P5" draw:layer="layout" svg:width="24.765cm" svg:height="14.605cm" svg:x="1.651cm" svg:y="5.08cm" presentation:class="outline" presentation:user-transformed="true">
          <draw:text-box>
            <text:list text:style-name="L2">
              <text:list-item>
                <text:p text:style-name="P5"><text:span text:style-name="T4">Factory Methods, Classes And Interfaces</text:span></text:p>
              </text:list-item>
              <text:list-item>
                <text:p text:style-name="P5"><text:span text:style-name="T5">The "c" And "p" Namespaces</text:span></text:p>
              </text:list-item>
              <text:list-item>
                <text:p text:style-name="P5"><text:span text:style-name="T5">Profiles</text:span></text:p>
              </text:list-item>
              <text:list-item>
                <text:p text:style-name="P5"><text:span text:style-name="T5">Externalizing Values To Properties Files</text:span></text:p>
              </text:list-item>
              <text:list-item>
                <text:p text:style-name="P5"><text:span text:style-name="T5">Working With Multiple Configuration Files</text:span></text:p>
              </text:list-item>
              <text:list-item>
                <text:p text:style-name="P5"><text:span text:style-name="T5">Bean Definition Inheritance</text:span></text:p>
              </text:list-item>
              <text:list-item>
                <text:p text:style-name="P5"><text:span text:style-name="T5">Inner Beans</text:span></text:p>
              </text:list-item>
              <text:list-item>
                <text:p text:style-name="P5"><text:span text:style-name="T5">Collections</text:span></text:p>
              </text:list-item>
              <text:list-item>
                <text:p text:style-name="P5"><text:span text:style-name="T5">Spring Expression Language (SpEL)</text:span></text:p>
              </text:list-item>
              <text:list-item>
                <text:p text:style-name="P5"><text:span text:style-name="T5">Review</text:span></text:p>
              </text:list-item>
            </text:list>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template" presentation:presentation-page-layout-name="AL2T1">
        <office:forms form:automatic-focus="false" form:apply-design-mode="false"/>
        <draw:frame presentation:style-name="pr5" draw:text-style-name="P4" draw:layer="layout" svg:width="24.765cm" svg:height="2.54cm" svg:x="1.655cm" svg:y="1.274cm" presentation:class="title" presentation:user-transformed="true">
          <draw:text-box>
            <text:p><text:span text:style-name="T6">Advanced XML Configuration</text:span><text:span text:style-name="T6"><text:line-break/></text:span><text:span text:style-name="T6"/></text:p>
          </draw:text-box>
        </draw:frame>
        <draw:frame presentation:style-name="pr7" draw:text-style-name="P6" draw:layer="layout" svg:width="24.765cm" svg:height="14.605cm" svg:x="1.651cm" svg:y="5.08cm" presentation:class="outline" presentation:user-transformed="true">
          <draw:text-box>
            <text:list text:style-name="L2">
              <text:list-item>
                <text:p text:style-name="P5"><text:span text:style-name="T4">Before Java based configuration was ever introduced, developers were often confronted with the following problem:</text:span></text:p>
                <text:list>
                  <text:list-item>
                    <text:p><text:span text:style-name="T7">How do we integrate legacy factory code into a Spring application, so that these factories can benefit from Spring features like</text:span></text:p>
                    <text:list>
                      <text:list-item>
                        <text:p><text:span text:style-name="T8">Dependency Injection</text:span></text:p>
                      </text:list-item>
                      <text:list-item>
                        <text:p><text:span text:style-name="T8">Aspect Orientation</text:span></text:p>
                      </text:list-item>
                      <text:list-item>
                        <text:p><text:span text:style-name="T8">Enterprise Integration</text:span></text:p>
                      </text:list-item>
                    </text:list>
                  </text:list-item>
                </text:list>
              </text:list-item>
              <text:list-item>
                <text:p><text:span text:style-name="T4">Spring provides several ways to integrate legacy factory code into a Spring application with little or no modification to the existing codebase</text:span></text:p>
              </text:list-item>
            </text:list>
            <text:list text:style-name="L3">
              <text:list-item>
                <text:list>
                  <text:list-item>
                    <text:p><text:span text:style-name="T7">Factory Methods</text:span></text:p>
                  </text:list-item>
                  <text:list-item>
                    <text:p><text:span text:style-name="T7">Factory Classes</text:span></text:p>
                  </text:list-item>
                  <text:list-item>
                    <text:p><text:span text:style-name="T7">FactoryBean Interface</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template" presentation:presentation-page-layout-name="AL2T1">
        <office:forms form:automatic-focus="false" form:apply-design-mode="false"/>
        <draw:frame presentation:style-name="pr5" draw:text-style-name="P4" draw:layer="layout" svg:width="24.765cm" svg:height="2.54cm" svg:x="1.655cm" svg:y="1.274cm" presentation:class="title" presentation:user-transformed="true">
          <draw:text-box>
            <text:p><text:span text:style-name="T6">Factory Method</text:span><text:span text:style-name="T6"><text:line-break/></text:span><text:span text:style-name="T6"/></text:p>
          </draw:text-box>
        </draw:frame>
        <draw:frame presentation:style-name="pr8" draw:text-style-name="P8" draw:layer="layout" svg:width="24.765cm" svg:height="14.605cm" svg:x="1.651cm" svg:y="5.08cm" presentation:class="outline" presentation:user-transformed="true">
          <draw:text-box>
            <text:list text:style-name="L2">
              <text:list-item>
                <text:p text:style-name="P7"><text:span text:style-name="T7">Spring's factory-method attribute is a useful way to integrate factory methods (as might be found in a legacy singleton) into a Spring application without modifying the existing codebase</text:span></text:p>
                <text:list>
                  <text:list-item>
                    <text:p><text:span text:style-name="T8">The factory-method attribute tells Spring to use the designated method (in this case static) to create an instance of the enclosing class in lieu of the constructor for the class</text:span></text:p>
                  </text:list-item>
                </text:list>
              </text:list-item>
              <text:list-item>
                <text:p><text:span text:style-name="T7">Demonstration: FactoryMethod</text:span></text:p>
              </text:list-item>
            </text:list>
          </draw:text-box>
        </draw:frame>
        <draw:rect draw:style-name="gr2" draw:text-style-name="P9" draw:layer="layout" svg:width="24.765cm" svg:height="4.699cm" svg:x="1.651cm" svg:y="9.101cm">
          <text:p><text:span text:style-name="T9">package sample;</text:span></text:p>
          <text:p><text:span text:style-name="T9">public class Singleton {</text:span></text:p>
          <text:p><text:span text:style-name="T9"><text:s text:c="4"/></text:span><text:span text:style-name="T9">private static Singleton singleton = new Singleton();</text:span></text:p>
          <text:p><text:span text:style-name="T9"><text:s text:c="4"/></text:span><text:span text:style-name="T9">private Singleton() { ... }</text:span></text:p>
          <text:p><text:span text:style-name="T9"><text:s text:c="4"/></text:span><text:span text:style-name="T9">public static Singleton getInstance() </text:span></text:p>
          <text:p><text:span text:style-name="T9"><text:s text:c="8"/></text:span><text:span text:style-name="T9">{ return singleton; }</text:span></text:p>
          <text:p><text:span text:style-name="T9">} <text:s text:c="60"/></text:span></text:p>
        </draw:rect>
        <draw:rect draw:style-name="gr2" draw:text-style-name="P10" draw:layer="layout" svg:width="24.765cm" svg:height="1.524cm" svg:x="1.651cm" svg:y="14.087cm">
          <text:p text:style-name="P10"><text:span text:style-name="T9">&lt;bean id="singleton" </text:span></text:p>
          <text:p text:style-name="P10"><text:span text:style-name="T9"><text:s text:c="4"/></text:span><text:span text:style-name="T9">class="sample.Singleton" factory-method="getInstance"/&gt; <text:s text:c="2"/></text:span></text:p>
        </draw:rect>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template" presentation:presentation-page-layout-name="AL2T1">
        <office:forms form:automatic-focus="false" form:apply-design-mode="false"/>
        <draw:frame presentation:style-name="pr5" draw:text-style-name="P4" draw:layer="layout" svg:width="24.765cm" svg:height="2.54cm" svg:x="1.655cm" svg:y="1.275cm" presentation:class="title" presentation:user-transformed="true">
          <draw:text-box>
            <text:p><text:span text:style-name="T6">Factory Class (1 Of 2)</text:span><text:span text:style-name="T6"><text:line-break/></text:span><text:span text:style-name="T6"/></text:p>
          </draw:text-box>
        </draw:frame>
        <draw:frame presentation:style-name="pr9" draw:text-style-name="P11" draw:layer="layout" svg:width="24.765cm" svg:height="14.605cm" svg:x="1.651cm" svg:y="5.08cm" presentation:class="outline" presentation:user-transformed="true">
          <draw:text-box>
            <text:list text:style-name="L2">
              <text:list-item>
                <text:p text:style-name="P5"><text:span text:style-name="T4">Spring also allows you to externalize object creation to a separate factory class implemented as an ordinary POJO without modifying the existing codebase</text:span></text:p>
              </text:list-item>
            </text:list>
          </draw:text-box>
        </draw:frame>
        <draw:rect draw:style-name="gr2" draw:text-style-name="P12" draw:layer="layout" svg:width="24.765cm" svg:height="1.245cm" svg:x="1.652cm" svg:y="8.401cm">
          <text:p><text:span text:style-name="T10">package sample;</text:span></text:p>
          <text:p><text:span text:style-name="T10">public class Product { ... } <text:s text:c="52"/></text:span></text:p>
        </draw:rect>
        <draw:rect draw:style-name="gr2" draw:text-style-name="P12" draw:layer="layout" svg:width="24.765cm" svg:height="2.235cm" svg:x="1.653cm" svg:y="9.901cm">
          <text:p><text:span text:style-name="T10">package sample;</text:span></text:p>
          <text:p><text:span text:style-name="T10">public class Factory {</text:span></text:p>
          <text:p><text:span text:style-name="T10"><text:s text:c="4"/></text:span><text:span text:style-name="T10">public Product getProduct() { return new Product( ... ); }</text:span></text:p>
          <text:p><text:span text:style-name="T10">} <text:s text:c="79"/></text:span></text:p>
        </draw:rect>
        <draw:rect draw:style-name="gr2" draw:text-style-name="P9" draw:layer="layout" svg:width="24.765cm" svg:height="4.699cm" svg:x="1.652cm" svg:y="13.902cm">
          <text:p><text:span text:style-name="T11">// Spring specific imports omitted.</text:span></text:p>
          <text:p><text:span text:style-name="T11">public class Main {</text:span></text:p>
          <text:p><text:span text:style-name="T11"><text:s text:c="4"/></text:span><text:span text:style-name="T11">public static void main( String[] args ) {</text:span></text:p>
          <text:p><text:span text:style-name="T11"><text:s text:c="8"/></text:span><text:span text:style-name="T11">ApplicationContext applicationContext = </text:span></text:p>
          <text:p><text:span text:style-name="T11"><text:s text:c="12"/></text:span><text:span text:style-name="T11">new ClassPathXmlApplicationContext("applicationContext.xml");</text:span></text:p>
          <text:p><text:span text:style-name="T11"><text:s text:c="8"/></text:span><text:span text:style-name="T11">Product product = (Product) applicationContext.getBean("product");</text:span></text:p>
          <text:p><text:span text:style-name="T11"><text:s text:c="8"/></text:span><text:span text:style-name="T11">...</text:span></text:p>
          <text:p><text:span text:style-name="T11"><text:s text:c="4"/></text:span><text:span text:style-name="T11">} <text:s text:c="49"/></text:span></text:p>
          <text:p><text:span text:style-name="T12">} <text:s text:c="79"/></text:span></text:p>
        </draw:rect>
        <draw:rect draw:style-name="gr2" draw:text-style-name="P12" draw:layer="layout" svg:width="24.765cm" svg:height="1.245cm" svg:x="1.654cm" svg:y="12.402cm">
          <text:p><text:span text:style-name="T10">&lt;bean id="factory" class="sample.Factory" /&gt;</text:span></text:p>
          <text:p><text:span text:style-name="T10">&lt;bean id="product" factory-bean="factory" factory-method="getProduct"/&gt; <text:s text:c="9"/></text:span></text:p>
        </draw:rect>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template" presentation:presentation-page-layout-name="AL2T1">
        <office:forms form:automatic-focus="false" form:apply-design-mode="false"/>
        <draw:frame presentation:style-name="pr5" draw:text-style-name="P4" draw:layer="layout" svg:width="24.765cm" svg:height="2.54cm" svg:x="1.656cm" svg:y="1.275cm" presentation:class="title" presentation:user-transformed="true">
          <draw:text-box>
            <text:p><text:span text:style-name="T6">Factory Class (2 Of 2)</text:span><text:span text:style-name="T6"><text:line-break/></text:span><text:span text:style-name="T6"/></text:p>
          </draw:text-box>
        </draw:frame>
        <draw:frame presentation:style-name="pr10" draw:text-style-name="P13" draw:layer="layout" svg:width="24.765cm" svg:height="14.605cm" svg:x="1.651cm" svg:y="5.08cm" presentation:class="outline" presentation:user-transformed="true">
          <draw:text-box>
            <text:list text:style-name="L2">
              <text:list-item>
                <text:p text:style-name="P5"><text:span text:style-name="T4">Spring's factory-bean attribute, used in conjunction with its factory-method attribute, is a useful way to integrate factory classes (as might be found in a legacy application) into a Spring application</text:span></text:p>
                <text:list>
                  <text:list-item>
                    <text:p><text:span text:style-name="T7">The factory-bean attribute (which substitutes for the class attribute) tells Spring the identity of the class to use to create an instance of the encompassing Spring bean</text:span></text:p>
                  </text:list-item>
                  <text:list-item>
                    <text:p><text:span text:style-name="T7">The factory-method attribute tells Spring which method of that factory-class to use to create an instance of this Spring bean</text:span></text:p>
                    <text:list>
                      <text:list-item>
                        <text:p><text:span text:style-name="T8">Since there could be many methods in the factory class</text:span></text:p>
                      </text:list-item>
                    </text:list>
                  </text:list-item>
                </text:list>
              </text:list-item>
              <text:list-item>
                <text:p><text:span text:style-name="T4">Demonstration: FactoryInstance</text:span></text:p>
              </text:list-item>
            </text:list>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template" presentation:presentation-page-layout-name="AL2T1">
        <office:forms form:automatic-focus="false" form:apply-design-mode="false"/>
        <draw:frame presentation:style-name="pr5" draw:text-style-name="P4" draw:layer="layout" svg:width="24.765cm" svg:height="2.54cm" svg:x="1.656cm" svg:y="1.275cm" presentation:class="title" presentation:user-transformed="true">
          <draw:text-box>
            <text:p><text:span text:style-name="T6">Spring's FactoryBean Interface (1 Of 3)</text:span><text:span text:style-name="T6"><text:line-break/></text:span><text:span text:style-name="T6"/></text:p>
          </draw:text-box>
        </draw:frame>
        <draw:frame presentation:style-name="pr11" draw:text-style-name="P13" draw:layer="layout" svg:width="24.765cm" svg:height="14.605cm" svg:x="1.651cm" svg:y="5.08cm" presentation:class="outline" presentation:user-transformed="true">
          <draw:text-box>
            <text:list text:style-name="L2">
              <text:list-item>
                <text:p text:style-name="P5"><text:span text:style-name="T4">The use of legacy factory classes in Spring is so common that the developers at Spring decided to make it easier to do by</text:span></text:p>
                <text:list>
                  <text:list-item>
                    <text:p><text:span text:style-name="T7">Providing a Spring interface to simplify the declaration of Spring FactoryBeans</text:span></text:p>
                  </text:list-item>
                  <text:list-item>
                    <text:p><text:span text:style-name="T7">Providing several useful default implementations of Spring FactoryBeans out of the box, useful for</text:span></text:p>
                  </text:list-item>
                </text:list>
              </text:list-item>
            </text:list>
            <text:list text:style-name="L3">
              <text:list-item>
                <text:list>
                  <text:list-item>
                    <text:list>
                      <text:list-item>
                        <text:p><text:span text:style-name="T8">Retrieving remote resources via JNDI</text:span></text:p>
                      </text:list-item>
                      <text:list-item>
                        <text:p><text:span text:style-name="T8">Creating remoting proxies</text:span></text:p>
                      </text:list-item>
                      <text:list-item>
                        <text:p><text:span text:style-name="T8">Configuring data access</text:span></text:p>
                      </text:list-item>
                      <text:list-item>
                        <text:p><text:span text:style-name="T8">Configuring message services</text:span></text:p>
                      </text:list-item>
                      <text:list-item>
                        <text:p><text:span text:style-name="T8">Configuring transaction managers</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template" presentation:presentation-page-layout-name="AL2T1">
        <office:forms form:automatic-focus="false" form:apply-design-mode="false"/>
        <draw:rect draw:style-name="gr2" draw:text-style-name="P12" draw:layer="layout" svg:width="24.765cm" svg:height="2.743cm" svg:x="1.651cm" svg:y="5.08cm">
          <text:p><text:span text:style-name="T13">public interface FactoryBean&lt;T&gt; {</text:span></text:p>
          <text:p text:style-name="P14"><text:span text:style-name="T13"><text:s text:c="4"/></text:span><text:span text:style-name="T13">T getObject() throws Exception;</text:span></text:p>
          <text:p text:style-name="P14"><text:span text:style-name="T13"><text:s text:c="4"/></text:span><text:span text:style-name="T13">Class&lt;? extends T&gt; getObjectType();</text:span></text:p>
          <text:p text:style-name="P14"><text:span text:style-name="T13"><text:s text:c="4"/></text:span><text:span text:style-name="T13">boolean isSingleton();</text:span></text:p>
          <text:p text:style-name="P14"><text:span text:style-name="T13">} <text:s text:c="79"/></text:span></text:p>
        </draw:rect>
        <draw:rect draw:style-name="gr2" draw:text-style-name="P12" draw:layer="layout" svg:width="24.765cm" svg:height="3.226cm" svg:x="1.654cm" svg:y="9.601cm">
          <text:p><text:span text:style-name="T14">package sample;</text:span></text:p>
          <text:p><text:span text:style-name="T14">public class Factory implements FactoryBean&lt;Product&gt; {</text:span></text:p>
          <text:p><text:span text:style-name="T14"><text:s text:c="4"/></text:span><text:span text:style-name="T14">public Product getObject() throws Exception { return new Product( ... ); } </text:span></text:p>
          <text:p><text:span text:style-name="T14"><text:s text:c="4"/></text:span><text:span text:style-name="T14">public Class&lt;?&gt; getObjectType() { return Product.class; }</text:span></text:p>
          <text:p><text:span text:style-name="T14"><text:s text:c="4"/></text:span><text:span text:style-name="T14">public boolean isSingleton() { return true; }</text:span></text:p>
          <text:p><text:span text:style-name="T14">} <text:s text:c="79"/></text:span></text:p>
        </draw:rect>
        <draw:rect draw:style-name="gr2" draw:text-style-name="P9" draw:layer="layout" svg:width="24.765cm" svg:height="4.699cm" svg:x="1.653cm" svg:y="14.102cm">
          <text:p><text:span text:style-name="T11">// Spring specific imports omitted.</text:span></text:p>
          <text:p><text:span text:style-name="T11">public class Main {</text:span></text:p>
          <text:p><text:span text:style-name="T11"><text:s text:c="4"/></text:span><text:span text:style-name="T11">public static void main( String[] args ) {</text:span></text:p>
          <text:p><text:span text:style-name="T11"><text:s text:c="8"/></text:span><text:span text:style-name="T11">ApplicationContext applicationContext = </text:span></text:p>
          <text:p><text:span text:style-name="T11"><text:s text:c="12"/></text:span><text:span text:style-name="T11">new ClassPathXmlApplicationContext("applicationContext.xml");</text:span></text:p>
          <text:p><text:span text:style-name="T11"><text:s text:c="8"/></text:span><text:span text:style-name="T11">Product product = (Product) applicationContext.getBean("product");</text:span></text:p>
          <text:p><text:span text:style-name="T11"><text:s text:c="8"/></text:span><text:span text:style-name="T11">...</text:span></text:p>
          <text:p><text:span text:style-name="T11"><text:s text:c="4"/></text:span><text:span text:style-name="T11">} <text:s text:c="49"/></text:span></text:p>
          <text:p><text:span text:style-name="T12">} <text:s text:c="79"/></text:span></text:p>
        </draw:rect>
        <draw:rect draw:style-name="gr2" draw:text-style-name="P12" draw:layer="layout" svg:width="24.765cm" svg:height="0.737cm" svg:x="1.655cm" svg:y="13.102cm">
          <text:p><text:span text:style-name="T10">&lt;bean id="product" class="sample.Factory"/&gt; <text:s text:c="37"/></text:span></text:p>
        </draw:rect>
        <draw:frame presentation:style-name="pr5" draw:text-style-name="P4" draw:layer="layout" svg:width="24.765cm" svg:height="2.54cm" svg:x="1.657cm" svg:y="1.275cm" presentation:class="title" presentation:user-transformed="true">
          <draw:text-box>
            <text:p><text:span text:style-name="T6">Spring's FactoryBean Interface (2 Of 3)</text:span><text:span text:style-name="T6"><text:line-break/></text:span><text:span text:style-name="T6"/></text:p>
          </draw:text-box>
        </draw:frame>
        <draw:rect draw:style-name="gr2" draw:text-style-name="P12" draw:layer="layout" svg:width="24.765cm" svg:height="1.245cm" svg:x="1.653cm" svg:y="8.102cm">
          <text:p><text:span text:style-name="T10">package sample;</text:span></text:p>
          <text:p><text:span text:style-name="T10">public class Product { ... } <text:s text:c="52"/></text:span></text:p>
        </draw:rect>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template" presentation:presentation-page-layout-name="AL2T1">
        <office:forms form:automatic-focus="false" form:apply-design-mode="false"/>
        <draw:frame presentation:style-name="pr5" draw:text-style-name="P4" draw:layer="layout" svg:width="24.765cm" svg:height="2.54cm" svg:x="1.657cm" svg:y="1.276cm" presentation:class="title" presentation:user-transformed="true">
          <draw:text-box>
            <text:p><text:span text:style-name="T6">Spring's FactoryBean Interface (3 Of 3)</text:span><text:span text:style-name="T6"><text:line-break/></text:span><text:span text:style-name="T6"/></text:p>
          </draw:text-box>
        </draw:frame>
        <draw:frame presentation:style-name="pr12" draw:text-style-name="P11" draw:layer="layout" svg:width="24.765cm" svg:height="14.605cm" svg:x="1.651cm" svg:y="5.08cm" presentation:class="outline" presentation:user-transformed="true">
          <draw:text-box>
            <text:list text:style-name="L2">
              <text:list-item>
                <text:p text:style-name="P5"><text:span text:style-name="T4">Key Features</text:span></text:p>
                <text:list>
                  <text:list-item>
                    <text:p><text:span text:style-name="T7">Identify the product class (the bean being manufactured) by its factory class</text:span></text:p>
                    <text:list>
                      <text:list-item>
                        <text:p><text:span text:style-name="T8">No need to declare the bean manufactured by the factory explicitly</text:span></text:p>
                      </text:list-item>
                      <text:list-item>
                        <text:p><text:span text:style-name="T8">The product is detected automatically by the presence of the interface on the factory</text:span></text:p>
                      </text:list-item>
                    </text:list>
                  </text:list-item>
                  <text:list-item>
                    <text:p><text:span text:style-name="T7">Because the class implements the FactoryBean interface, Spring knows which method to invoke to create the product bean</text:span></text:p>
                    <text:list>
                      <text:list-item>
                        <text:p><text:span text:style-name="T8">Unlike the factory class technique illustrated in previous slides</text:span></text:p>
                      </text:list-item>
                    </text:list>
                  </text:list-item>
                </text:list>
              </text:list-item>
              <text:list-item>
                <text:p><text:span text:style-name="T4">Demonstration: FactoryBeanInterface</text:span></text:p>
              </text:list-item>
            </text:list>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template" presentation:presentation-page-layout-name="AL2T1">
        <office:forms form:automatic-focus="false" form:apply-design-mode="false"/>
        <draw:frame presentation:style-name="pr5" draw:text-style-name="P4" draw:layer="layout" svg:width="24.765cm" svg:height="2.54cm" svg:x="1.658cm" svg:y="1.277cm" presentation:class="title" presentation:user-transformed="true">
          <draw:text-box>
            <text:p><text:span text:style-name="T6">Example: Spring's FactoryBean Interface</text:span><text:span text:style-name="T6"><text:line-break/></text:span><text:span text:style-name="T6"/></text:p>
          </draw:text-box>
        </draw:frame>
        <draw:frame presentation:style-name="pr13" draw:text-style-name="P11" draw:layer="layout" svg:width="24.765cm" svg:height="14.605cm" svg:x="1.652cm" svg:y="5.081cm" presentation:class="outline" presentation:user-transformed="true">
          <draw:text-box>
            <text:list text:style-name="L2">
              <text:list-item>
                <text:p text:style-name="P5"><text:span text:style-name="T4">Creating an In-Memory database for development and testing</text:span></text:p>
              </text:list-item>
            </text:list>
          </draw:text-box>
        </draw:frame>
        <draw:rect draw:style-name="gr2" draw:text-style-name="P15" draw:layer="layout" svg:width="24.765cm" svg:height="6.198cm" svg:x="1.651cm" svg:y="7.41cm">
          <text:p text:style-name="P10"><text:span text:style-name="T15">&lt;bean id="dataSource"</text:span></text:p>
          <text:p text:style-name="P10"><text:span text:style-name="T15"><text:s text:c="4"/></text:span><text:span text:style-name="T15">class="org.springframework.jdbc.datasource.embedded.EmbeddedDatabaseFactoryBean"&gt;</text:span></text:p>
          <text:p text:style-name="P10"><text:span text:style-name="T15"><text:s text:c="4"/></text:span><text:span text:style-name="T15">&lt;property name="databasePopulator" ref="populator"/&gt;</text:span></text:p>
          <text:p text:style-name="P10"><text:span text:style-name="T15">&lt;/bean&gt; <text:s text:c="8"/></text:span></text:p>
          <text:p text:style-name="P10"><text:span text:style-name="T15">&lt;bean id="populator"</text:span></text:p>
          <text:p text:style-name="P10"><text:span text:style-name="T15"><text:s text:c="4"/></text:span><text:span text:style-name="T15">class="org.springframework.jdbc.datasource.init.ResourceDatabasePopulator"&gt;</text:span></text:p>
          <text:p text:style-name="P10"><text:span text:style-name="T15"><text:s text:c="4"/></text:span><text:span text:style-name="T15">&lt;property name="scripts"&gt;</text:span></text:p>
          <text:p text:style-name="P10"><text:span text:style-name="T15"><text:s text:c="8"/></text:span><text:span text:style-name="T15">&lt;list&gt;</text:span></text:p>
          <text:p text:style-name="P10"><text:span text:style-name="T15"><text:s text:c="12"/></text:span><text:span text:style-name="T15">&lt;value&gt;</text:span></text:p>
          <text:p text:style-name="P10"><text:span text:style-name="T15"><text:s text:c="16"/></text:span><text:span text:style-name="T15">classpath:testdb/setup.sql</text:span></text:p>
          <text:p text:style-name="P10"><text:span text:style-name="T15"><text:s text:c="12"/></text:span><text:span text:style-name="T15">&lt;/value&gt;</text:span></text:p>
          <text:p text:style-name="P10"><text:span text:style-name="T15"><text:s text:c="8"/></text:span><text:span text:style-name="T15">&lt;/list&gt;</text:span></text:p>
          <text:p text:style-name="P10"><text:span text:style-name="T15"><text:s text:c="4"/></text:span><text:span text:style-name="T15">&lt;/property&gt;</text:span></text:p>
          <text:p text:style-name="P10"><text:span text:style-name="T15">&lt;/bean&gt; <text:s text:c="87"/></text:span></text:p>
        </draw:rect>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template" presentation:presentation-page-layout-name="AL2T1">
        <office:forms form:automatic-focus="false" form:apply-design-mode="false"/>
        <draw:frame presentation:style-name="pr14" draw:text-style-name="P17" draw:layer="layout" svg:width="24.765cm" svg:height="14.605cm" svg:x="1.651cm" svg:y="5.08cm" presentation:class="outline" presentation:user-transformed="true">
          <draw:text-box>
            <text:list text:style-name="L2">
              <text:list-item>
                <text:p text:style-name="P16"><text:span text:style-name="T16">FactoryBeans are widely used within Spring</text:span></text:p>
              </text:list-item>
            </text:list>
            <text:list text:style-name="L3">
              <text:list-item>
                <text:list>
                  <text:list-item>
                    <text:p><text:span text:style-name="T17">EmbeddedDatabaseFactoryBean</text:span></text:p>
                  </text:list-item>
                  <text:list-item>
                    <text:p><text:span text:style-name="T17">JndiObjectFactoryBean</text:span></text:p>
                    <text:list>
                      <text:list-item>
                        <text:p><text:span text:style-name="T18">One option for looking up JNDI objects</text:span></text:p>
                      </text:list-item>
                    </text:list>
                  </text:list-item>
                  <text:list-item>
                    <text:p><text:span text:style-name="T17">FactoryBeans for creating remoting proxies</text:span></text:p>
                  </text:list-item>
                  <text:list-item>
                    <text:p><text:span text:style-name="T17">FactoryBeans for configuring data access technologies like JPA, Hibernate or MyBatis</text:span></text:p>
                  </text:list-item>
                </text:list>
              </text:list-item>
            </text:list>
          </draw:text-box>
        </draw:frame>
        <draw:frame presentation:style-name="pr15" draw:text-style-name="P18" draw:layer="layout" svg:width="24.74cm" svg:height="2.54cm" svg:x="1.651cm" svg:y="1.27cm" presentation:class="title" presentation:user-transformed="true">
          <draw:text-box>
            <text:p><text:span text:style-name="T19">Factory Beans In Spring</text:span><text:span text:style-name="T19"><text:line-break/></text:span><text:span text:style-name="T19"/></text:p>
          </draw:text-box>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template" presentation:presentation-page-layout-name="AL2T1">
        <office:forms form:automatic-focus="false" form:apply-design-mode="false"/>
        <draw:frame presentation:style-name="pr5" draw:text-style-name="P4" draw:layer="layout" svg:width="24.765cm" svg:height="2.54cm" svg:x="1.654cm" svg:y="1.273cm" presentation:class="title" presentation:user-transformed="true">
          <draw:text-box>
            <text:p><text:span text:style-name="T3">Chapter Topics</text:span><text:span text:style-name="T3"><text:line-break/></text:span><text:span text:style-name="T3"/></text:p>
          </draw:text-box>
        </draw:frame>
        <draw:frame presentation:style-name="pr16" draw:text-style-name="P6" draw:layer="layout" svg:width="24.765cm" svg:height="14.605cm" svg:x="1.651cm" svg:y="5.08cm" presentation:class="outline" presentation:user-transformed="true">
          <draw:text-box>
            <text:list text:style-name="L2">
              <text:list-item>
                <text:p text:style-name="P5"><text:span text:style-name="T5">Factory Methods, Classes And Interfaces</text:span></text:p>
              </text:list-item>
              <text:list-item>
                <text:p text:style-name="P5"><text:span text:style-name="T4">The "c" And "p" Namespaces</text:span></text:p>
              </text:list-item>
              <text:list-item>
                <text:p text:style-name="P5"><text:span text:style-name="T5">Profiles</text:span></text:p>
              </text:list-item>
              <text:list-item>
                <text:p text:style-name="P5"><text:span text:style-name="T5">Externalizing Values To Properties Files</text:span></text:p>
              </text:list-item>
              <text:list-item>
                <text:p text:style-name="P5"><text:span text:style-name="T5">Working With Multiple Configuration Files</text:span></text:p>
              </text:list-item>
              <text:list-item>
                <text:p text:style-name="P5"><text:span text:style-name="T5">Bean Definition Inheritance</text:span></text:p>
              </text:list-item>
              <text:list-item>
                <text:p text:style-name="P5"><text:span text:style-name="T5">Inner Beans</text:span></text:p>
              </text:list-item>
              <text:list-item>
                <text:p text:style-name="P5"><text:span text:style-name="T5">Collections</text:span></text:p>
              </text:list-item>
              <text:list-item>
                <text:p text:style-name="P5"><text:span text:style-name="T5">Spring Expression Language (SpEL)</text:span></text:p>
              </text:list-item>
              <text:list-item>
                <text:p text:style-name="P5"><text:span text:style-name="T5">Review</text:span></text:p>
              </text:list-item>
            </text:list>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template" presentation:presentation-page-layout-name="AL2T1">
        <office:forms form:automatic-focus="false" form:apply-design-mode="false"/>
        <draw:frame presentation:style-name="pr15" draw:text-style-name="P18" draw:layer="layout" svg:width="24.74cm" svg:height="2.54cm" svg:x="1.651cm" svg:y="1.271cm" presentation:class="title" presentation:user-transformed="true">
          <draw:text-box>
            <text:p><text:span text:style-name="T6">Dependency Injection Shortcuts</text:span><text:span text:style-name="T6"><text:line-break/></text:span><text:span text:style-name="T6"/></text:p>
          </draw:text-box>
        </draw:frame>
        <draw:frame presentation:style-name="pr17" draw:text-style-name="P19" draw:layer="layout" svg:width="24.765cm" svg:height="14.605cm" svg:x="1.651cm" svg:y="5.08cm" presentation:class="outline" presentation:user-transformed="true">
          <draw:text-box>
            <text:list text:style-name="L2">
              <text:list-item>
                <text:p text:style-name="P5"><text:span text:style-name="T7">Spring provides 2 special namespaces, the "c" (for constructor) and "p" (for property) namespaces to simplify dependency injection</text:span></text:p>
                <text:list>
                  <text:list-item>
                    <text:p><text:span text:style-name="T8">Using either of these namespaces, injected properties can be declared as attributes of the "bean" tag rather than as child elements of the tag</text:span></text:p>
                  </text:list-item>
                </text:list>
              </text:list-item>
              <text:list-item>
                <text:p text:style-name="P5"><text:span text:style-name="T7">Unlike other namespaces, neither the "c" nor "p" namespaces require a schema location</text:span></text:p>
                <text:list>
                  <text:list-item>
                    <text:p><text:span text:style-name="T8">Just declare the namespace in your XML file and it will work</text:span></text:p>
                  </text:list-item>
                </text:list>
              </text:list-item>
            </text:list>
          </draw:text-box>
        </draw:frame>
        <draw:rect draw:style-name="gr2" draw:text-style-name="P20" draw:layer="layout" svg:width="24.765cm" svg:height="5.309cm" svg:x="1.651cm" svg:y="13.487cm">
          <text:p text:style-name="P10"><text:span text:style-name="T20">&lt;?xml version="1.0" encoding="UTF-8"?&gt;</text:span></text:p>
          <text:p text:style-name="P10"><text:span text:style-name="T20">&lt;beans xmlns="http://www.springframework.org/schema/beans"</text:span></text:p>
          <text:p text:style-name="P10"><text:span text:style-name="T20"><text:s text:c="7"/></text:span><text:span text:style-name="T21">xmlns:p="http://www.springframework.org/schema/p"</text:span></text:p>
          <text:p text:style-name="P10"><text:span text:style-name="T21"><text:s text:c="7"/></text:span><text:span text:style-name="T21">xmlns:c="http://www.springframework.org/schema/c"</text:span></text:p>
          <text:p text:style-name="P10"><text:span text:style-name="T20"><text:s text:c="7"/></text:span><text:span text:style-name="T20">xmlns:xsi="http://www.w3.org/2001/XMLSchema-instance"</text:span></text:p>
          <text:p text:style-name="P10"><text:span text:style-name="T20"><text:s text:c="7"/></text:span><text:span text:style-name="T20">xsi:schemaLocation="http://www.springframework.org/schema/beans</text:span></text:p>
          <text:p text:style-name="P10"><text:span text:style-name="T20"><text:s text:c="7"/></text:span><text:span text:style-name="T20">http://www.springframework.org/schema/beans/spring-beans.xsd"&gt;</text:span></text:p>
          <text:p text:style-name="P10"><text:span text:style-name="T20"><text:s text:c="7"/></text:span><text:span text:style-name="T20">...</text:span></text:p>
          <text:p text:style-name="P10"><text:span text:style-name="T20">&lt;/beans&gt; <text:s text:c="62"/></text:span></text:p>
        </draw:rect>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template" presentation:presentation-page-layout-name="AL2T1">
        <office:forms form:automatic-focus="false" form:apply-design-mode="false"/>
        <draw:frame presentation:style-name="pr18" draw:layer="layout" svg:width="24.765cm" svg:height="2.54cm" svg:x="1.651cm" svg:y="1.27cm" presentation:class="title" presentation:user-transformed="true">
          <draw:text-box>
            <text:p><text:span text:style-name="T19">Value Naming Shortcuts</text:span><text:span text:style-name="T19"><text:line-break/></text:span><text:span text:style-name="T19"/></text:p>
          </draw:text-box>
        </draw:frame>
        <draw:frame presentation:style-name="pr19" draw:text-style-name="P22" draw:layer="layout" svg:width="24.765cm" svg:height="14.605cm" svg:x="1.651cm" svg:y="5.08cm" presentation:class="outline" presentation:user-transformed="true">
          <draw:text-box>
            <text:list text:style-name="L2">
              <text:list-item>
                <text:p text:style-name="P21"><text:span text:style-name="T4">Before</text:span></text:p>
              </text:list-item>
              <text:list-item>
                <text:p text:style-name="P5"><text:span text:style-name="T4">After</text:span></text:p>
              </text:list-item>
            </text:list>
          </draw:text-box>
        </draw:frame>
        <draw:rect draw:style-name="gr2" draw:text-style-name="P23" draw:layer="layout" svg:width="24.765cm" svg:height="3.429cm" svg:x="1.651cm" svg:y="6.299cm">
          <text:p><text:span text:style-name="T22">&lt;bean id="transferService" class="com.acme.BankServiceImpl"&gt;</text:span></text:p>
          <text:p><text:span text:style-name="T22"><text:s text:c="4"/></text:span><text:span text:style-name="T22">&lt;constructor-arg value="0"/&gt;</text:span></text:p>
          <text:p><text:span text:style-name="T22"><text:s text:c="4"/></text:span><text:span text:style-name="T22">&lt;property name="accountType" value="Savings"/&gt;</text:span></text:p>
          <text:p><text:span text:style-name="T22"><text:s text:c="4"/></text:span><text:span text:style-name="T22">&lt;property name="interestRate" value="0.00000001"/&gt;</text:span></text:p>
          <text:p><text:span text:style-name="T22">&lt;/bean&gt; <text:s text:c="54"/></text:span></text:p>
        </draw:rect>
        <draw:rect draw:style-name="gr2" draw:text-style-name="P23" draw:layer="layout" svg:width="24.765cm" svg:height="2.794cm" svg:x="1.651cm" svg:y="11.1cm">
          <text:p><text:span text:style-name="T22">&lt;bean id="transferService" class="com.acme.BankServiceImpl"</text:span></text:p>
          <text:p><text:span text:style-name="T22"><text:s text:c="4"/></text:span><text:span text:style-name="T22">c:balance="0"</text:span></text:p>
          <text:p><text:span text:style-name="T22"><text:s text:c="4"/></text:span><text:span text:style-name="T22">p:accountType="Savings"</text:span></text:p>
          <text:p><text:span text:style-name="T22"><text:s text:c="4"/></text:span><text:span text:style-name="T22">p:interest-rate" value="0.00000001"/&gt; <text:s text:c="19"/></text:span></text:p>
        </draw:rect>
        <draw:rect draw:style-name="gr3" draw:text-style-name="P25" draw:layer="layout" svg:width="4.953cm" svg:height="0.813cm" svg:x="20.968cm" svg:y="12.095cm">
          <text:p text:style-name="P24"><text:span text:style-name="T23">Camel Case</text:span></text:p>
        </draw:rect>
        <draw:rect draw:style-name="gr3" draw:text-style-name="P25" draw:layer="layout" svg:width="4.953cm" svg:height="0.813cm" svg:x="20.967cm" svg:y="12.99cm">
          <text:p text:style-name="P24"><text:span text:style-name="T23">Hyphen</text:span></text:p>
        </draw:rect>
        <draw:line draw:style-name="gr4" draw:text-style-name="P24" draw:layer="layout" svg:x1="20.955cm" svg:y1="12.754cm" svg:x2="18.364cm" svg:y2="12.754cm">
          <text:p/>
        </draw:line>
        <draw:line draw:style-name="gr4" draw:text-style-name="P24" draw:layer="layout" svg:x1="20.955cm" svg:y1="13.391cm" svg:x2="18.364cm" svg:y2="13.391cm">
          <text:p/>
        </draw:lin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template" presentation:presentation-page-layout-name="AL2T1">
        <office:forms form:automatic-focus="false" form:apply-design-mode="false"/>
        <draw:frame presentation:style-name="pr18" draw:layer="layout" svg:width="24.765cm" svg:height="2.54cm" svg:x="1.652cm" svg:y="1.271cm" presentation:class="title" presentation:user-transformed="true">
          <draw:text-box>
            <text:p><text:span text:style-name="T19">Reference Naming Shortcuts</text:span><text:span text:style-name="T19"><text:line-break/></text:span><text:span text:style-name="T19"/></text:p>
          </draw:text-box>
        </draw:frame>
        <draw:frame presentation:style-name="pr20" draw:text-style-name="P27" draw:layer="layout" svg:width="24.765cm" svg:height="14.605cm" svg:x="1.652cm" svg:y="5.081cm" presentation:class="outline" presentation:user-transformed="true">
          <draw:text-box>
            <text:list text:style-name="L2">
              <text:list-item>
                <text:p text:style-name="P26"><text:span text:style-name="T4">Before</text:span></text:p>
              </text:list-item>
              <text:list-item>
                <text:p text:style-name="P5"><text:span text:style-name="T4">After</text:span></text:p>
              </text:list-item>
            </text:list>
          </draw:text-box>
        </draw:frame>
        <draw:rect draw:style-name="gr2" draw:text-style-name="P23" draw:layer="layout" svg:width="24.765cm" svg:height="4.064cm" svg:x="1.652cm" svg:y="6.3cm">
          <text:p><text:span text:style-name="T22">&lt;bean id="accountType" class="..."/&gt;</text:span></text:p>
          <text:p><text:span text:style-name="T22">&lt;bean id="rateCalculator" class="..."/&gt;</text:span></text:p>
          <text:p><text:span text:style-name="T22">&lt;bean id="transferService" class="com.acme.BankServiceImpl"&gt;</text:span></text:p>
          <text:p><text:span text:style-name="T22"><text:s text:c="3"/></text:span><text:span text:style-name="T22">&lt;constructor-arg ref="accountType"/&gt;</text:span></text:p>
          <text:p><text:span text:style-name="T22"><text:s text:c="3"/></text:span><text:span text:style-name="T22">&lt;property name="interestRate" ref="rateCalculator"/&gt;</text:span></text:p>
          <text:p><text:span text:style-name="T22">&lt;/bean&gt; <text:s text:c="54"/></text:span></text:p>
        </draw:rect>
        <draw:rect draw:style-name="gr2" draw:text-style-name="P23" draw:layer="layout" svg:width="24.765cm" svg:height="3.429cm" svg:x="1.652cm" svg:y="11.401cm">
          <text:p><text:span text:style-name="T22">&lt;bean id="accountType" class="..."/&gt;</text:span></text:p>
          <text:p><text:span text:style-name="T22">&lt;bean id="rateCalculator" class="..."/&gt;</text:span></text:p>
          <text:p><text:span text:style-name="T22">&lt;bean id="transferService" class="com.acme.BankServiceImpl"</text:span></text:p>
          <text:p><text:span text:style-name="T22"><text:s text:c="4"/></text:span><text:span text:style-name="T22">c:accountType="accountType"</text:span></text:p>
          <text:p><text:span text:style-name="T22"><text:s text:c="4"/></text:span><text:span text:style-name="T22">p:interest-rate-ref="rateCalculator"/&gt; <text:s text:c="19"/></text:span></text:p>
        </draw:rect>
        <draw:rect draw:style-name="gr3" draw:text-style-name="P25" draw:layer="layout" svg:width="4.953cm" svg:height="0.813cm" svg:x="20.98cm" svg:y="11.532cm">
          <text:p text:style-name="P24"><text:span text:style-name="T23">Camel Case</text:span></text:p>
        </draw:rect>
        <draw:rect draw:style-name="gr3" draw:text-style-name="P25" draw:layer="layout" svg:width="4.953cm" svg:height="0.813cm" svg:x="20.968cm" svg:y="13.89cm">
          <text:p text:style-name="P24"><text:span text:style-name="T23">Hyphen</text:span></text:p>
        </draw:rect>
        <draw:line draw:style-name="gr4" draw:text-style-name="P24" draw:layer="layout" svg:x1="20.956cm" svg:y1="11.954cm" svg:x2="14cm" svg:y2="13.7cm">
          <text:p/>
        </draw:line>
        <draw:line draw:style-name="gr4" draw:text-style-name="P24" draw:layer="layout" svg:x1="20.955cm" svg:y1="14.376cm" svg:x2="18.364cm" svg:y2="14.376cm">
          <text:p/>
        </draw:lin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template" presentation:presentation-page-layout-name="AL2T1">
        <office:forms form:automatic-focus="false" form:apply-design-mode="false"/>
        <draw:frame presentation:style-name="pr15" draw:text-style-name="P18" draw:layer="layout" svg:width="24.765cm" svg:height="2.54cm" svg:x="1.653cm" svg:y="1.271cm" presentation:class="title" presentation:user-transformed="true">
          <draw:text-box>
            <text:p><text:span text:style-name="T6">Pros / Cons</text:span><text:span text:style-name="T6"><text:line-break/></text:span><text:span text:style-name="T6"/></text:p>
          </draw:text-box>
        </draw:frame>
        <draw:frame presentation:style-name="pr21" draw:text-style-name="P28" draw:layer="layout" svg:width="24.765cm" svg:height="14.605cm" svg:x="1.651cm" svg:y="5.08cm" presentation:class="outline" presentation:user-transformed="true">
          <draw:text-box>
            <text:list text:style-name="L2">
              <text:list-item>
                <text:p text:style-name="P5"><text:span text:style-name="T4">Pros</text:span></text:p>
                <text:list>
                  <text:list-item>
                    <text:p><text:span text:style-name="T7">More concise</text:span></text:p>
                  </text:list-item>
                  <text:list-item>
                    <text:p><text:span text:style-name="T7">Well supported in STS</text:span></text:p>
                  </text:list-item>
                </text:list>
              </text:list-item>
              <text:list-item>
                <text:p text:style-name="P5"><text:span text:style-name="T4">Cons</text:span></text:p>
                <text:list>
                  <text:list-item>
                    <text:p><text:span text:style-name="T7">Relatively new feature, so less widely known</text:span></text:p>
                    <text:list>
                      <text:list-item>
                        <text:p><text:span text:style-name="T8">The "c" namespace was introduced in Spring 3.1</text:span></text:p>
                      </text:list-item>
                      <text:list-item>
                        <text:p><text:span text:style-name="T8">The "p" namespace was introduced in Spring 2.0</text:span></text:p>
                      </text:list-item>
                    </text:list>
                  </text:list-item>
                  <text:list-item>
                    <text:p><text:span text:style-name="T7">Hyphen support differs from ordinary Camel Case naming conventions</text:span></text:p>
                  </text:list-item>
                </text:list>
              </text:list-item>
              <text:list-item>
                <text:p text:style-name="P5"><text:span text:style-name="T4">Demonstration: PNamespace</text:span></text:p>
              </text:list-item>
            </text:list>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template" presentation:presentation-page-layout-name="AL2T1">
        <office:forms form:automatic-focus="false" form:apply-design-mode="false"/>
        <draw:frame presentation:style-name="pr5" draw:text-style-name="P4" draw:layer="layout" svg:width="24.765cm" svg:height="2.54cm" svg:x="1.654cm" svg:y="1.273cm" presentation:class="title" presentation:user-transformed="true">
          <draw:text-box>
            <text:p><text:span text:style-name="T3">Chapter Topics</text:span><text:span text:style-name="T3"><text:line-break/></text:span><text:span text:style-name="T3"/></text:p>
          </draw:text-box>
        </draw:frame>
        <draw:frame presentation:style-name="pr22" draw:text-style-name="P6" draw:layer="layout" svg:width="24.765cm" svg:height="14.605cm" svg:x="1.651cm" svg:y="5.08cm" presentation:class="outline" presentation:user-transformed="true">
          <draw:text-box>
            <text:list text:style-name="L2">
              <text:list-item>
                <text:p text:style-name="P5"><text:span text:style-name="T5">Factory Methods, Classes And Interfaces</text:span></text:p>
              </text:list-item>
              <text:list-item>
                <text:p text:style-name="P5"><text:span text:style-name="T5">The "c" And "p" Namespaces</text:span></text:p>
              </text:list-item>
              <text:list-item>
                <text:p text:style-name="P5"><text:span text:style-name="T4">Profiles</text:span></text:p>
              </text:list-item>
              <text:list-item>
                <text:p text:style-name="P5"><text:span text:style-name="T5">Externalizing Values To Properties Files</text:span></text:p>
              </text:list-item>
              <text:list-item>
                <text:p text:style-name="P5"><text:span text:style-name="T5">Working With Multiple Configuration Files</text:span></text:p>
              </text:list-item>
              <text:list-item>
                <text:p text:style-name="P5"><text:span text:style-name="T5">Bean Definition Inheritance</text:span></text:p>
              </text:list-item>
              <text:list-item>
                <text:p text:style-name="P5"><text:span text:style-name="T5">Inner Beans</text:span></text:p>
              </text:list-item>
              <text:list-item>
                <text:p text:style-name="P5"><text:span text:style-name="T5">Collections</text:span></text:p>
              </text:list-item>
              <text:list-item>
                <text:p text:style-name="P5"><text:span text:style-name="T5">Spring Expression Language (SpEL)</text:span></text:p>
              </text:list-item>
              <text:list-item>
                <text:p text:style-name="P5"><text:span text:style-name="T5">Review</text:span></text:p>
              </text:list-item>
            </text:list>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template" presentation:presentation-page-layout-name="AL2T1">
        <office:forms form:automatic-focus="false" form:apply-design-mode="false"/>
        <draw:frame presentation:style-name="pr15" draw:text-style-name="P18" draw:layer="layout" svg:width="24.74cm" svg:height="2.54cm" svg:x="1.652cm" svg:y="1.271cm" presentation:class="title" presentation:user-transformed="true">
          <draw:text-box>
            <text:p><text:span text:style-name="T6">Profile Configuration In XML</text:span><text:span text:style-name="T6"><text:line-break/></text:span><text:span text:style-name="T6"/></text:p>
          </draw:text-box>
        </draw:frame>
        <draw:frame presentation:style-name="pr23" draw:text-style-name="P30" draw:layer="layout" svg:width="24.765cm" svg:height="14.605cm" svg:x="1.651cm" svg:y="5.08cm" presentation:class="outline" presentation:user-transformed="true">
          <draw:text-box>
            <text:list text:style-name="L2">
              <text:list-item>
                <text:p text:style-name="P5"><text:span text:style-name="T4">Profiles can be configured in XML</text:span></text:p>
                <text:list>
                  <text:list-item>
                    <text:p><text:span text:style-name="T7">In the outer “beans” namespace</text:span></text:p>
                    <text:list>
                      <text:list-item>
                        <text:p text:style-name="P29"><text:span text:style-name="T8">In which case the profile applies to all beans declared in that file or imported files</text:span></text:p>
                      </text:list-item>
                    </text:list>
                  </text:list-item>
                  <text:list-item>
                    <text:p><text:span text:style-name="T7">In inner “beans” namespaces</text:span></text:p>
                    <text:list>
                      <text:list-item>
                        <text:p><text:span text:style-name="T8">In which case the profile applies only to beans declared in the nested namespace or files imported from the nested namespace</text:span></text:p>
                      </text:list-item>
                    </text:list>
                  </text:list-item>
                </text:list>
              </text:list-item>
            </text:list>
          </draw:text-box>
        </draw:frame>
        <draw:rect draw:style-name="gr2" draw:text-style-name="P32" draw:layer="layout" svg:width="24.765cm" svg:height="2.235cm" svg:x="1.651cm" svg:y="8.995cm">
          <text:p text:style-name="P31"><text:span text:style-name="T24">&lt;beans xmlns="http://www.springframework.org/schema/beans/..."</text:span></text:p>
          <text:p text:style-name="P31"><text:span text:style-name="T24"><text:s text:c="4"/></text:span><text:span text:style-name="T24">... profile="</text:span><text:span text:style-name="T25">dev</text:span><text:span text:style-name="T24">"&gt; <text:s text:c="12"/>&lt;!-- All beans belong to this profile. --&gt;</text:span></text:p>
          <text:p text:style-name="P31"><text:span text:style-name="T24"><text:s text:c="4"/></text:span><text:span text:style-name="T24">...</text:span></text:p>
          <text:p text:style-name="P31"><text:span text:style-name="T24">&lt;/beans&gt; <text:s text:c="72"/></text:span></text:p>
        </draw:rect>
        <draw:rect draw:style-name="gr2" draw:text-style-name="P34" draw:layer="layout" svg:width="24.765cm" svg:height="3.226cm" svg:x="1.652cm" svg:y="15.195cm">
          <text:p text:style-name="P33"><text:span text:style-name="T26">&lt;beans x</text:span><text:span text:style-name="T24">mlns="http://www.springframework.org/schema/beans/..."</text:span><text:span text:style-name="T26"> ...&gt;</text:span></text:p>
          <text:p text:style-name="P33"><text:span text:style-name="T26"><text:s text:c="4"/></text:span><text:span text:style-name="T26">&lt;bean id="dataSource" ... /&gt; <text:s text:c="6"/>&lt;!-- Available to all profiles. --&gt;</text:span></text:p>
          <text:p text:style-name="P33"><text:span text:style-name="T26"><text:s text:c="4"/></text:span><text:span text:style-name="T26">...</text:span></text:p>
          <text:p text:style-name="P33"><text:span text:style-name="T26"><text:s text:c="4"/></text:span><text:span text:style-name="T26">&lt;beans profile="</text:span><text:span text:style-name="T27">dev</text:span><text:span text:style-name="T26">"&gt;...&lt;/beans&gt; <text:s text:c="2"/>&lt;!-- Available to "dev" profile only. --&gt;</text:span></text:p>
          <text:p text:style-name="P33"><text:span text:style-name="T26"><text:s text:c="4"/></text:span><text:span text:style-name="T26">&lt;beans profile="</text:span><text:span text:style-name="T27">prod</text:span><text:span text:style-name="T26">"&gt;...&lt;/beans&gt; <text:s/>&lt;!-- Available to "prod" profile only. --&gt;</text:span></text:p>
          <text:p text:style-name="P31"><text:span text:style-name="T26">&lt;/beans&gt; <text:s text:c="72"/></text:span></text:p>
        </draw:rect>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template" presentation:presentation-page-layout-name="AL2T1">
        <office:forms form:automatic-focus="false" form:apply-design-mode="false"/>
        <draw:frame presentation:style-name="pr15" draw:text-style-name="P18" draw:layer="layout" svg:width="24.74cm" svg:height="2.54cm" svg:x="1.652cm" svg:y="1.271cm" presentation:class="title" presentation:user-transformed="true">
          <draw:text-box>
            <text:p><text:span text:style-name="T6">Example: Configuration In XML</text:span><text:span text:style-name="T6"><text:line-break/></text:span><text:span text:style-name="T6"/></text:p>
          </draw:text-box>
        </draw:frame>
        <draw:rect draw:style-name="gr2" draw:text-style-name="P35" draw:layer="layout" svg:width="24.765cm" svg:height="9.83cm" svg:x="1.651cm" svg:y="5.08cm">
          <text:p text:style-name="P31"><text:span text:style-name="T28">&lt;beans xmlns=</text:span><text:span text:style-name="T28"><text:a xlink:href="http://www.springframework.org/schema/beans">http://www.springframework.org/schema/beans</text:a></text:span></text:p>
          <text:p text:style-name="P31"><text:span text:style-name="T28"><text:s text:c="4"/></text:span><text:span text:style-name="T28">xmlns:xsi="</text:span><text:span text:style-name="T28"><text:a xlink:href="http://www.w3.org/2001/XMLSchema-instance">http://www.w3.org/2001/XMLSchema-instance</text:a></text:span><text:span text:style-name="T28">"</text:span></text:p>
          <text:p text:style-name="P31"><text:span text:style-name="T28"><text:s text:c="4"/></text:span><text:span text:style-name="T28">xmlns:jdbc="</text:span><text:span text:style-name="T28"><text:a xlink:href="http://www.springframework.org/schema/jdbc">http://www.springframework.org/schema/jdbc</text:a></text:span><text:span text:style-name="T28">"</text:span></text:p>
          <text:p text:style-name="P31"><text:span text:style-name="T28"><text:s text:c="4"/></text:span><text:span text:style-name="T28">xsi:schemaLocation="..."&gt;</text:span></text:p>
          <text:p text:style-name="P31"><text:span text:style-name="T28"><text:s text:c="4"/></text:span><text:span text:style-name="T29">&lt;beans profile="dev"&gt;</text:span></text:p>
          <text:p text:style-name="P31"><text:span text:style-name="T29"><text:s text:c="8"/></text:span><text:span text:style-name="T29">&lt;jdbc:embedded-database id="dataSource"&gt;</text:span></text:p>
          <text:p text:style-name="P31"><text:span text:style-name="T29"><text:s text:c="12"/></text:span><text:span text:style-name="T29">&lt;jdbc:script</text:span></text:p>
          <text:p text:style-name="P31"><text:span text:style-name="T29"><text:s text:c="16"/></text:span><text:span text:style-name="T29">location="classpath:com/bank/sql/schema.sql"/&gt;</text:span></text:p>
          <text:p text:style-name="P31"><text:span text:style-name="T29"><text:s text:c="12"/></text:span><text:span text:style-name="T29">&lt;jdbc:script </text:span></text:p>
          <text:p text:style-name="P31"><text:span text:style-name="T29"><text:s text:c="16"/></text:span><text:span text:style-name="T29">location="classpath:com/bank/sql/test-data.sql"/&gt;</text:span></text:p>
          <text:p text:style-name="P31"><text:span text:style-name="T29"><text:s text:c="8"/></text:span><text:span text:style-name="T29">&lt;/jdbc:embedded-database&gt;</text:span></text:p>
          <text:p text:style-name="P31"><text:span text:style-name="T29"><text:s text:c="4"/></text:span><text:span text:style-name="T29">&lt;/beans&gt;</text:span></text:p>
          <text:p text:style-name="P31"><text:span text:style-name="T28"><text:s text:c="4"/></text:span><text:span text:style-name="T30">&lt;beans profile="production"&gt;</text:span></text:p>
          <text:p text:style-name="P31"><text:span text:style-name="T30"><text:s text:c="8"/></text:span><text:span text:style-name="T30">&lt;jee:jndi-lookup id="dataSource"</text:span></text:p>
          <text:p text:style-name="P31"><text:span text:style-name="T30"><text:s text:c="12"/></text:span><text:span text:style-name="T30">jndi-name="java:comp/env/jdbc/datasource"/&gt;</text:span></text:p>
          <text:p text:style-name="P31"><text:span text:style-name="T30"><text:s text:c="4"/></text:span><text:span text:style-name="T30">&lt;/beans&gt;</text:span></text:p>
          <text:p text:style-name="P31"><text:span text:style-name="T28">&lt;/beans&gt; <text:s text:c="61"/></text:span></text:p>
        </draw:rect>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template" presentation:presentation-page-layout-name="AL2T1">
        <office:forms form:automatic-focus="false" form:apply-design-mode="false"/>
        <draw:frame presentation:style-name="pr5" draw:text-style-name="P4" draw:layer="layout" svg:width="24.765cm" svg:height="2.54cm" svg:x="1.654cm" svg:y="1.273cm" presentation:class="title" presentation:user-transformed="true">
          <draw:text-box>
            <text:p><text:span text:style-name="T3">Chapter Topics</text:span><text:span text:style-name="T3"><text:line-break/></text:span><text:span text:style-name="T3"/></text:p>
          </draw:text-box>
        </draw:frame>
        <draw:frame presentation:style-name="pr24" draw:text-style-name="P6" draw:layer="layout" svg:width="24.765cm" svg:height="14.605cm" svg:x="1.651cm" svg:y="5.08cm" presentation:class="outline" presentation:user-transformed="true">
          <draw:text-box>
            <text:list text:style-name="L2">
              <text:list-item>
                <text:p text:style-name="P5"><text:span text:style-name="T5">Factory Methods, Classes And Interfaces</text:span></text:p>
              </text:list-item>
              <text:list-item>
                <text:p text:style-name="P5"><text:span text:style-name="T5">The "c" And "p" Namespaces</text:span></text:p>
              </text:list-item>
              <text:list-item>
                <text:p text:style-name="P5"><text:span text:style-name="T5">Profiles</text:span></text:p>
              </text:list-item>
              <text:list-item>
                <text:p text:style-name="P5"><text:span text:style-name="T4">Externalizing Values To Properties Files</text:span></text:p>
              </text:list-item>
              <text:list-item>
                <text:p text:style-name="P5"><text:span text:style-name="T5">Working With Multiple Configuration Files</text:span></text:p>
              </text:list-item>
              <text:list-item>
                <text:p text:style-name="P5"><text:span text:style-name="T5">Bean Definition Inheritance</text:span></text:p>
              </text:list-item>
              <text:list-item>
                <text:p text:style-name="P5"><text:span text:style-name="T5">Inner Beans</text:span></text:p>
              </text:list-item>
              <text:list-item>
                <text:p text:style-name="P5"><text:span text:style-name="T5">Collections</text:span></text:p>
              </text:list-item>
              <text:list-item>
                <text:p text:style-name="P5"><text:span text:style-name="T5">Spring Expression Language (SpEL)</text:span></text:p>
              </text:list-item>
              <text:list-item>
                <text:p text:style-name="P5"><text:span text:style-name="T5">Review</text:span></text:p>
              </text:list-item>
            </text:list>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template" presentation:presentation-page-layout-name="AL2T1">
        <office:forms form:automatic-focus="false" form:apply-design-mode="false"/>
        <draw:frame presentation:style-name="pr15" draw:text-style-name="P18" draw:layer="layout" svg:width="24.74cm" svg:height="2.54cm" svg:x="1.651cm" svg:y="1.272cm" presentation:class="title" presentation:user-transformed="true">
          <draw:text-box>
            <text:p><text:span text:style-name="T6">Food For Thought (1 Of 2)</text:span><text:span text:style-name="T6"><text:line-break/></text:span><text:span text:style-name="T6"/></text:p>
          </draw:text-box>
        </draw:frame>
        <draw:frame presentation:style-name="pr25" draw:text-style-name="P36" draw:layer="layout" svg:width="24.765cm" svg:height="14.605cm" svg:x="1.651cm" svg:y="5.08cm" presentation:class="outline" presentation:user-transformed="true">
          <draw:text-box>
            <text:list text:style-name="L2">
              <text:list-item>
                <text:p text:style-name="P5"><text:span text:style-name="T4">Suppose you have an XML file whose properties might vary from one runtime context to the next</text:span></text:p>
                <text:list>
                  <text:list-item>
                    <text:p><text:span text:style-name="T7">e.g. DataSource configuration</text:span></text:p>
                  </text:list-item>
                  <text:list-item>
                    <text:p><text:span text:style-name="T7">You don't want to have to edit the XML file to redefine those properties each time the runtime context changes</text:span></text:p>
                    <text:list>
                      <text:list-item>
                        <text:p><text:span text:style-name="T8">Url</text:span></text:p>
                      </text:list-item>
                      <text:list-item>
                        <text:p><text:span text:style-name="T8">Driver</text:span></text:p>
                      </text:list-item>
                      <text:list-item>
                        <text:p><text:span text:style-name="T8">Dialect</text:span></text:p>
                      </text:list-item>
                      <text:list-item>
                        <text:p><text:span text:style-name="T8">...</text:span></text:p>
                      </text:list-item>
                    </text:list>
                  </text:list-item>
                  <text:list-item>
                    <text:p><text:span text:style-name="T7">Nor do you want people responsible for those configuration settings mucking around in your XML files</text:span></text:p>
                    <text:list>
                      <text:list-item>
                        <text:p><text:span text:style-name="T7">e.g. DBAs</text:span></text:p>
                      </text:list-item>
                    </text:list>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template" presentation:presentation-page-layout-name="AL2T1">
        <office:forms form:automatic-focus="false" form:apply-design-mode="false"/>
        <draw:frame presentation:style-name="pr15" draw:text-style-name="P18" draw:layer="layout" svg:width="24.74cm" svg:height="2.54cm" svg:x="1.652cm" svg:y="1.273cm" presentation:class="title" presentation:user-transformed="true">
          <draw:text-box>
            <text:p><text:span text:style-name="T6">Food For Thought (2 Of 2)</text:span><text:span text:style-name="T6"><text:line-break/></text:span><text:span text:style-name="T6"/></text:p>
          </draw:text-box>
        </draw:frame>
        <draw:frame presentation:style-name="pr26" draw:text-style-name="P36" draw:layer="layout" svg:width="24.765cm" svg:height="14.605cm" svg:x="1.651cm" svg:y="5.08cm" presentation:class="outline" presentation:user-transformed="true">
          <draw:text-box>
            <text:list text:style-name="L2">
              <text:list-item>
                <text:p text:style-name="P5"><text:span text:style-name="T4">One approach to this problem would be to maintain a single XML file, containing placeholders for values that might vary from one application to the next, whose values could then be determined at runtime, perhaps based on a user profile</text:span></text:p>
                <text:list>
                  <text:list-item>
                    <text:p><text:span text:style-name="T7">A technique illustrated in a previous chapter</text:span></text:p>
                  </text:list-item>
                </text:list>
              </text:list-item>
              <text:list-item>
                <text:p text:style-name="P5"><text:span text:style-name="T4">For such a strategy to work, you need a way to</text:span></text:p>
                <text:list>
                  <text:list-item>
                    <text:p><text:span text:style-name="T7">Distinguish placeholders from other elements in the XML file</text:span></text:p>
                  </text:list-item>
                  <text:list-item>
                    <text:p><text:span text:style-name="T7">Identify external resources to be plugged into those placeholders at runtime</text:span></text:p>
                  </text:list-item>
                </text:list>
              </text:list-item>
              <text:list-item>
                <text:p><text:span text:style-name="T4">Spring provides just such a construct (as well as a namespace element to simplify its configuration)</text:span></text:p>
                <text:list>
                  <text:list-item>
                    <text:p><text:span text:style-name="T7">PropertyPlaceholderConfigurer</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template" presentation:presentation-page-layout-name="AL2T1">
        <office:forms form:automatic-focus="false" form:apply-design-mode="false"/>
        <draw:frame presentation:style-name="pr15" draw:text-style-name="P18" draw:layer="layout" svg:width="24.765cm" svg:height="2.54cm" svg:x="1.651cm" svg:y="1.27cm" presentation:class="title" presentation:user-transformed="true">
          <draw:text-box>
            <text:p><text:span text:style-name="T19">Using A PropertyPlaceholderConfigurer With The Beans Namespace</text:span></text:p>
          </draw:text-box>
        </draw:frame>
        <draw:frame presentation:style-name="pr27" draw:text-style-name="P39" draw:layer="layout" svg:width="24.765cm" svg:height="14.605cm" svg:x="1.651cm" svg:y="5.08cm" presentation:class="outline" presentation:user-transformed="true">
          <draw:text-box>
            <text:list text:style-name="L2">
              <text:list-item>
                <text:p text:style-name="P37"><text:span text:style-name="T4">applicationContext.xml</text:span></text:p>
              </text:list-item>
              <text:list-item>
                <text:p text:style-name="P38"><text:span text:style-name="T4">datasource.properties</text:span></text:p>
              </text:list-item>
              <text:list-item>
                <text:p text:style-name="P5"><text:span text:style-name="T4">Equivalent XML</text:span></text:p>
              </text:list-item>
            </text:list>
          </draw:text-box>
        </draw:frame>
        <draw:rect draw:style-name="gr2" draw:text-style-name="P15" draw:layer="layout" svg:width="24.765cm" svg:height="4.064cm" svg:x="1.651cm" svg:y="6.407cm">
          <text:p text:style-name="P10"><text:span text:style-name="T15">&lt;beans&gt;</text:span></text:p>
          <text:p text:style-name="P10"><text:span text:style-name="T15"><text:s text:c="4"/></text:span><text:span text:style-name="T15">&lt;bean id="dataSource" class="com.oracle.jdbc.pool.OracleDataSource"&gt;</text:span></text:p>
          <text:p text:style-name="P10"><text:span text:style-name="T15"><text:s text:c="8"/></text:span><text:span text:style-name="T15">&lt;property name="URL" value="${datasource.url}"/&gt;</text:span></text:p>
          <text:p text:style-name="P10"><text:span text:style-name="T15"><text:s text:c="8"/></text:span><text:span text:style-name="T15">&lt;property name="user" value="${datasource.user}"/&gt;</text:span></text:p>
          <text:p text:style-name="P10"><text:span text:style-name="T15"><text:s text:c="4"/></text:span><text:span text:style-name="T15">&lt;/bean&gt;</text:span></text:p>
          <text:p text:style-name="P10"><text:span text:style-name="T15"><text:s text:c="4"/></text:span><text:span text:style-name="T15">&lt;bean class="org.springframework.beans.factory.config.PropertyPlaceholderConfigurer"&gt;</text:span></text:p>
          <text:p text:style-name="P10"><text:span text:style-name="T15"><text:s text:c="8"/></text:span><text:span text:style-name="T15">&lt;property name="location" value="/WEB-INF/datasource.properties"/&gt;</text:span></text:p>
          <text:p text:style-name="P10"><text:span text:style-name="T15"><text:s text:c="4"/></text:span><text:span text:style-name="T15">&lt;/bean&gt;</text:span></text:p>
          <text:p text:style-name="P10"><text:span text:style-name="T15">&lt;/beans&gt;</text:span></text:p>
        </draw:rect>
        <draw:rect draw:style-name="gr2" draw:text-style-name="P15" draw:layer="layout" svg:width="24.765cm" svg:height="4.064cm" svg:x="1.652cm" svg:y="6.407cm">
          <text:p text:style-name="P10"><text:span text:style-name="T15">&lt;beans&gt;</text:span></text:p>
          <text:p text:style-name="P10"><text:span text:style-name="T15"><text:s text:c="4"/></text:span><text:span text:style-name="T15">&lt;bean id="dataSource" class="com.oracle.jdbc.pool.OracleDataSource"&gt;</text:span></text:p>
          <text:p text:style-name="P10"><text:span text:style-name="T15"><text:s text:c="8"/></text:span><text:span text:style-name="T15">&lt;property name="URL" value="${datasource.url}"/&gt;</text:span></text:p>
          <text:p text:style-name="P10"><text:span text:style-name="T15"><text:s text:c="8"/></text:span><text:span text:style-name="T15">&lt;property name="user" value="${datasource.user}"/&gt;</text:span></text:p>
          <text:p text:style-name="P10"><text:span text:style-name="T15"><text:s text:c="4"/></text:span><text:span text:style-name="T15">&lt;/bean&gt;</text:span></text:p>
          <text:p text:style-name="P10"><text:span text:style-name="T15"><text:s text:c="4"/></text:span><text:span text:style-name="T15">&lt;bean class="org.springframework.beans.factory.config.PropertyPlaceholderConfigurer"&gt;</text:span></text:p>
          <text:p text:style-name="P10"><text:span text:style-name="T15"><text:s text:c="8"/></text:span><text:span text:style-name="T15">&lt;property name="location" value="/WEB-INF/datasource.properties"/&gt;</text:span></text:p>
          <text:p text:style-name="P10"><text:span text:style-name="T15"><text:s text:c="4"/></text:span><text:span text:style-name="T15">&lt;/bean&gt;</text:span></text:p>
          <text:p text:style-name="P10"><text:span text:style-name="T15">&lt;/beans&gt; <text:s text:c="86"/></text:span></text:p>
        </draw:rect>
        <draw:rect draw:style-name="gr2" draw:text-style-name="P15" draw:layer="layout" svg:width="24.765cm" svg:height="1.092cm" svg:x="1.652cm" svg:y="11.907cm">
          <text:p text:style-name="P10"><text:span text:style-name="T15">datasource.url=jdbc:oracle:thin:@localhost:1521:BANK</text:span></text:p>
          <text:p text:style-name="P10"><text:span text:style-name="T15">datasource.user=moneytransfer-app <text:s text:c="61"/></text:span></text:p>
        </draw:rect>
        <draw:line draw:style-name="gr5" draw:text-style-name="P24" draw:layer="layout" svg:x1="11.1cm" svg:y1="7.6cm" svg:x2="3.6cm" svg:y2="12.1cm">
          <text:p/>
        </draw:line>
        <draw:line draw:style-name="gr5" draw:text-style-name="P24" draw:layer="layout" svg:x1="11.401cm" svg:y1="8cm" svg:x2="3.901cm" svg:y2="12.5cm">
          <text:p/>
        </draw:line>
        <draw:rect draw:style-name="gr2" draw:text-style-name="P15" draw:layer="layout" svg:width="24.765cm" svg:height="2.794cm" svg:x="1.651cm" svg:y="14.402cm">
          <text:p text:style-name="P10"><text:span text:style-name="T15">&lt;beans&gt;</text:span></text:p>
          <text:p text:style-name="P10"><text:span text:style-name="T15"><text:s text:c="4"/></text:span><text:span text:style-name="T15">&lt;bean id="dataSource" class="com.oracle.jdbc.pool.OracleDataSource"&gt;</text:span></text:p>
          <text:p text:style-name="P10"><text:span text:style-name="T15"><text:s text:c="8"/></text:span><text:span text:style-name="T15">&lt;property name="URL" value="jdbc:oracle:thin:@localhost:1521:BANK"/&gt;</text:span></text:p>
          <text:p text:style-name="P10"><text:span text:style-name="T15"><text:s text:c="8"/></text:span><text:span text:style-name="T15">&lt;property name="user" value="moneytransfer-app"/&gt;</text:span></text:p>
          <text:p text:style-name="P10"><text:span text:style-name="T15"><text:s text:c="4"/></text:span><text:span text:style-name="T15">&lt;/bean&gt;</text:span></text:p>
          <text:p text:style-name="P10"><text:span text:style-name="T15">&lt;/beans&gt; <text:s text:c="86"/></text:span></text:p>
        </draw:rect>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template" presentation:presentation-page-layout-name="AL2T1">
        <office:forms form:automatic-focus="false" form:apply-design-mode="false"/>
        <draw:frame presentation:style-name="pr15" draw:text-style-name="P18" draw:layer="layout" svg:width="24.765cm" svg:height="2.54cm" svg:x="1.651cm" svg:y="1.271cm" presentation:class="title" presentation:user-transformed="true">
          <draw:text-box>
            <text:p><text:span text:style-name="T19">Using A PropertyPlaceholderConfigurer With The Context Namespace</text:span></text:p>
          </draw:text-box>
        </draw:frame>
        <draw:frame presentation:style-name="pr28" draw:text-style-name="P41" draw:layer="layout" svg:width="24.765cm" svg:height="14.605cm" svg:x="1.651cm" svg:y="5.081cm" presentation:class="outline" presentation:user-transformed="true">
          <draw:text-box>
            <text:list text:style-name="L2">
              <text:list-item>
                <text:p text:style-name="P40"><text:span text:style-name="T4">applicationContext.xml</text:span></text:p>
              </text:list-item>
              <text:list-item>
                <text:p text:style-name="P38"><text:span text:style-name="T4">datasource.properties</text:span></text:p>
              </text:list-item>
              <text:list-item>
                <text:p text:style-name="P5"><text:span text:style-name="T4">Equivalent XML</text:span></text:p>
              </text:list-item>
            </text:list>
          </draw:text-box>
        </draw:frame>
        <draw:rect draw:style-name="gr2" draw:text-style-name="P15" draw:layer="layout" svg:width="24.765cm" svg:height="4.064cm" svg:x="1.651cm" svg:y="6.408cm">
          <text:p text:style-name="P10"><text:span text:style-name="T15">&lt;beans&gt;</text:span></text:p>
          <text:p text:style-name="P10"><text:span text:style-name="T15"><text:s text:c="4"/></text:span><text:span text:style-name="T15">&lt;bean id="dataSource" class="com.oracle.jdbc.pool.OracleDataSource"&gt;</text:span></text:p>
          <text:p text:style-name="P10"><text:span text:style-name="T15"><text:s text:c="8"/></text:span><text:span text:style-name="T15">&lt;property name="URL" value="${datasource.url}"/&gt;</text:span></text:p>
          <text:p text:style-name="P10"><text:span text:style-name="T15"><text:s text:c="8"/></text:span><text:span text:style-name="T15">&lt;property name="user" value="${datasource.user}"/&gt;</text:span></text:p>
          <text:p text:style-name="P10"><text:span text:style-name="T15"><text:s text:c="4"/></text:span><text:span text:style-name="T15">&lt;/bean&gt;</text:span></text:p>
          <text:p text:style-name="P10"><text:span text:style-name="T15"><text:s text:c="4"/></text:span><text:span text:style-name="T15">&lt;bean class="org.springframework.beans.factory.config.PropertyPlaceholderConfigurer"&gt;</text:span></text:p>
          <text:p text:style-name="P10"><text:span text:style-name="T15"><text:s text:c="8"/></text:span><text:span text:style-name="T15">&lt;property name="location" value="/WEB-INF/datasource.properties"/&gt;</text:span></text:p>
          <text:p text:style-name="P10"><text:span text:style-name="T15"><text:s text:c="4"/></text:span><text:span text:style-name="T15">&lt;/bean&gt;</text:span></text:p>
          <text:p text:style-name="P10"><text:span text:style-name="T15">&lt;/beans&gt;</text:span></text:p>
        </draw:rect>
        <draw:rect draw:style-name="gr2" draw:text-style-name="P44" draw:layer="layout" svg:width="24.765cm" svg:height="5.563cm" svg:x="1.652cm" svg:y="6.408cm">
          <text:p text:style-name="P42"><text:span text:style-name="T31">&lt;beans xmlns="http://www.springframework.org/schema/beans"</text:span></text:p>
          <text:p text:style-name="P43"><text:span text:style-name="T31"><text:s text:c="4"/></text:span><text:span text:style-name="T32">xmlns:context="http://www.springframework.org/schema/context"</text:span></text:p>
          <text:p text:style-name="P43"><text:span text:style-name="T31"><text:s text:c="4"/></text:span><text:span text:style-name="T31">xsi:schemaLocation="</text:span><text:span text:style-name="T31"><text:a xlink:href="http://www.springframework.org/schema/beans">http://www.springframework.org/schema/beans</text:a></text:span></text:p>
          <text:p text:style-name="P43"><text:span text:style-name="T31"><text:s text:c="8"/></text:span><text:span text:style-name="T31">http://www.springframework.org/schema/beans/spring-beans.xsd</text:span></text:p>
          <text:p text:style-name="P10"><text:span text:style-name="T31"><text:s text:c="8"/></text:span><text:span text:style-name="T32"><text:a xlink:href="http://www.springframework.org/schema/context">http://www.springframework.org/schema/context</text:a></text:span><text:span text:style-name="T32"><text:line-break/></text:span><text:span text:style-name="T32"> <text:s text:c="7"/>http://www.springframework.org/schema/context/spring-context.xsd</text:span><text:span text:style-name="T31">" ...&gt;</text:span></text:p>
          <text:p text:style-name="P10"><text:span text:style-name="T33"><text:s text:c="8"/></text:span><text:span text:style-name="T33">&lt;bean id="dataSource" class="com.oracle.jdbc.pool.OracleDataSource"&gt;</text:span></text:p>
          <text:p text:style-name="P10"><text:span text:style-name="T33"><text:s text:c="12"/></text:span><text:span text:style-name="T33">&lt;property name="URL" value="${datasource.url}"/&gt;</text:span></text:p>
          <text:p text:style-name="P10"><text:span text:style-name="T33"><text:s text:c="12"/></text:span><text:span text:style-name="T33">&lt;property name="user" value="${datasource.user}"/&gt;</text:span></text:p>
          <text:p text:style-name="P10"><text:span text:style-name="T33"><text:s text:c="8"/></text:span><text:span text:style-name="T33">&lt;/bean&gt;</text:span></text:p>
          <text:p text:style-name="P10"><text:span text:style-name="T33"><text:s text:c="8"/></text:span><text:span text:style-name="T34">&lt;context:property-placeholder location="/WEB-INF/datasource.properties"/&gt;</text:span></text:p>
          <text:p text:style-name="P10"><text:span text:style-name="T33">&lt;/beans&gt; <text:s text:c="86"/></text:span></text:p>
        </draw:rect>
        <draw:rect draw:style-name="gr2" draw:text-style-name="P15" draw:layer="layout" svg:width="24.765cm" svg:height="1.092cm" svg:x="1.652cm" svg:y="13.308cm">
          <text:p text:style-name="P10"><text:span text:style-name="T15">datasource.url=jdbc:oracle:thin:@localhost:1521:BANK</text:span></text:p>
          <text:p text:style-name="P10"><text:span text:style-name="T15">datasource.user=moneytransfer-app <text:s text:c="61"/></text:span></text:p>
        </draw:rect>
        <draw:line draw:style-name="gr5" draw:text-style-name="P24" draw:layer="layout" svg:x1="12.097cm" svg:y1="9.901cm" svg:x2="4.6cm" svg:y2="13.563cm">
          <text:p/>
        </draw:line>
        <draw:line draw:style-name="gr5" draw:text-style-name="P24" draw:layer="layout" svg:x1="12.398cm" svg:y1="10.327cm" svg:x2="4.901cm" svg:y2="13.989cm">
          <text:p/>
        </draw:line>
        <draw:rect draw:style-name="gr2" draw:text-style-name="P15" draw:layer="layout" svg:width="24.765cm" svg:height="2.794cm" svg:x="1.651cm" svg:y="15.803cm">
          <text:p text:style-name="P10"><text:span text:style-name="T15">&lt;beans&gt;</text:span></text:p>
          <text:p text:style-name="P10"><text:span text:style-name="T15"><text:s text:c="4"/></text:span><text:span text:style-name="T15">&lt;bean id="dataSource" class="com.oracle.jdbc.pool.OracleDataSource"&gt;</text:span></text:p>
          <text:p text:style-name="P10"><text:span text:style-name="T15"><text:s text:c="8"/></text:span><text:span text:style-name="T15">&lt;property name="URL" value="jdbc:oracle:thin:@localhost:1521:BANK"/&gt;</text:span></text:p>
          <text:p text:style-name="P10"><text:span text:style-name="T15"><text:s text:c="8"/></text:span><text:span text:style-name="T15">&lt;property name="user" value="moneytransfer-app"/&gt;</text:span></text:p>
          <text:p text:style-name="P10"><text:span text:style-name="T15"><text:s text:c="4"/></text:span><text:span text:style-name="T15">&lt;/bean&gt;</text:span></text:p>
          <text:p text:style-name="P10"><text:span text:style-name="T15">&lt;/beans&gt; <text:s text:c="86"/></text:span></text:p>
        </draw:rect>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template" presentation:presentation-page-layout-name="AL2T1">
        <office:forms form:automatic-focus="false" form:apply-design-mode="false"/>
        <draw:frame presentation:style-name="pr5" draw:text-style-name="P4" draw:layer="layout" svg:width="24.765cm" svg:height="2.54cm" svg:x="1.654cm" svg:y="1.273cm" presentation:class="title" presentation:user-transformed="true">
          <draw:text-box>
            <text:p><text:span text:style-name="T3">Chapter Topics</text:span><text:span text:style-name="T3"><text:line-break/></text:span><text:span text:style-name="T3"/></text:p>
          </draw:text-box>
        </draw:frame>
        <draw:frame presentation:style-name="pr29" draw:text-style-name="P6" draw:layer="layout" svg:width="24.765cm" svg:height="14.605cm" svg:x="1.651cm" svg:y="5.08cm" presentation:class="outline" presentation:user-transformed="true">
          <draw:text-box>
            <text:list text:style-name="L2">
              <text:list-item>
                <text:p text:style-name="P5"><text:span text:style-name="T5">Factory Methods, Classes And Interfaces</text:span></text:p>
              </text:list-item>
              <text:list-item>
                <text:p text:style-name="P5"><text:span text:style-name="T5">The "c" And "p" Namespaces</text:span></text:p>
              </text:list-item>
              <text:list-item>
                <text:p text:style-name="P5"><text:span text:style-name="T5">Profiles</text:span></text:p>
              </text:list-item>
              <text:list-item>
                <text:p text:style-name="P5"><text:span text:style-name="T5">Externalizing Values To Properties Files</text:span></text:p>
              </text:list-item>
              <text:list-item>
                <text:p text:style-name="P5"><text:span text:style-name="T4">Working With Multiple Configuration Files</text:span></text:p>
              </text:list-item>
              <text:list-item>
                <text:p text:style-name="P5"><text:span text:style-name="T5">Bean Definition Inheritance</text:span></text:p>
              </text:list-item>
              <text:list-item>
                <text:p text:style-name="P5"><text:span text:style-name="T5">Inner Beans</text:span></text:p>
              </text:list-item>
              <text:list-item>
                <text:p text:style-name="P5"><text:span text:style-name="T5">Collections</text:span></text:p>
              </text:list-item>
              <text:list-item>
                <text:p text:style-name="P5"><text:span text:style-name="T5">Spring Expression Language (SpEL)</text:span></text:p>
              </text:list-item>
              <text:list-item>
                <text:p text:style-name="P5"><text:span text:style-name="T5">Review</text:span></text:p>
              </text:list-item>
            </text:list>
          </draw:text-box>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Organizing Spring Configuration Files</text:span><text:span text:style-name="T19"><text:line-break/></text:span><text:span text:style-name="T19"/></text:p>
          </draw:text-box>
        </draw:frame>
        <draw:frame presentation:style-name="pr30" draw:text-style-name="P46" draw:layer="layout" svg:width="24.765cm" svg:height="14.605cm" svg:x="1.651cm" svg:y="5.08cm" presentation:class="outline" presentation:user-transformed="true">
          <draw:text-box>
            <text:list text:style-name="L2">
              <text:list-item>
                <text:p text:style-name="P5"><text:span text:style-name="T4">Listing all configuration files required by an application becomes tedious when working with large numbers of files, just as it does when working with Java based configuration</text:span></text:p>
                <text:list>
                  <text:list-item>
                    <text:p text:style-name="P45"><text:span text:style-name="T7">e.g. What if the application references 50 XML files</text:span></text:p>
                  </text:list-item>
                </text:list>
              </text:list-item>
              <text:list-item>
                <text:p text:style-name="P5"><text:span text:style-name="T4">Spring offers 2 techniques for simplifying configuration under such circumstances</text:span></text:p>
                <text:list>
                  <text:list-item>
                    <text:p><text:span text:style-name="T7">Importing configuration files</text:span></text:p>
                  </text:list-item>
                  <text:list-item>
                    <text:p><text:span text:style-name="T7">Wildcards</text:span></text:p>
                  </text:list-item>
                </text:list>
              </text:list-item>
            </text:list>
          </draw:text-box>
        </draw:frame>
        <draw:rect draw:style-name="gr2" draw:text-style-name="P20" draw:layer="layout" svg:width="24.765cm" svg:height="1.93cm" svg:x="1.653cm" svg:y="10.408cm">
          <text:p text:style-name="P10"><text:span text:style-name="T20">ApplicationContext context =</text:span></text:p>
          <text:p text:style-name="P10"><text:span text:style-name="T20"><text:s text:c="4"/></text:span><text:span text:style-name="T20">new ClassPathXmlApplicationContext</text:span></text:p>
          <text:p text:style-name="P10"><text:span text:style-name="T20"><text:s text:c="8"/></text:span><text:span text:style-name="T20">("config/dao-config.xml", "config/service-config.xml", ...); <text:s text:c="2"/></text:span></text:p>
        </draw:rect>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Importing Configuration Files</text:span><text:span text:style-name="T19"><text:line-break/></text:span><text:span text:style-name="T19"/></text:p>
          </draw:text-box>
        </draw:frame>
        <draw:frame presentation:style-name="pr31" draw:text-style-name="P46" draw:layer="layout" svg:width="24.765cm" svg:height="14.605cm" svg:x="1.651cm" svg:y="5.08cm" presentation:class="outline" presentation:user-transformed="true">
          <draw:text-box>
            <text:list text:style-name="L2">
              <text:list-item>
                <text:p text:style-name="P5"><text:span text:style-name="T8">Use Spring's &lt;import&gt; tag to load beans from many XML files into a single ApplicationContext</text:span></text:p>
                <text:list>
                  <text:list-item>
                    <text:p><text:span text:style-name="T35">Analogous to using @Import on a JavaConfig factory</text:span></text:p>
                  </text:list-item>
                  <text:list-item>
                    <text:p text:style-name="P47"><text:span text:style-name="T35">application-config.xml</text:span></text:p>
                  </text:list-item>
                </text:list>
                <text:list>
                  <text:list-item>
                    <text:p text:style-name="P48"><text:span text:style-name="T35">system-test-config.xml</text:span></text:p>
                  </text:list-item>
                </text:list>
                <text:list>
                  <text:list-item>
                    <text:p><text:span text:style-name="T35">Main.java</text:span></text:p>
                  </text:list-item>
                </text:list>
              </text:list-item>
            </text:list>
          </draw:text-box>
        </draw:frame>
        <draw:rect draw:style-name="gr2" draw:text-style-name="P20" draw:layer="layout" svg:width="24.765cm" svg:height="3.073cm" svg:x="1.651cm" svg:y="8.607cm">
          <text:p><text:span text:style-name="T20">&lt;beans&gt;</text:span></text:p>
          <text:p><text:span text:style-name="T20"><text:s text:c="4"/></text:span><text:span text:style-name="T20">&lt;import resource="accounts/account-config.xml"/&gt;</text:span></text:p>
          <text:p><text:span text:style-name="T20"><text:s text:c="4"/></text:span><text:span text:style-name="T20">&lt;import resource="restaurant/restaurant-config.xml"/&gt;</text:span></text:p>
          <text:p><text:span text:style-name="T20"><text:s text:c="4"/></text:span><text:span text:style-name="T20">&lt;import resource="rewards/rewards-config.xml"/&gt;</text:span></text:p>
          <text:p><text:span text:style-name="T20">&lt;/beans&gt; <text:s text:c="62"/></text:span></text:p>
        </draw:rect>
        <draw:rect draw:style-name="gr2" draw:text-style-name="P20" draw:layer="layout" svg:width="24.765cm" svg:height="2.515cm" svg:x="1.651cm" svg:y="12.898cm">
          <text:p><text:span text:style-name="T20">&lt;beans&gt;</text:span></text:p>
          <text:p><text:span text:style-name="T20"><text:s text:c="4"/></text:span><text:span text:style-name="T20">&lt;import resource="application-config.xml"/&gt;</text:span></text:p>
          <text:p><text:span text:style-name="T20"><text:s text:c="4"/></text:span><text:span text:style-name="T20">&lt;bean id="dataSource" class="example.TestDataSourceFactory" /&gt;</text:span></text:p>
          <text:p><text:span text:style-name="T20">&lt;/beans&gt; <text:s text:c="62"/></text:span></text:p>
        </draw:rect>
        <draw:rect draw:style-name="gr2" draw:text-style-name="P20" draw:layer="layout" svg:width="24.765cm" svg:height="1.372cm" svg:x="1.651cm" svg:y="16.51cm">
          <text:p><text:span text:style-name="T20">ApplicationContext context = </text:span></text:p>
          <text:p><text:span text:style-name="T20"><text:s text:c="4"/></text:span><text:span text:style-name="T20">new ClassPathXmlApplicationContext("system-test-config.xml"); <text:s text:c="4"/></text:span></text:p>
        </draw:rect>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Import Default Locations</text:span><text:span text:style-name="T19"><text:line-break/></text:span><text:span text:style-name="T19"/></text:p>
          </draw:text-box>
        </draw:frame>
        <draw:frame presentation:style-name="pr32" draw:text-style-name="P30" draw:layer="layout" svg:width="24.765cm" svg:height="14.605cm" svg:x="1.651cm" svg:y="5.08cm" presentation:class="outline" presentation:user-transformed="true">
          <draw:text-box>
            <text:list text:style-name="L2">
              <text:list-item>
                <text:p text:style-name="P5"><text:span text:style-name="T4">The import tag uses relative file paths by default</text:span></text:p>
                <text:list>
                  <text:list-item>
                    <text:p text:style-name="P47"><text:span text:style-name="T7">Looks for import files relative to the directory of the importing file</text:span></text:p>
                  </text:list-item>
                </text:list>
              </text:list-item>
              <text:list-item>
                <text:p text:style-name="P49"><text:span text:style-name="T4">This behavior can be overridden using Spring's resource prefixes</text:span></text:p>
              </text:list-item>
              <text:list-item>
                <text:p text:style-name="P5"><text:span text:style-name="T4">Demonstration: ImportTag</text:span></text:p>
                <text:p text:style-name="P5"><text:span text:style-name="T4"/></text:p>
              </text:list-item>
            </text:list>
          </draw:text-box>
        </draw:frame>
        <draw:rect draw:style-name="gr2" draw:text-style-name="P50" draw:layer="layout" svg:width="24.765cm" svg:height="3.073cm" svg:x="1.651cm" svg:y="8.215cm">
          <text:p><text:span text:style-name="T36">&lt;beans&gt;</text:span></text:p>
          <text:p><text:span text:style-name="T36"><text:s text:c="4"/></text:span><text:span text:style-name="T36">&lt;import resource="account-config.xml"/&gt;</text:span></text:p>
          <text:p><text:span text:style-name="T36"><text:s text:c="4"/></text:span><text:span text:style-name="T36">&lt;import resource="rewards-config.xml"/&gt;</text:span></text:p>
          <text:p><text:span text:style-name="T36"><text:s text:c="4"/></text:span><text:span text:style-name="T36">...</text:span></text:p>
          <text:p><text:span text:style-name="T36">&lt;/beans&gt; <text:s text:c="62"/></text:span></text:p>
        </draw:rect>
        <draw:rect draw:style-name="gr2" draw:text-style-name="P50" draw:layer="layout" svg:width="24.765cm" svg:height="2.515cm" svg:x="1.651cm" svg:y="13.798cm">
          <text:p><text:span text:style-name="T36">&lt;beans&gt;</text:span></text:p>
          <text:p><text:span text:style-name="T36"><text:s text:c="4"/></text:span><text:span text:style-name="T36">&lt;import resource="classpath:com/springsource/account-config.xml"/&gt;</text:span></text:p>
          <text:p><text:span text:style-name="T36"><text:s text:c="4"/></text:span><text:span text:style-name="T36">...</text:span></text:p>
          <text:p><text:span text:style-name="T36">&lt;/beans&gt; <text:s text:c="62"/></text:span></text:p>
        </draw:rect>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Wildcards</text:span><text:span text:style-name="T19"><text:line-break/></text:span><text:span text:style-name="T19"/></text:p>
          </draw:text-box>
        </draw:frame>
        <draw:frame presentation:style-name="pr33" draw:text-style-name="P52" draw:layer="layout" svg:width="24.765cm" svg:height="14.605cm" svg:x="1.651cm" svg:y="5.08cm" presentation:class="outline" presentation:user-transformed="true">
          <draw:text-box>
            <text:list text:style-name="L2">
              <text:list-item>
                <text:p text:style-name="P51"><text:span text:style-name="T4">You can also include wildcards as part of a resource specification</text:span></text:p>
                <text:list>
                  <text:list-item>
                    <text:p><text:span text:style-name="T7">"*-config.xml" tells Spring the name of the file being sought</text:span></text:p>
                    <text:list>
                      <text:list-item>
                        <text:p><text:span text:style-name="T8">Wildcard applied to filename</text:span></text:p>
                      </text:list-item>
                    </text:list>
                  </text:list-item>
                  <text:list-item>
                    <text:p><text:span text:style-name="T7">"classpath*" tells Spring to include all sources in its pattern matching</text:span></text:p>
                    <text:list>
                      <text:list-item>
                        <text:p><text:span text:style-name="T8">Wildcard applied to elements in classpath</text:span></text:p>
                      </text:list-item>
                      <text:list-item>
                        <text:p><text:span text:style-name="T8">Folders</text:span></text:p>
                      </text:list-item>
                      <text:list-item>
                        <text:p><text:span text:style-name="T8">Jar files</text:span></text:p>
                      </text:list-item>
                      <text:list-item>
                        <text:p><text:span text:style-name="T8">Without the "*" after the classpath designator, only the contents of the first matching source would be processed, as illustrated in the next slide</text:span></text:p>
                      </text:list-item>
                    </text:list>
                  </text:list-item>
                </text:list>
              </text:list-item>
            </text:list>
          </draw:text-box>
        </draw:frame>
        <draw:rect draw:style-name="gr2" draw:text-style-name="P20" draw:layer="layout" svg:width="24.765cm" svg:height="1.372cm" svg:x="1.651cm" svg:y="7.418cm">
          <text:p text:style-name="P10"><text:span text:style-name="T20">ApplicationContext context = </text:span></text:p>
          <text:p text:style-name="P10"><text:span text:style-name="T20"><text:s text:c="4"/></text:span><text:span text:style-name="T20">new ClassPathXmlApplicationContext("classpath*:conf/*-config.xml");</text:span></text:p>
        </draw:rect>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template" presentation:presentation-page-layout-name="AL2T1">
        <office:forms form:automatic-focus="false" form:apply-design-mode="false"/>
        <draw:frame presentation:style-name="pr18" draw:text-style-name="P18" draw:layer="layout" svg:width="24.765cm" svg:height="2.54cm" svg:x="1.652cm" svg:y="1.271cm" presentation:class="title" presentation:user-transformed="true">
          <draw:text-box>
            <text:p><text:span text:style-name="T19">Example: Wildcards</text:span><text:span text:style-name="T19"><text:line-break/></text:span><text:span text:style-name="T19"/></text:p>
          </draw:text-box>
        </draw:frame>
        <draw:frame presentation:style-name="pr34" draw:text-style-name="P30" draw:layer="layout" svg:width="24.765cm" svg:height="14.605cm" svg:x="1.651cm" svg:y="5.08cm" presentation:class="outline" presentation:user-transformed="true">
          <draw:text-box>
            <text:list text:style-name="L2">
              <text:list-item>
                <text:p text:style-name="P5"><text:span text:style-name="T4">Case study:</text:span></text:p>
                <text:list>
                  <text:list-item>
                    <text:p><text:span text:style-name="T7">Suppose that you have 2 xml files</text:span></text:p>
                    <text:list>
                      <text:list-item>
                        <text:p><text:span text:style-name="T8">app1.xml &amp;&amp; app2.xml</text:span></text:p>
                      </text:list-item>
                      <text:list-item>
                        <text:p><text:span text:style-name="T8">Beans in app2.xml refer to beans in app1.xml</text:span></text:p>
                      </text:list-item>
                    </text:list>
                  </text:list-item>
                  <text:list-item>
                    <text:p><text:span text:style-name="T7">classpath:app*.xml would report an error if app1.xml and app2.xml were in two different classpath folders</text:span></text:p>
                    <text:list>
                      <text:list-item>
                        <text:p><text:span text:style-name="T8">It matches only the first file whose name matches the designated pattern in the classpath</text:span></text:p>
                      </text:list-item>
                    </text:list>
                  </text:list-item>
                  <text:list-item>
                    <text:p><text:span text:style-name="T7">classpath*:app*.xml would not report an error if app1.xml and app2.xml were in two different classpath folders</text:span></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template" presentation:presentation-page-layout-name="AL2T1">
        <office:forms form:automatic-focus="false" form:apply-design-mode="false"/>
        <draw:frame presentation:style-name="pr5" draw:text-style-name="P4" draw:layer="layout" svg:width="24.765cm" svg:height="2.54cm" svg:x="1.654cm" svg:y="1.273cm" presentation:class="title" presentation:user-transformed="true">
          <draw:text-box>
            <text:p><text:span text:style-name="T3">Chapter Topics</text:span><text:span text:style-name="T3"><text:line-break/></text:span><text:span text:style-name="T3"/></text:p>
          </draw:text-box>
        </draw:frame>
        <draw:frame presentation:style-name="pr35" draw:text-style-name="P6" draw:layer="layout" svg:width="24.765cm" svg:height="14.605cm" svg:x="1.651cm" svg:y="5.08cm" presentation:class="outline" presentation:user-transformed="true">
          <draw:text-box>
            <text:list text:style-name="L2">
              <text:list-item>
                <text:p text:style-name="P5"><text:span text:style-name="T5">Factory Methods, Classes And Interfaces</text:span></text:p>
              </text:list-item>
              <text:list-item>
                <text:p text:style-name="P5"><text:span text:style-name="T5">The "c" And "p" Namespaces</text:span></text:p>
              </text:list-item>
              <text:list-item>
                <text:p text:style-name="P5"><text:span text:style-name="T5">Profiles</text:span></text:p>
              </text:list-item>
              <text:list-item>
                <text:p text:style-name="P5"><text:span text:style-name="T5">Externalizing Values To Properties Files</text:span></text:p>
              </text:list-item>
              <text:list-item>
                <text:p text:style-name="P5"><text:span text:style-name="T5">Working With Multiple Configuration Files</text:span></text:p>
              </text:list-item>
              <text:list-item>
                <text:p text:style-name="P5"><text:span text:style-name="T4">Bean Definition Inheritance</text:span></text:p>
              </text:list-item>
              <text:list-item>
                <text:p text:style-name="P5"><text:span text:style-name="T5">Inner Beans</text:span></text:p>
              </text:list-item>
              <text:list-item>
                <text:p text:style-name="P5"><text:span text:style-name="T5">Collections</text:span></text:p>
              </text:list-item>
              <text:list-item>
                <text:p text:style-name="P5"><text:span text:style-name="T5">Spring Expression Language (SpEL)</text:span></text:p>
              </text:list-item>
              <text:list-item>
                <text:p text:style-name="P5"><text:span text:style-name="T5">Review</text:span></text:p>
              </text:list-item>
            </text:list>
          </draw:text-box>
        </draw:frame>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template" presentation:presentation-page-layout-name="AL2T1">
        <office:forms form:automatic-focus="false" form:apply-design-mode="false"/>
        <draw:frame presentation:style-name="pr36" draw:text-style-name="P18" draw:layer="layout" svg:width="24.765cm" svg:height="2.54cm" svg:x="1.651cm" svg:y="1.27cm" presentation:class="title" presentation:user-transformed="true">
          <draw:text-box>
            <text:p><text:span text:style-name="T19">Bean Definition Inheritance</text:span><text:span text:style-name="T19"><text:line-break/></text:span><text:span text:style-name="T19"/></text:p>
          </draw:text-box>
        </draw:frame>
        <draw:frame presentation:style-name="pr37" draw:text-style-name="P53" draw:layer="layout" svg:width="24.765cm" svg:height="14.605cm" svg:x="1.651cm" svg:y="5.08cm" presentation:class="outline" presentation:user-transformed="true">
          <draw:text-box>
            <text:list text:style-name="L2">
              <text:list-item>
                <text:p text:style-name="P5"><text:span text:style-name="T7">Sometimes several beans need to be configured the same way</text:span></text:p>
                <text:list>
                  <text:list-item>
                    <text:p><text:span text:style-name="T8">You could copy and paste the common configuration elements across multiple beans</text:span></text:p>
                  </text:list-item>
                  <text:list-item>
                    <text:p><text:span text:style-name="T8">But this can lead to duplication / redundant maintenance</text:span></text:p>
                  </text:list-item>
                </text:list>
              </text:list-item>
              <text:list-item>
                <text:p text:style-name="P5"><text:span text:style-name="T7">Instead, use bean definition inheritance to define the common configuration elements once</text:span></text:p>
                <text:list>
                  <text:list-item>
                    <text:p><text:span text:style-name="T8">Then reuse the configuration elsewhere</text:span></text:p>
                  </text:list-item>
                </text:list>
              </text:list-item>
              <text:list-item>
                <text:p text:style-name="P5"><text:span text:style-name="T7">Note that this is a templating mechanism, not Java Inheritance</text:span></text:p>
                <text:list>
                  <text:list-item>
                    <text:p><text:span text:style-name="T8">You inherit configuration metadata, not code</text:span></text:p>
                  </text:list-item>
                </text:list>
              </text:list-item>
              <text:list-item>
                <text:p><text:span text:style-name="T7">Features include</text:span></text:p>
                <text:list>
                  <text:list-item>
                    <text:p><text:span text:style-name="T8">Abstract bean configuration</text:span></text:p>
                  </text:list-item>
                  <text:list-item>
                    <text:p><text:span text:style-name="T8">Descendant overriding</text:span></text:p>
                  </text:list-item>
                  <text:list-item>
                    <text:p><text:span text:style-name="T8">Multiple inheritance</text:span></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Without Bean Definition Inheritance</text:span><text:span text:style-name="T19"><text:line-break/></text:span><text:span text:style-name="T19"/></text:p>
          </draw:text-box>
        </draw:frame>
        <draw:frame presentation:style-name="pr38" draw:text-style-name="P30" draw:layer="layout" svg:width="24.765cm" svg:height="14.605cm" svg:x="1.651cm" svg:y="5.08cm" presentation:class="outline" presentation:user-transformed="true">
          <draw:text-box>
            <text:list text:style-name="L2">
              <text:list-item>
                <text:p text:style-name="P5"><text:span text:style-name="T4">Note the duplication</text:span></text:p>
              </text:list-item>
            </text:list>
          </draw:text-box>
        </draw:frame>
        <draw:rect draw:style-name="gr2" draw:text-style-name="P54" draw:layer="layout" svg:width="24.765cm" svg:height="7.188cm" svg:x="1.652cm" svg:y="6.416cm">
          <text:p text:style-name="P10"><text:span text:style-name="T12">&lt;beans&gt;</text:span></text:p>
          <text:p text:style-name="P10"><text:span text:style-name="T12"><text:s text:c="4"/></text:span><text:span text:style-name="T12">&lt;bean id="pool-A" </text:span><text:span text:style-name="T37">class="com.oracle.jdbc.pool.OracleDataSource"</text:span><text:span text:style-name="T12">&gt;</text:span></text:p>
          <text:p text:style-name="P10"><text:span text:style-name="T12"><text:s text:c="8"/></text:span><text:span text:style-name="T12">&lt;property name="URL" value="jdbc:oracle:thin:@server-a:1521:BANK"/&gt;</text:span></text:p>
          <text:p text:style-name="P10"><text:span text:style-name="T12"><text:s text:c="8"/></text:span><text:span text:style-name="T38">&lt;property name="user" value="moneytransfer-app"/&gt;</text:span></text:p>
          <text:p text:style-name="P10"><text:span text:style-name="T12"><text:s text:c="4"/></text:span><text:span text:style-name="T12">&lt;/bean&gt;</text:span></text:p>
          <text:p text:style-name="P10"><text:span text:style-name="T12"><text:s text:c="4"/></text:span><text:span text:style-name="T12">&lt;bean id="pool-B" </text:span><text:span text:style-name="T37">class="com.oracle.jdbc.pool.OracleDataSource"</text:span><text:span text:style-name="T12">&gt;</text:span></text:p>
          <text:p text:style-name="P10"><text:span text:style-name="T12"><text:s text:c="8"/></text:span><text:span text:style-name="T12">&lt;property name="URL" value="jdbc:oracle:thin:@server-b:1521:BANK"/&gt;</text:span></text:p>
          <text:p text:style-name="P10"><text:span text:style-name="T12"><text:s text:c="8"/></text:span><text:span text:style-name="T38">&lt;property name="user" value="moneytransfer-app"/&gt;</text:span></text:p>
          <text:p text:style-name="P10"><text:span text:style-name="T12"><text:s text:c="4"/></text:span><text:span text:style-name="T12">&lt;/bean&gt;</text:span></text:p>
          <text:p text:style-name="P10"><text:span text:style-name="T12"><text:s text:c="4"/></text:span><text:span text:style-name="T12">&lt;bean id="pool-C" </text:span><text:span text:style-name="T37">class="com.oracle.jdbc.pool.OracleDataSource"</text:span><text:span text:style-name="T12">&gt;</text:span></text:p>
          <text:p text:style-name="P10"><text:span text:style-name="T12"><text:s text:c="8"/></text:span><text:span text:style-name="T12">&lt;property name="URL" value="jdbc:oracle:thin:@server-c:1521:BANK"/&gt;</text:span></text:p>
          <text:p text:style-name="P10"><text:span text:style-name="T12"><text:s text:c="8"/></text:span><text:span text:style-name="T38">&lt;property name="user" value="moneytransfer-app"/&gt;</text:span></text:p>
          <text:p text:style-name="P10"><text:span text:style-name="T12"><text:s text:c="4"/></text:span><text:span text:style-name="T12">&lt;/bean&gt;</text:span></text:p>
          <text:p text:style-name="P10"><text:span text:style-name="T12">&lt;/beans&gt; <text:s text:c="72"/></text:span></text:p>
        </draw:rect>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Bean Definition Inheritance: Abstract Parent</text:span></text:p>
          </draw:text-box>
        </draw:frame>
        <draw:frame presentation:style-name="pr39" draw:text-style-name="P56" draw:layer="layout" svg:width="24.765cm" svg:height="14.605cm" svg:x="1.651cm" svg:y="5.08cm" presentation:class="outline" presentation:user-transformed="true">
          <draw:text-box>
            <text:list text:style-name="L2">
              <text:list-item>
                <text:p text:style-name="P5"><text:span text:style-name="T8">Like an abstract class, declare a bean abstract that would never be instantiated directly</text:span></text:p>
                <text:list>
                  <text:list-item>
                    <text:p><text:span text:style-name="T35">A bean having another bean as its parent inherits the attributes (excluding the id attribute) and properties of the parent</text:span></text:p>
                  </text:list-item>
                  <text:list-item>
                    <text:p text:style-name="P55"><text:span text:style-name="T35">The descendant may override any attribute or property inherited from its parent</text:span></text:p>
                  </text:list-item>
                  <text:list-item>
                    <text:p text:style-name="P55"><text:span text:style-name="T35">An abstract bean need not even represent a real Java class</text:span></text:p>
                  </text:list-item>
                </text:list>
              </text:list-item>
            </text:list>
          </draw:text-box>
        </draw:frame>
        <draw:rect draw:style-name="gr2" draw:text-style-name="P57" draw:layer="layout" svg:width="24.765cm" svg:height="8.179cm" svg:x="1.651cm" svg:y="10.101cm">
          <text:p text:style-name="P10"><text:span text:style-name="T39">&lt;beans&gt;</text:span></text:p>
          <text:p text:style-name="P10"><text:span text:style-name="T39"><text:s text:c="4"/></text:span><text:span text:style-name="T39">&lt;bean id="abstractPool"</text:span></text:p>
          <text:p text:style-name="P10"><text:span text:style-name="T39"><text:s text:c="8"/></text:span><text:span text:style-name="T39">class="com.oracle.jdbc.pool.OracleDataSource" abstract="true"&gt;</text:span></text:p>
          <text:p text:style-name="P10"><text:span text:style-name="T39"><text:s text:c="8"/></text:span><text:span text:style-name="T39">&lt;property name="user" value="moneytransfer-app"/&gt;</text:span></text:p>
          <text:p text:style-name="P10"><text:span text:style-name="T39"><text:s text:c="4"/></text:span><text:span text:style-name="T39">&lt;/bean&gt;</text:span></text:p>
          <text:p text:style-name="P10"><text:span text:style-name="T39"><text:s text:c="4"/></text:span><text:span text:style-name="T39">&lt;bean id="pool-A" parent="abstractPool"&gt; &lt;!-- Inherit user and class. --&gt; </text:span></text:p>
          <text:p text:style-name="P10"><text:span text:style-name="T39"><text:s text:c="8"/></text:span><text:span text:style-name="T39">&lt;property name="URL" value="jdbc:oracle:thin:@server-a:1521:BANK"/&gt;</text:span></text:p>
          <text:p text:style-name="P10"><text:span text:style-name="T39"><text:s text:c="4"/></text:span><text:span text:style-name="T39">&lt;/bean&gt;</text:span></text:p>
          <text:p text:style-name="P10"><text:span text:style-name="T39"><text:s text:c="4"/></text:span><text:span text:style-name="T39">&lt;bean id="pool-B" parent="abstractPool"&gt; &lt;!-- Inherit user and class. --&gt; </text:span></text:p>
          <text:p text:style-name="P10"><text:span text:style-name="T39"><text:s text:c="8"/></text:span><text:span text:style-name="T39">&lt;property name="URL" value="jdbc:oracle:thin:@server-b:1521:BANK"/&gt;</text:span></text:p>
          <text:p text:style-name="P10"><text:span text:style-name="T39"><text:s text:c="4"/></text:span><text:span text:style-name="T39">&lt;/bean&gt;</text:span></text:p>
          <text:p text:style-name="P10"><text:span text:style-name="T39"><text:s text:c="4"/></text:span><text:span text:style-name="T39">&lt;bean id="pool-C" parent="abstractPool"&gt; &lt;!-- Inherit class. --&gt; </text:span></text:p>
          <text:p text:style-name="P10"><text:span text:style-name="T39"><text:s text:c="8"/></text:span><text:span text:style-name="T39">&lt;property name="URL" value="jdbc:oracle:thin:@server-c:1521:BANK"/&gt;</text:span></text:p>
          <text:p text:style-name="P10"><text:span text:style-name="T39"><text:s text:c="8"/></text:span><text:span text:style-name="T39">&lt;property name="user" value="bank-app"/&gt;</text:span></text:p>
          <text:p text:style-name="P10"><text:span text:style-name="T39"><text:s text:c="4"/></text:span><text:span text:style-name="T39">&lt;/bean&gt;</text:span></text:p>
          <text:p text:style-name="P10"><text:span text:style-name="T39">&lt;/beans&gt; <text:s text:c="72"/></text:span></text:p>
        </draw:rect>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template" presentation:presentation-page-layout-name="AL2T1">
        <office:forms form:automatic-focus="false" form:apply-design-mode="false"/>
        <draw:frame presentation:style-name="pr18" draw:text-style-name="P18" draw:layer="layout" svg:width="24.765cm" svg:height="2.54cm" svg:x="1.652cm" svg:y="1.271cm" presentation:class="title" presentation:user-transformed="true">
          <draw:text-box>
            <text:p><text:span text:style-name="T19">Bean Definition Inheritance: Default (Non-Abstract) Parent</text:span></text:p>
          </draw:text-box>
        </draw:frame>
        <draw:frame presentation:style-name="pr40" draw:text-style-name="P56" draw:layer="layout" svg:width="24.765cm" svg:height="14.605cm" svg:x="1.652cm" svg:y="5.081cm" presentation:class="outline" presentation:user-transformed="true">
          <draw:text-box>
            <text:list text:style-name="L2">
              <text:list-item>
                <text:p text:style-name="P5"><text:span text:style-name="T8">Like an non-abstract class, declare as a default bean any bean that could be instantiated directly</text:span></text:p>
                <text:list>
                  <text:list-item>
                    <text:p><text:span text:style-name="T35">Typically representing a “default” configuration for the bean</text:span></text:p>
                  </text:list-item>
                  <text:list-item>
                    <text:p><text:span text:style-name="T35">A bean having another bean as its parent inherits the attributes (excluding the id attribute) and properties of the parent</text:span></text:p>
                  </text:list-item>
                  <text:list-item>
                    <text:p text:style-name="P55"><text:span text:style-name="T35">The descendant may override any attribute or property inherited from its parent</text:span></text:p>
                  </text:list-item>
                </text:list>
              </text:list-item>
            </text:list>
          </draw:text-box>
        </draw:frame>
        <draw:rect draw:style-name="gr2" draw:text-style-name="P57" draw:layer="layout" svg:width="24.765cm" svg:height="6.706cm" svg:x="1.652cm" svg:y="10.902cm">
          <text:p text:style-name="P10"><text:span text:style-name="T39">&lt;beans&gt;</text:span></text:p>
          <text:p text:style-name="P10"><text:span text:style-name="T39"><text:s text:c="4"/></text:span><text:span text:style-name="T39">&lt;bean id="defaultPool" class="com.oracle.jdbc.pool.OracleDataSource"&gt;</text:span></text:p>
          <text:p text:style-name="P10"><text:span text:style-name="T39"><text:s text:c="8"/></text:span><text:span text:style-name="T39">&lt;property name="URL" value="jdbc:oracle:thin:@server-a:1521:BANK"/&gt;</text:span></text:p>
          <text:p text:style-name="P10"><text:span text:style-name="T39"><text:s text:c="8"/></text:span><text:span text:style-name="T39">&lt;property name="user" value="moneytransfer-app"/&gt;</text:span></text:p>
          <text:p text:style-name="P10"><text:span text:style-name="T39"><text:s text:c="4"/></text:span><text:span text:style-name="T39">&lt;/bean&gt;</text:span></text:p>
          <text:p text:style-name="P10"><text:span text:style-name="T39"><text:s text:c="4"/></text:span><text:span text:style-name="T39">&lt;bean id="pool-B" parent="defaultPool"&gt; &lt;!-- Inherit user and class. --&gt; </text:span></text:p>
          <text:p text:style-name="P10"><text:span text:style-name="T39"><text:s text:c="8"/></text:span><text:span text:style-name="T39">&lt;property name="URL" value="jdbc:oracle:thin:@server-b:1521:BANK"/&gt;</text:span></text:p>
          <text:p text:style-name="P10"><text:span text:style-name="T39"><text:s text:c="4"/></text:span><text:span text:style-name="T39">&lt;/bean&gt;</text:span></text:p>
          <text:p text:style-name="P10"><text:span text:style-name="T39"><text:s text:c="4"/></text:span><text:span text:style-name="T39">&lt;bean id="pool-C" <text:s text:c="22"/>&lt;!-- Inherit user only. --&gt;</text:span></text:p>
          <text:p text:style-name="P10"><text:span text:style-name="T39"><text:s text:c="8"/></text:span><text:span text:style-name="T39">parent="defaultPool" class="exampl.SomeOthereDataSource"/&gt;</text:span></text:p>
          <text:p text:style-name="P10"><text:span text:style-name="T39"><text:s text:c="8"/></text:span><text:span text:style-name="T39">&lt;property name="URL" value="jdbc:oracle:thin:@server-c:1521:BANK"/&gt;</text:span></text:p>
          <text:p text:style-name="P10"><text:span text:style-name="T39"><text:s text:c="4"/></text:span><text:span text:style-name="T39">&lt;/bean&gt;</text:span></text:p>
          <text:p text:style-name="P10"><text:span text:style-name="T39">&lt;/beans&gt; <text:s text:c="72"/></text:span></text:p>
        </draw:rect>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template" presentation:presentation-page-layout-name="AL2T1">
        <office:forms form:automatic-focus="false" form:apply-design-mode="false"/>
        <draw:frame presentation:style-name="pr18" draw:text-style-name="P18" draw:layer="layout" svg:width="24.765cm" svg:height="2.54cm" svg:x="1.653cm" svg:y="1.272cm" presentation:class="title" presentation:user-transformed="true">
          <draw:text-box>
            <text:p><text:span text:style-name="T19">Common Applications Of Bean Definition Inheritance</text:span></text:p>
          </draw:text-box>
        </draw:frame>
        <draw:frame presentation:style-name="pr41" draw:text-style-name="P56" draw:layer="layout" svg:width="24.765cm" svg:height="14.605cm" svg:x="1.653cm" svg:y="5.082cm" presentation:class="outline" presentation:user-transformed="true">
          <draw:text-box>
            <text:list text:style-name="L2">
              <text:list-item>
                <text:p text:style-name="P5"><text:span text:style-name="T8">Bean definition inheritance is often used to declare abstract Stereotype beans that serve as the foundation for domain specific implementations</text:span></text:p>
              </text:list-item>
            </text:list>
          </draw:text-box>
        </draw:frame>
        <draw:rect draw:style-name="gr2" draw:text-style-name="P24" draw:layer="layout" svg:width="24.002cm" svg:height="1.401cm" svg:x="2.033cm" svg:y="8.343cm">
          <text:p text:style-name="P24">&lt;bean id=”abstractService” …/&gt;</text:p>
        </draw:rect>
        <draw:rect draw:style-name="gr2" draw:text-style-name="P24" draw:layer="layout" svg:width="10.082cm" svg:height="1.401cm" svg:x="2.032cm" svg:y="11.302cm">
          <text:p text:style-name="P24">&lt;bean id=”transactionService” …/&gt;</text:p>
        </draw:rect>
        <draw:rect draw:style-name="gr2" draw:text-style-name="P24" draw:layer="layout" svg:width="10.082cm" svg:height="1.401cm" svg:x="15.953cm" svg:y="11.301cm">
          <text:p text:style-name="P24">&lt;bean id=”accountService” …/&gt;</text:p>
        </draw:rect>
        <draw:line draw:style-name="gr4" draw:text-style-name="P24" draw:layer="layout" svg:x1="14.034cm" svg:y1="9.744cm" svg:x2="15.954cm" svg:y2="11.301cm">
          <text:p/>
        </draw:line>
        <draw:line draw:style-name="gr4" draw:text-style-name="P24" draw:layer="layout" svg:x1="14.034cm" svg:y1="9.745cm" svg:x2="12.114cm" svg:y2="11.302cm">
          <text:p/>
        </draw:line>
        <draw:rect draw:style-name="gr6" draw:text-style-name="P24" draw:layer="layout" svg:width="24.765cm" svg:height="5.08cm" svg:x="1.652cm" svg:y="7.977cm">
          <text:p/>
        </draw:rect>
        <draw:rect draw:style-name="gr2" draw:text-style-name="P24" draw:layer="layout" svg:width="24.002cm" svg:height="1.401cm" svg:x="2.034cm" svg:y="13.743cm">
          <text:p text:style-name="P24">&lt;bean id=”abstractRepo” …/&gt;</text:p>
        </draw:rect>
        <draw:rect draw:style-name="gr2" draw:text-style-name="P24" draw:layer="layout" svg:width="10.082cm" svg:height="1.401cm" svg:x="2.033cm" svg:y="16.702cm">
          <text:p text:style-name="P24">&lt;bean id=”transactionRepo” …/&gt;</text:p>
        </draw:rect>
        <draw:rect draw:style-name="gr2" draw:text-style-name="P24" draw:layer="layout" svg:width="10.082cm" svg:height="1.401cm" svg:x="15.954cm" svg:y="16.701cm">
          <text:p text:style-name="P24">&lt;bean id=”accountRepo” …/&gt;</text:p>
        </draw:rect>
        <draw:line draw:style-name="gr4" draw:text-style-name="P24" draw:layer="layout" svg:x1="14.035cm" svg:y1="15.144cm" svg:x2="15.955cm" svg:y2="16.701cm">
          <text:p/>
        </draw:line>
        <draw:line draw:style-name="gr4" draw:text-style-name="P24" draw:layer="layout" svg:x1="14.035cm" svg:y1="15.145cm" svg:x2="12.115cm" svg:y2="16.702cm">
          <text:p/>
        </draw:line>
        <draw:rect draw:style-name="gr6" draw:text-style-name="P24" draw:layer="layout" svg:width="24.765cm" svg:height="5.08cm" svg:x="1.653cm" svg:y="13.377cm">
          <text:p/>
        </draw:rect>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template" presentation:presentation-page-layout-name="AL2T1">
        <office:forms form:automatic-focus="false" form:apply-design-mode="false"/>
        <draw:frame presentation:style-name="pr5" draw:text-style-name="P4" draw:layer="layout" svg:width="24.765cm" svg:height="2.54cm" svg:x="1.654cm" svg:y="1.273cm" presentation:class="title" presentation:user-transformed="true">
          <draw:text-box>
            <text:p><text:span text:style-name="T3">Chapter Topics</text:span><text:span text:style-name="T3"><text:line-break/></text:span><text:span text:style-name="T3"/></text:p>
          </draw:text-box>
        </draw:frame>
        <draw:frame presentation:style-name="pr42" draw:text-style-name="P6" draw:layer="layout" svg:width="24.765cm" svg:height="14.605cm" svg:x="1.651cm" svg:y="5.08cm" presentation:class="outline" presentation:user-transformed="true">
          <draw:text-box>
            <text:list text:style-name="L2">
              <text:list-item>
                <text:p text:style-name="P5"><text:span text:style-name="T5">Factory Methods, Classes And Interfaces</text:span></text:p>
              </text:list-item>
              <text:list-item>
                <text:p text:style-name="P5"><text:span text:style-name="T5">The "c" And "p" Namespaces</text:span></text:p>
              </text:list-item>
              <text:list-item>
                <text:p text:style-name="P5"><text:span text:style-name="T5">Profiles</text:span></text:p>
              </text:list-item>
              <text:list-item>
                <text:p text:style-name="P5"><text:span text:style-name="T5">Externalizing Values To Properties Files</text:span></text:p>
              </text:list-item>
              <text:list-item>
                <text:p text:style-name="P5"><text:span text:style-name="T5">Working With Multiple Configuration Files</text:span></text:p>
              </text:list-item>
              <text:list-item>
                <text:p text:style-name="P5"><text:span text:style-name="T5">Bean Definition Inheritance</text:span></text:p>
              </text:list-item>
              <text:list-item>
                <text:p text:style-name="P5"><text:span text:style-name="T4">Inner Beans</text:span></text:p>
              </text:list-item>
              <text:list-item>
                <text:p text:style-name="P5"><text:span text:style-name="T5">Collections</text:span></text:p>
              </text:list-item>
              <text:list-item>
                <text:p text:style-name="P5"><text:span text:style-name="T5">Spring Expression Language (SpEL)</text:span></text:p>
              </text:list-item>
              <text:list-item>
                <text:p text:style-name="P5"><text:span text:style-name="T5">Review</text:span></text:p>
              </text:list-item>
            </text:list>
          </draw:text-box>
        </draw:frame>
        <presentation:notes draw:style-name="dp2">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Food For Thought</text:span><text:span text:style-name="T19"><text:line-break/></text:span><text:span text:style-name="T19"/></text:p>
          </draw:text-box>
        </draw:frame>
        <draw:frame presentation:style-name="pr43" draw:text-style-name="P53" draw:layer="layout" svg:width="24.765cm" svg:height="14.605cm" svg:x="1.651cm" svg:y="5.08cm" presentation:class="outline" presentation:user-transformed="true">
          <draw:text-box>
            <text:list text:style-name="L2">
              <text:list-item>
                <text:p text:style-name="P5"><text:span text:style-name="T7">Suppose you have 2 beans, A &amp; B:</text:span></text:p>
                <text:list>
                  <text:list-item>
                    <text:p><text:span text:style-name="T8">Bean B depends on Bean A</text:span></text:p>
                  </text:list-item>
                  <text:list-item>
                    <text:p><text:span text:style-name="T8">No other bean depends on Bean A</text:span></text:p>
                  </text:list-item>
                </text:list>
              </text:list-item>
              <text:list-item>
                <text:p text:style-name="P5"><text:span text:style-name="T7">Ideally, you would like to limit the "scope" of Bean A, so that it is only accessible to Bean B to:</text:span></text:p>
                <text:list>
                  <text:list-item>
                    <text:p><text:span text:style-name="T8">Make the application more manageable</text:span></text:p>
                  </text:list-item>
                  <text:list-item>
                    <text:p><text:span text:style-name="T8">Avoid polluting the bean namespace</text:span></text:p>
                  </text:list-item>
                  <text:list-item>
                    <text:p><text:span text:style-name="T8">But unfortunately top level bean definitions in a Spring XML file are implicitly public</text:span></text:p>
                    <text:list>
                      <text:list-item>
                        <text:p><text:span text:style-name="T35">Anyone with a reference to the ApplicationContext can look them up</text:span></text:p>
                      </text:list-item>
                    </text:list>
                  </text:list-item>
                </text:list>
              </text:list-item>
              <text:list-item>
                <text:p text:style-name="P5"><text:span text:style-name="T7">Fortunately, Spring provides a mechanism for limiting access to a bean definition, known as an Inner Bean</text:span></text:p>
                <text:list>
                  <text:list-item>
                    <text:p><text:span text:style-name="T35">Just define one bean inside of the definition of the bean that depends on it (like an inner class) and access to the inner bean will be limited to the bean within which it is defined</text:span></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Without Inner Beans</text:span><text:span text:style-name="T19"><text:line-break/></text:span><text:span text:style-name="T19"/></text:p>
          </draw:text-box>
        </draw:frame>
        <draw:frame presentation:style-name="pr44" draw:text-style-name="P59" draw:layer="layout" svg:width="24.765cm" svg:height="14.605cm" svg:x="1.652cm" svg:y="5.081cm" presentation:class="outline" presentation:user-transformed="true">
          <draw:text-box>
            <text:list text:style-name="L2">
              <text:list-header>
                <text:p text:style-name="P58"><text:span text:style-name="T7"/></text:p>
              </text:list-header>
              <text:list-item>
                <text:p text:style-name="P21"><text:span text:style-name="T7">Factory is a top-level bean, so anyone can look it up</text:span></text:p>
              </text:list-item>
            </text:list>
          </draw:text-box>
        </draw:frame>
        <draw:rect draw:style-name="gr2" draw:text-style-name="P60" draw:layer="layout" svg:width="24.765cm" svg:height="3.454cm" svg:x="1.651cm" svg:y="5.08cm">
          <text:p text:style-name="P10"><text:span text:style-name="T40">&lt;beans ...&gt;</text:span></text:p>
          <text:p text:style-name="P10"><text:span text:style-name="T40"><text:s text:c="4"/></text:span><text:span text:style-name="T40">&lt;bean id="restaurantRepository" class="rewards.internal.restaurant.JdbcRestaurantRepository"&gt;</text:span></text:p>
          <text:p text:style-name="P10"><text:span text:style-name="T40"><text:s text:c="8"/></text:span><text:span text:style-name="T40">&lt;property name="dataSource" ref="dataSource"/&gt;</text:span></text:p>
          <text:p text:style-name="P10"><text:span text:style-name="T40"><text:s text:c="8"/></text:span><text:span text:style-name="T40">&lt;property name="benefitAvailabilityPolicyFactory" ref="factory"/&gt;</text:span></text:p>
          <text:p text:style-name="P10"><text:span text:style-name="T40"><text:s text:c="4"/></text:span><text:span text:style-name="T40">&lt;/bean&gt;</text:span></text:p>
          <text:p text:style-name="P10"><text:span text:style-name="T40"><text:s text:c="4"/></text:span><text:span text:style-name="T40">&lt;bean id="factory" class="rewards.internal.restaurant.availability.DefaultBenefitAvailabilityPolicyFactory"&gt;</text:span></text:p>
          <text:p text:style-name="P10"><text:span text:style-name="T40"><text:s text:c="8"/></text:span><text:span text:style-name="T40">&lt;constructor-arg ref="rewardHistoryService" /&gt;</text:span></text:p>
          <text:p text:style-name="P10"><text:span text:style-name="T40"><text:s text:c="4"/></text:span><text:span text:style-name="T40">&lt;/bean&gt;</text:span></text:p>
          <text:p text:style-name="P10"><text:span text:style-name="T40">&lt;/beans&gt; <text:s text:c="105"/></text:span></text:p>
        </draw:rect>
        <draw:rect draw:style-name="gr2" draw:text-style-name="P62" draw:layer="layout" svg:width="24.765cm" svg:height="1.321cm" svg:x="1.652cm" svg:y="9.78cm">
          <text:p text:style-name="P61"><text:span text:style-name="T40">ApplicationContext context = new ApplicationContext( ... ) ;</text:span></text:p>
          <text:p><text:span text:style-name="T41">DefaultBenefitAvailabilityPolicyFactory factory = </text:span></text:p>
          <text:p><text:span text:style-name="T41"><text:s text:c="4"/></text:span><text:span text:style-name="T41">(DefaultBenefitAvailabilityPolicyFactory) context.getBean(DefaultBenefitAvailabilityPolicyFactory.class); <text:s text:c="4"/></text:span></text:p>
        </draw:rect>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With Inner Beans</text:span><text:span text:style-name="T19"><text:line-break/></text:span><text:span text:style-name="T19"/></text:p>
          </draw:text-box>
        </draw:frame>
        <draw:frame presentation:style-name="pr45" draw:text-style-name="P63" draw:layer="layout" svg:width="24.765cm" svg:height="14.605cm" svg:x="1.652cm" svg:y="5.081cm" presentation:class="outline" presentation:user-transformed="true">
          <draw:text-box>
            <text:list text:style-name="L2">
              <text:list-header>
                <text:p text:style-name="P49"><text:span text:style-name="T7"/></text:p>
              </text:list-header>
              <text:list-item>
                <text:p text:style-name="P21"><text:span text:style-name="T7">Factory is now inaccessible to anyone but its outer bean, so the following will generate a NoSuchBeanFoundException</text:span></text:p>
              </text:list-item>
            </text:list>
          </draw:text-box>
        </draw:frame>
        <draw:rect draw:style-name="gr2" draw:text-style-name="P60" draw:layer="layout" svg:width="24.765cm" svg:height="3.81cm" svg:x="1.651cm" svg:y="5.08cm">
          <text:p text:style-name="P10"><text:span text:style-name="T40">&lt;beans ...&gt;</text:span></text:p>
          <text:p text:style-name="P10"><text:span text:style-name="T40"><text:s text:c="4"/></text:span><text:span text:style-name="T40">&lt;bean id="restaurantRepository" class="rewards.internal.restaurant.JdbcRestaurantRepository"&gt;</text:span></text:p>
          <text:p text:style-name="P10"><text:span text:style-name="T40"><text:s text:c="8"/></text:span><text:span text:style-name="T40">&lt;property name="dataSource" ref="dataSource" /&gt;</text:span></text:p>
          <text:p text:style-name="P10"><text:span text:style-name="T40"><text:s text:c="8"/></text:span><text:span text:style-name="T40">&lt;property name="benefitAvailabilityPolicyFactory"&gt;</text:span></text:p>
          <text:p text:style-name="P10"><text:span text:style-name="T40"><text:s text:c="12"/></text:span><text:span text:style-name="T40">&lt;bean class="rewards.internal.restaurant.availability.DefaultBenefitAvailabilityPolicyFactory"&gt;</text:span></text:p>
          <text:p text:style-name="P10"><text:span text:style-name="T40"><text:s text:c="16"/></text:span><text:span text:style-name="T40">&lt;constructor-arg ref="rewardHistoryService" /&gt;</text:span></text:p>
          <text:p text:style-name="P10"><text:span text:style-name="T40"><text:s text:c="12"/></text:span><text:span text:style-name="T40">&lt;/bean&gt;</text:span></text:p>
          <text:p text:style-name="P10"><text:span text:style-name="T40"><text:s text:c="8"/></text:span><text:span text:style-name="T40">&lt;/property&gt;</text:span></text:p>
          <text:p text:style-name="P10"><text:span text:style-name="T40"><text:s text:c="4"/></text:span><text:span text:style-name="T40">&lt;/bean&gt;</text:span></text:p>
          <text:p text:style-name="P10"><text:span text:style-name="T40">&lt;/beans&gt; <text:s text:c="105"/></text:span></text:p>
        </draw:rect>
        <draw:rect draw:style-name="gr2" draw:text-style-name="P62" draw:layer="layout" svg:width="24.765cm" svg:height="1.321cm" svg:x="1.652cm" svg:y="11.08cm">
          <text:p text:style-name="P61"><text:span text:style-name="T41">ApplicationContext context = new ApplicationContext( ... ) ;</text:span></text:p>
          <text:p><text:span text:style-name="T41">DefaultBenefitAvailabilityPolicyFactory factory = <text:s text:c="7"/></text:span></text:p>
          <text:p><text:span text:style-name="T41"><text:s text:c="4"/></text:span><text:span text:style-name="T41">(DefaultBenefitAvailabilityPolicyFactory) context.getBean(DefaultBenefitAvailabilityPolicyFactory.class); <text:s text:c="4"/></text:span></text:p>
        </draw:rect>
        <presentation:notes draw:style-name="dp2">
          <draw:page-thumbnail draw:style-name="gr1"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Inner Beans Can Be Nested Indefinitely</text:span><text:span text:style-name="T19"><text:line-break/></text:span><text:span text:style-name="T19"/></text:p>
          </draw:text-box>
        </draw:frame>
        <draw:rect draw:style-name="gr2" draw:text-style-name="P15" draw:layer="layout" svg:width="24.765cm" svg:height="5.232cm" svg:x="1.651cm" svg:y="5.08cm">
          <text:p text:style-name="P10"><text:span text:style-name="T42">&lt;beans ...&gt; <text:s text:c="2"/></text:span></text:p>
          <text:p text:style-name="P10"><text:span text:style-name="T42"><text:s text:c="4"/></text:span><text:span text:style-name="T42">&lt;bean id="restaurantRepository" class="rewards.internal.restaurant.JdbcRestaurantRepository"&gt;</text:span></text:p>
          <text:p text:style-name="P10"><text:span text:style-name="T42"><text:s text:c="8"/></text:span><text:span text:style-name="T42">&lt;property name="dataSource" ref="dataSource" /&gt;</text:span></text:p>
          <text:p text:style-name="P10"><text:span text:style-name="T42"><text:s text:c="8"/></text:span><text:span text:style-name="T42">&lt;property name="benefitAvailabilityPolicyFactory"&gt;</text:span></text:p>
          <text:p text:style-name="P10"><text:span text:style-name="T42"><text:s text:c="12"/></text:span><text:span text:style-name="T42">&lt;bean class="rewards.internal.restaurant.availability.DefaultBenefitAvailabilityPolicyFactory"&gt;</text:span></text:p>
          <text:p text:style-name="P10"><text:span text:style-name="T42"><text:s text:c="16"/></text:span><text:span text:style-name="T42">&lt;constructor-arg&gt;</text:span></text:p>
          <text:p text:style-name="P10"><text:span text:style-name="T42"><text:s text:c="20"/></text:span><text:span text:style-name="T42">&lt;bean class="rewards.internal.rewards.JdbcRewardHistory"&gt;</text:span></text:p>
          <text:p text:style-name="P10"><text:span text:style-name="T42"><text:s text:c="24"/></text:span><text:span text:style-name="T42">&lt;property name="dataSource" ref="dataSource" /&gt;</text:span></text:p>
          <text:p text:style-name="P10"><text:span text:style-name="T42"><text:s text:c="20"/></text:span><text:span text:style-name="T42">&lt;/bean&gt; <text:s text:c="3"/></text:span></text:p>
          <text:p text:style-name="P10"><text:span text:style-name="T42"><text:s text:c="16"/></text:span><text:span text:style-name="T42">&lt;/constructor-arg&gt;</text:span></text:p>
          <text:p text:style-name="P10"><text:span text:style-name="T42"><text:s text:c="12"/></text:span><text:span text:style-name="T42">&lt;/bean&gt;</text:span></text:p>
          <text:p text:style-name="P10"><text:span text:style-name="T42"><text:s text:c="8"/></text:span><text:span text:style-name="T42">&lt;/property&gt;</text:span></text:p>
          <text:p text:style-name="P10"><text:span text:style-name="T42"><text:s text:c="4"/></text:span><text:span text:style-name="T42">&lt;/bean&gt;</text:span></text:p>
          <text:p text:style-name="P10"><text:span text:style-name="T42">&lt;/beans&gt; <text:s text:c="105"/></text:span></text:p>
        </draw:rect>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Inner Beans: Pros And Cons</text:span><text:span text:style-name="T19"><text:line-break/></text:span><text:span text:style-name="T19"/></text:p>
          </draw:text-box>
        </draw:frame>
        <draw:frame presentation:style-name="pr46" draw:text-style-name="P30" draw:layer="layout" svg:width="24.765cm" svg:height="14.605cm" svg:x="1.651cm" svg:y="5.08cm" presentation:class="outline" presentation:user-transformed="true">
          <draw:text-box>
            <text:list text:style-name="L2">
              <text:list-item>
                <text:p text:style-name="P5"><text:span text:style-name="T4">Pros</text:span></text:p>
                <text:list>
                  <text:list-item>
                    <text:p><text:span text:style-name="T7">Limited exposure</text:span></text:p>
                  </text:list-item>
                </text:list>
              </text:list-item>
              <text:list-item>
                <text:p text:style-name="P5"><text:span text:style-name="T4">Cons</text:span></text:p>
                <text:list>
                  <text:list-item>
                    <text:p><text:span text:style-name="T7">Readability</text:span></text:p>
                  </text:list-item>
                </text:list>
              </text:list-item>
              <text:list-item>
                <text:p text:style-name="P5"><text:span text:style-name="T4">Best Practices</text:span></text:p>
                <text:list>
                  <text:list-item>
                    <text:p><text:span text:style-name="T7">Use sparingly</text:span></text:p>
                  </text:list-item>
                  <text:list-item>
                    <text:p><text:span text:style-name="T7">Suitable for deeply nested one-off beans</text:span></text:p>
                  </text:list-item>
                </text:list>
              </text:list-item>
              <text:list-item>
                <text:p text:style-name="P5"><text:span text:style-name="T4">Demonstration: InnerBean</text:span></text:p>
              </text:list-item>
            </text:list>
          </draw:text-box>
        </draw:frame>
        <presentation:notes draw:style-name="dp2">
          <draw:page-thumbnail draw:style-name="gr1"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1" draw:master-page-name="template" presentation:presentation-page-layout-name="AL2T1">
        <office:forms form:automatic-focus="false" form:apply-design-mode="false"/>
        <draw:frame presentation:style-name="pr5" draw:text-style-name="P4" draw:layer="layout" svg:width="24.765cm" svg:height="2.54cm" svg:x="1.654cm" svg:y="1.273cm" presentation:class="title" presentation:user-transformed="true">
          <draw:text-box>
            <text:p><text:span text:style-name="T3">Chapter Topics</text:span><text:span text:style-name="T3"><text:line-break/></text:span><text:span text:style-name="T3"/></text:p>
          </draw:text-box>
        </draw:frame>
        <draw:frame presentation:style-name="pr47" draw:text-style-name="P6" draw:layer="layout" svg:width="24.765cm" svg:height="14.605cm" svg:x="1.651cm" svg:y="5.08cm" presentation:class="outline" presentation:user-transformed="true">
          <draw:text-box>
            <text:list text:style-name="L2">
              <text:list-item>
                <text:p text:style-name="P5"><text:span text:style-name="T5">Factory Methods, Classes And Interfaces</text:span></text:p>
              </text:list-item>
              <text:list-item>
                <text:p text:style-name="P5"><text:span text:style-name="T5">The "c" And "p" Namespaces</text:span></text:p>
              </text:list-item>
              <text:list-item>
                <text:p text:style-name="P5"><text:span text:style-name="T5">Profiles</text:span></text:p>
              </text:list-item>
              <text:list-item>
                <text:p text:style-name="P5"><text:span text:style-name="T5">Externalizing Values To Properties Files</text:span></text:p>
              </text:list-item>
              <text:list-item>
                <text:p text:style-name="P5"><text:span text:style-name="T5">Working With Multiple Configuration Files</text:span></text:p>
              </text:list-item>
              <text:list-item>
                <text:p text:style-name="P5"><text:span text:style-name="T5">Bean Definition Inheritance</text:span></text:p>
              </text:list-item>
              <text:list-item>
                <text:p text:style-name="P5"><text:span text:style-name="T5">Inner Beans</text:span></text:p>
              </text:list-item>
              <text:list-item>
                <text:p text:style-name="P5"><text:span text:style-name="T4">Collections</text:span></text:p>
              </text:list-item>
              <text:list-item>
                <text:p text:style-name="P5"><text:span text:style-name="T5">Spring Expression Language (SpEL)</text:span></text:p>
              </text:list-item>
              <text:list-item>
                <text:p text:style-name="P5"><text:span text:style-name="T5">Review</text:span></text:p>
              </text:list-item>
            </text:list>
          </draw:text-box>
        </draw:frame>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template" presentation:presentation-page-layout-name="AL2T1">
        <office:forms form:automatic-focus="false" form:apply-design-mode="false"/>
        <draw:frame presentation:style-name="pr18" draw:text-style-name="P64" draw:layer="layout" svg:width="24.765cm" svg:height="2.54cm" svg:x="1.654cm" svg:y="1.275cm" presentation:class="title" presentation:user-transformed="true">
          <draw:text-box>
            <text:p><text:span text:style-name="T43">Collections Namespaces: &lt;beans&gt; And &lt;utils&gt;</text:span></text:p>
          </draw:text-box>
        </draw:frame>
        <draw:frame presentation:style-name="pr48" draw:text-style-name="P65" draw:layer="layout" svg:width="24.765cm" svg:height="14.605cm" svg:x="1.652cm" svg:y="5.083cm" presentation:class="outline" presentation:user-transformed="true">
          <draw:text-box>
            <text:list text:style-name="L2">
              <text:list-item>
                <text:p text:style-name="P16"><text:span text:style-name="T44">Spring offers 2 namespaces for declaring and initializing collections</text:span></text:p>
                <text:list>
                  <text:list-item>
                    <text:p><text:span text:style-name="T45">&lt;beans&gt;</text:span></text:p>
                    <text:list>
                      <text:list-item>
                        <text:p><text:span text:style-name="T45">For simple initialization</text:span></text:p>
                      </text:list-item>
                    </text:list>
                  </text:list-item>
                  <text:list-item>
                    <text:p><text:span text:style-name="T45">&lt;utils&gt;</text:span></text:p>
                    <text:list>
                      <text:list-item>
                        <text:p><text:span text:style-name="T45">For more advanced configuration</text:span></text:p>
                      </text:list-item>
                    </text:list>
                  </text:list-item>
                </text:list>
              </text:list-item>
              <text:list-item>
                <text:p><text:span text:style-name="T44">Both support collections of</text:span></text:p>
                <text:list>
                  <text:list-item>
                    <text:p><text:span text:style-name="T45">Lists</text:span></text:p>
                  </text:list-item>
                  <text:list-item>
                    <text:p><text:span text:style-name="T45">Sets</text:span></text:p>
                  </text:list-item>
                  <text:list-item>
                    <text:p><text:span text:style-name="T45">Maps</text:span></text:p>
                  </text:list-item>
                  <text:list-item>
                    <text:p><text:span text:style-name="T45">Properties</text:span></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1" draw:master-page-name="template" presentation:presentation-page-layout-name="AL2T1">
        <office:forms form:automatic-focus="false" form:apply-design-mode="false"/>
        <draw:frame presentation:style-name="pr18" draw:text-style-name="P64" draw:layer="layout" svg:width="24.765cm" svg:height="2.54cm" svg:x="1.653cm" svg:y="1.27cm" presentation:class="title" presentation:user-transformed="true">
          <draw:text-box>
            <text:p><text:span text:style-name="T43">Using The Beans Namespace To Inject A List</text:span></text:p>
          </draw:text-box>
        </draw:frame>
        <draw:rect draw:style-name="gr2" draw:text-style-name="P54" draw:layer="layout" svg:width="24.765cm" svg:height="5.207cm" svg:x="1.654cm" svg:y="6.294cm">
          <text:p><text:span text:style-name="T46">&lt;bean id="clock1" class="sample.Clock"/&gt;</text:span></text:p>
          <text:p><text:span text:style-name="T46">&lt;bean id="clock2" class="sample.Clock"/&gt;</text:span></text:p>
          <text:p><text:span text:style-name="T46">&lt;bean id="clockList" class="sample.ClockList"&gt;</text:span></text:p>
          <text:p><text:span text:style-name="T46"><text:s text:c="4"/></text:span><text:span text:style-name="T46">&lt;property name="list"&gt;</text:span></text:p>
          <text:p><text:span text:style-name="T46"><text:s text:c="8"/></text:span><text:span text:style-name="T46">&lt;list&gt;</text:span></text:p>
          <text:p><text:span text:style-name="T46"><text:s text:c="12"/></text:span><text:span text:style-name="T46">&lt;ref bean="clock1"/&gt;</text:span></text:p>
          <text:p><text:span text:style-name="T46"><text:s text:c="12"/></text:span><text:span text:style-name="T46">&lt;ref bean="clock2"/&gt;</text:span></text:p>
          <text:p><text:span text:style-name="T46"><text:s text:c="8"/></text:span><text:span text:style-name="T46">&lt;/list&gt;</text:span></text:p>
          <text:p><text:span text:style-name="T46"><text:s text:c="4"/></text:span><text:span text:style-name="T46">&lt;/property&gt;</text:span></text:p>
          <text:p><text:span text:style-name="T46">&lt;/bean&gt; <text:s text:c="73"/></text:span></text:p>
        </draw:rect>
        <draw:rect draw:style-name="gr2" draw:text-style-name="P54" draw:layer="layout" svg:width="24.765cm" svg:height="4.724cm" svg:x="1.655cm" svg:y="12.795cm">
          <text:p><text:span text:style-name="T46">package sample;</text:span></text:p>
          <text:p><text:span text:style-name="T46">import java.util.*;</text:span></text:p>
          <text:p><text:span text:style-name="T46">Clock clock1 = new Clock();</text:span></text:p>
          <text:p><text:span text:style-name="T46">Clock clock2 = new Clock();</text:span></text:p>
          <text:p><text:span text:style-name="T46">List list = new ArrayList();</text:span></text:p>
          <text:p><text:span text:style-name="T46">list.add(clock1);</text:span></text:p>
          <text:p><text:span text:style-name="T46">list.add(clock2);</text:span></text:p>
          <text:p><text:span text:style-name="T46">ClockList clockList = new ClockList();</text:span></text:p>
          <text:p><text:span text:style-name="T46">clockList.setList(list); <text:s text:c="56"/></text:span></text:p>
        </draw:rect>
        <draw:frame presentation:style-name="pr49" draw:text-style-name="P68" draw:layer="layout" svg:width="24.765cm" svg:height="14.605cm" svg:x="1.653cm" svg:y="5.082cm" presentation:class="outline" presentation:user-transformed="true">
          <draw:text-box>
            <text:list text:style-name="L2">
              <text:list-item>
                <text:p text:style-name="P66"><text:span text:style-name="T7">The following declaration using the "beans" namespace:</text:span></text:p>
              </text:list-item>
              <text:list-item>
                <text:p text:style-name="P67"><text:span text:style-name="T7">Is roughly equivalent to the following source code:</text:span></text:p>
              </text:list-item>
              <text:list-item>
                <text:p text:style-name="P5"><text:span text:style-name="T7">Demonstration: BeanListCreation</text:span></text:p>
              </text:list-item>
              <text:list-item>
                <text:p text:style-name="P5"><text:span text:style-name="T7">Demonstration: ListCreation</text:span></text:p>
              </text:list-item>
            </text:list>
          </draw:text-box>
        </draw:frame>
        <presentation:notes draw:style-name="dp2">
          <draw:page-thumbnail draw:style-name="gr1"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Limits To Using The Beans Namespace To Represent Lists</text:span></text:p>
          </draw:text-box>
        </draw:frame>
        <draw:frame presentation:style-name="pr50" draw:text-style-name="P30" draw:layer="layout" svg:width="24.765cm" svg:height="14.605cm" svg:x="1.651cm" svg:y="5.08cm" presentation:class="outline" presentation:user-transformed="true">
          <draw:text-box>
            <text:list text:style-name="L2">
              <text:list-item>
                <text:p text:style-name="P5"><text:span text:style-name="T4">You cannot specify the type of collection using the "beans" namespace</text:span></text:p>
                <text:list>
                  <text:list-item>
                    <text:p><text:span text:style-name="T7">e.g. All lists declared this way are implemented as ArrayLists</text:span></text:p>
                  </text:list-item>
                </text:list>
              </text:list-item>
              <text:list-item>
                <text:p text:style-name="P5"><text:span text:style-name="T4">You cannot restrict the type of members of a collection declared using the "beans" namespace</text:span></text:p>
                <text:list>
                  <text:list-item>
                    <text:p><text:span text:style-name="T7">e.g. You would like to enforce a guarantee that the initial members of the ArrayList are all Strings</text:span></text:p>
                  </text:list-item>
                </text:list>
              </text:list-item>
              <text:list-item>
                <text:p text:style-name="P5"><text:span text:style-name="T4">It is difficult to initialize collections as top-level beans using the "beans" namespace</text:span></text:p>
                <text:list>
                  <text:list-item>
                    <text:p><text:span text:style-name="T7">Only as properties (inner beans) of other beans</text:span></text:p>
                  </text:list-item>
                </text:list>
              </text:list-item>
              <text:list-item>
                <text:p><text:span text:style-name="T4">Similar limits apply to other types of collections as well</text:span></text:p>
                <text:p text:style-name="P5"><text:span text:style-name="T4"/></text:p>
              </text:list-item>
            </text:list>
          </draw:text-box>
        </draw:frame>
        <presentation:notes draw:style-name="dp2">
          <draw:page-thumbnail draw:style-name="gr1"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template" presentation:presentation-page-layout-name="AL2T1">
        <office:forms form:automatic-focus="false" form:apply-design-mode="false"/>
        <draw:frame presentation:style-name="pr18" draw:text-style-name="P64" draw:layer="layout" svg:width="24.765cm" svg:height="2.54cm" svg:x="1.654cm" svg:y="1.271cm" presentation:class="title" presentation:user-transformed="true">
          <draw:text-box>
            <text:p><text:span text:style-name="T43">Using The Beans Namespace To Inject A Set</text:span></text:p>
          </draw:text-box>
        </draw:frame>
        <draw:rect draw:style-name="gr2" draw:text-style-name="P15" draw:layer="layout" svg:width="24.765cm" svg:height="4.496cm" svg:x="1.655cm" svg:y="6.295cm">
          <text:p text:style-name="P10"><text:span text:style-name="T15">&lt;bean id="clock1" class="example.Clock"/&gt;</text:span></text:p>
          <text:p text:style-name="P10"><text:span text:style-name="T15">&lt;bean id="clock2" class="example.Clock"/&gt;</text:span></text:p>
          <text:p text:style-name="P10"><text:span text:style-name="T15">&lt;bean id="clockContainer" class="example.Container"&gt;</text:span></text:p>
          <text:p text:style-name="P10"><text:span text:style-name="T15"><text:s text:c="4"/></text:span><text:span text:style-name="T15">&lt;property name="contents"&gt;</text:span></text:p>
          <text:p text:style-name="P10"><text:span text:style-name="T15"><text:s text:c="8"/></text:span><text:span text:style-name="T15">&lt;set&gt;</text:span></text:p>
          <text:p text:style-name="P10"><text:span text:style-name="T15"><text:s text:c="12"/></text:span><text:span text:style-name="T15">&lt;ref bean="clock1"/</text:span></text:p>
          <text:p text:style-name="P10"><text:span text:style-name="T15"><text:s text:c="12"/></text:span><text:span text:style-name="T15">&lt;ref bean="clock2"/&gt;</text:span></text:p>
          <text:p text:style-name="P10"><text:span text:style-name="T15"><text:s text:c="8"/></text:span><text:span text:style-name="T15">&lt;/set&gt;</text:span></text:p>
          <text:p text:style-name="P10"><text:span text:style-name="T15"><text:s text:c="4"/></text:span><text:span text:style-name="T15">&lt;/property&gt;</text:span></text:p>
          <text:p text:style-name="P10"><text:span text:style-name="T15">&lt;/bean&gt; <text:s text:c="87"/></text:span></text:p>
        </draw:rect>
        <draw:frame presentation:style-name="pr51" draw:text-style-name="P70" draw:layer="layout" svg:width="24.765cm" svg:height="14.605cm" svg:x="1.652cm" svg:y="5.081cm" presentation:class="outline" presentation:user-transformed="true">
          <draw:text-box>
            <text:list text:style-name="L2">
              <text:list-item>
                <text:p text:style-name="P69"><text:span text:style-name="T7">The following declaration using the "beans" namespace:</text:span></text:p>
              </text:list-item>
              <text:list-item>
                <text:p text:style-name="P16"><text:span text:style-name="T7">Is roughly equivalent to the following source code:</text:span></text:p>
              </text:list-item>
            </text:list>
          </draw:text-box>
        </draw:frame>
        <draw:rect draw:style-name="gr2" draw:text-style-name="P15" draw:layer="layout" svg:width="24.765cm" svg:height="6.198cm" svg:x="1.656cm" svg:y="12.096cm">
          <text:p text:style-name="P10"><text:span text:style-name="T15">package example;</text:span></text:p>
          <text:p text:style-name="P10"><text:span text:style-name="T15">import java.util.HashSet;</text:span></text:p>
          <text:p text:style-name="P10"><text:span text:style-name="T15">public class Application {</text:span></text:p>
          <text:p text:style-name="P10"><text:span text:style-name="T15"><text:s text:c="4"/></text:span><text:span text:style-name="T15">public static void main(String [] args) { </text:span></text:p>
          <text:p text:style-name="P10"><text:span text:style-name="T15"><text:s text:c="8"/></text:span><text:span text:style-name="T15">Clock clock1 = new Clock();</text:span></text:p>
          <text:p text:style-name="P10"><text:span text:style-name="T15"><text:s text:c="8"/></text:span><text:span text:style-name="T15">Clock clock2 = new Clock();</text:span></text:p>
          <text:p text:style-name="P10"><text:span text:style-name="T15"><text:s text:c="8"/></text:span><text:span text:style-name="T15">HashSet set = new HashSet();</text:span></text:p>
          <text:p text:style-name="P10"><text:span text:style-name="T15"><text:s text:c="8"/></text:span><text:span text:style-name="T15">set.add(clock1);</text:span></text:p>
          <text:p text:style-name="P10"><text:span text:style-name="T15"><text:s text:c="8"/></text:span><text:span text:style-name="T15">set.add(clock2);</text:span></text:p>
          <text:p text:style-name="P10"><text:span text:style-name="T15"><text:s text:c="8"/></text:span><text:span text:style-name="T15">Container container = new Container();</text:span></text:p>
          <text:p text:style-name="P10"><text:span text:style-name="T15"><text:s text:c="8"/></text:span><text:span text:style-name="T15">container.setContents(set);</text:span></text:p>
          <text:p text:style-name="P10"><text:span text:style-name="T15"><text:s text:c="8"/></text:span><text:span text:style-name="T15">...</text:span></text:p>
          <text:p text:style-name="P10"><text:span text:style-name="T15"><text:s text:c="4"/></text:span><text:span text:style-name="T15">}</text:span></text:p>
          <text:p text:style-name="P10"><text:span text:style-name="T15">} <text:s text:c="93"/></text:span></text:p>
        </draw:rect>
        <presentation:notes draw:style-name="dp2">
          <draw:page-thumbnail draw:style-name="gr1"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template" presentation:presentation-page-layout-name="AL2T1">
        <office:forms form:automatic-focus="false" form:apply-design-mode="false"/>
        <draw:frame presentation:style-name="pr18" draw:text-style-name="P64" draw:layer="layout" svg:width="24.765cm" svg:height="2.54cm" svg:x="1.655cm" svg:y="1.272cm" presentation:class="title" presentation:user-transformed="true">
          <draw:text-box>
            <text:p><text:span text:style-name="T43">Using The Beans Namespace To Inject A Map</text:span></text:p>
          </draw:text-box>
        </draw:frame>
        <draw:rect draw:style-name="gr2" draw:text-style-name="P15" draw:layer="layout" svg:width="24.765cm" svg:height="4.496cm" svg:x="1.656cm" svg:y="6.296cm">
          <text:p text:style-name="P10"><text:span text:style-name="T15">&lt;bean id="clock1" class="example.Clock"/&gt;</text:span></text:p>
          <text:p text:style-name="P10"><text:span text:style-name="T15">&lt;bean id="clock2" class="example.Clock"/&gt;</text:span></text:p>
          <text:p text:style-name="P10"><text:span text:style-name="T15">&lt;bean id="clockContainer" class="example.Container"&gt;</text:span></text:p>
          <text:p text:style-name="P10"><text:span text:style-name="T15"><text:s text:c="4"/></text:span><text:span text:style-name="T15">&lt;property name="contents"&gt;</text:span></text:p>
          <text:p text:style-name="P10"><text:span text:style-name="T15"><text:s text:c="8"/></text:span><text:span text:style-name="T15">&lt;map&gt;</text:span></text:p>
          <text:p text:style-name="P10"><text:span text:style-name="T15"><text:s text:c="12"/></text:span><text:span text:style-name="T15">&lt;entry key="clock1" value-ref="clock1"/&gt;</text:span></text:p>
          <text:p text:style-name="P10"><text:span text:style-name="T15"><text:s text:c="12"/></text:span><text:span text:style-name="T15">&lt;entry key="clock2" value-ref="clock2"/&gt;</text:span></text:p>
          <text:p text:style-name="P10"><text:span text:style-name="T15"><text:s text:c="9"/></text:span><text:span text:style-name="T15">&lt;/map&gt;</text:span></text:p>
          <text:p text:style-name="P10"><text:span text:style-name="T15"><text:s text:c="4"/></text:span><text:span text:style-name="T15">&lt;/property&gt;</text:span></text:p>
          <text:p text:style-name="P10"><text:span text:style-name="T15">&lt;/bean&gt; <text:s text:c="87"/></text:span></text:p>
        </draw:rect>
        <draw:frame presentation:style-name="pr52" draw:text-style-name="P70" draw:layer="layout" svg:width="24.765cm" svg:height="14.605cm" svg:x="1.653cm" svg:y="5.082cm" presentation:class="outline" presentation:user-transformed="true">
          <draw:text-box>
            <text:list text:style-name="L2">
              <text:list-item>
                <text:p text:style-name="P69"><text:span text:style-name="T7">The following declaration using the "beans" namespace:</text:span></text:p>
              </text:list-item>
              <text:list-item>
                <text:p text:style-name="P16"><text:span text:style-name="T7">Is roughly equivalent to the following source code:</text:span></text:p>
              </text:list-item>
            </text:list>
          </draw:text-box>
        </draw:frame>
        <draw:rect draw:style-name="gr2" draw:text-style-name="P15" draw:layer="layout" svg:width="24.765cm" svg:height="6.198cm" svg:x="1.657cm" svg:y="12.097cm">
          <text:p text:style-name="P10"><text:span text:style-name="T15">package example;</text:span></text:p>
          <text:p text:style-name="P10"><text:span text:style-name="T15">import java.util.HashMap;</text:span></text:p>
          <text:p text:style-name="P10"><text:span text:style-name="T15">public class Application {</text:span></text:p>
          <text:p text:style-name="P10"><text:span text:style-name="T15"><text:s text:c="4"/></text:span><text:span text:style-name="T15">public static void main(String [] args) { </text:span></text:p>
          <text:p text:style-name="P10"><text:span text:style-name="T15"><text:s text:c="8"/></text:span><text:span text:style-name="T15">Clock clock1 = new Clock();</text:span></text:p>
          <text:p text:style-name="P10"><text:span text:style-name="T15"><text:s text:c="8"/></text:span><text:span text:style-name="T15">Clock clock2 = new Clock();</text:span></text:p>
          <text:p text:style-name="P10"><text:span text:style-name="T15"><text:s text:c="8"/></text:span><text:span text:style-name="T15">HashMap map = new HashMap();</text:span></text:p>
          <text:p text:style-name="P10"><text:span text:style-name="T15"><text:s text:c="8"/></text:span><text:span text:style-name="T15">map.put("clock1", clock1);</text:span></text:p>
          <text:p text:style-name="P10"><text:span text:style-name="T15"><text:s text:c="8"/></text:span><text:span text:style-name="T15">map.put("clock2", clock2);</text:span></text:p>
          <text:p text:style-name="P10"><text:span text:style-name="T15"><text:s text:c="8"/></text:span><text:span text:style-name="T15">Container container = new Container();</text:span></text:p>
          <text:p text:style-name="P10"><text:span text:style-name="T15"><text:s text:c="8"/></text:span><text:span text:style-name="T15">container.setContents(map);</text:span></text:p>
          <text:p text:style-name="P10"><text:span text:style-name="T15"><text:s text:c="8"/></text:span><text:span text:style-name="T15">...</text:span></text:p>
          <text:p text:style-name="P10"><text:span text:style-name="T15"><text:s text:c="4"/></text:span><text:span text:style-name="T15">}</text:span></text:p>
          <text:p text:style-name="P10"><text:span text:style-name="T15">} <text:s text:c="93"/></text:span></text:p>
        </draw:rect>
        <presentation:notes draw:style-name="dp2">
          <draw:page-thumbnail draw:style-name="gr1"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1" draw:master-page-name="template" presentation:presentation-page-layout-name="AL2T1">
        <office:forms form:automatic-focus="false" form:apply-design-mode="false"/>
        <draw:frame presentation:style-name="pr18" draw:text-style-name="P64" draw:layer="layout" svg:width="24.765cm" svg:height="2.54cm" svg:x="1.656cm" svg:y="1.273cm" presentation:class="title" presentation:user-transformed="true">
          <draw:text-box>
            <text:p><text:span text:style-name="T43">Using The Beans Namespace To Inject Java Properties</text:span></text:p>
          </draw:text-box>
        </draw:frame>
        <draw:rect draw:style-name="gr2" draw:text-style-name="P60" draw:layer="layout" svg:width="24.765cm" svg:height="3.099cm" svg:x="1.657cm" svg:y="6.097cm">
          <text:p text:style-name="P10"><text:span text:style-name="T42">&lt;bean id="clockProperties" class="example.ClockProperties"&gt;</text:span></text:p>
          <text:p text:style-name="P10"><text:span text:style-name="T42"><text:s text:c="4"/></text:span><text:span text:style-name="T42">&lt;property name="members"&gt;</text:span></text:p>
          <text:p text:style-name="P10"><text:span text:style-name="T42"><text:s text:c="8"/></text:span><text:span text:style-name="T42">&lt;value&gt;</text:span></text:p>
          <text:p text:style-name="P10"><text:span text:style-name="T42"><text:s text:c="12"/></text:span><text:span text:style-name="T42">hour=1</text:span></text:p>
          <text:p text:style-name="P10"><text:span text:style-name="T42"><text:s text:c="12"/></text:span><text:span text:style-name="T42">minute=10</text:span></text:p>
          <text:p text:style-name="P10"><text:span text:style-name="T42"><text:s text:c="8"/></text:span><text:span text:style-name="T42">&lt;/value&gt;</text:span></text:p>
          <text:p text:style-name="P10"><text:span text:style-name="T42"><text:s text:c="4"/></text:span><text:span text:style-name="T42">&lt;/property&gt;</text:span></text:p>
          <text:p text:style-name="P10"><text:span text:style-name="T42">&lt;/bean&gt; <text:s text:c="106"/></text:span></text:p>
        </draw:rect>
        <draw:frame presentation:style-name="pr53" draw:text-style-name="P72" draw:layer="layout" svg:width="24.765cm" svg:height="14.605cm" svg:x="1.654cm" svg:y="5.083cm" presentation:class="outline" presentation:user-transformed="true">
          <draw:text-box>
            <text:list text:style-name="L2">
              <text:list-item>
                <text:p text:style-name="P71"><text:span text:style-name="T35">The following declaration using the "beans" namespace:</text:span></text:p>
              </text:list-item>
              <text:list-item>
                <text:p text:style-name="P71"><text:span text:style-name="T35">On the following Component:</text:span></text:p>
              </text:list-item>
              <text:list-item>
                <text:p text:style-name="P16"><text:span text:style-name="T35">Is roughly equivalent to the following source code:</text:span></text:p>
              </text:list-item>
            </text:list>
          </draw:text-box>
        </draw:frame>
        <draw:rect draw:style-name="gr2" draw:text-style-name="P60" draw:layer="layout" svg:width="24.765cm" svg:height="4.521cm" svg:x="1.658cm" svg:y="14.598cm">
          <text:p text:style-name="P10"><text:span text:style-name="T42">package example;</text:span></text:p>
          <text:p text:style-name="P10"><text:span text:style-name="T42">import java.util.Properties;</text:span></text:p>
          <text:p text:style-name="P10"><text:span text:style-name="T42">public class Application {</text:span></text:p>
          <text:p text:style-name="P10"><text:span text:style-name="T42"><text:s text:c="4"/></text:span><text:span text:style-name="T42">public static void main(String [] args) { </text:span></text:p>
          <text:p text:style-name="P10"><text:span text:style-name="T42"><text:s text:c="8"/></text:span><text:span text:style-name="T42">Properties members = new Properties();</text:span></text:p>
          <text:p text:style-name="P10"><text:span text:style-name="T42"><text:s text:c="8"/></text:span><text:span text:style-name="T42">members.setProperty("hour", "1");</text:span></text:p>
          <text:p text:style-name="P10"><text:span text:style-name="T42"><text:s text:c="8"/></text:span><text:span text:style-name="T42">members.setProperty("minute", "10");</text:span></text:p>
          <text:p text:style-name="P10"><text:span text:style-name="T42"><text:s text:c="8"/></text:span><text:span text:style-name="T42">ClockProperties clockProperties = new ClockProperties();</text:span></text:p>
          <text:p text:style-name="P10"><text:span text:style-name="T42"><text:s text:c="8"/></text:span><text:span text:style-name="T42">clockProperties.setMembers(members);</text:span></text:p>
          <text:p text:style-name="P10"><text:span text:style-name="T42"><text:s text:c="8"/></text:span><text:span text:style-name="T42">...</text:span></text:p>
          <text:p text:style-name="P10"><text:span text:style-name="T42"><text:s text:c="4"/></text:span><text:span text:style-name="T42">}</text:span></text:p>
          <text:p text:style-name="P10"><text:span text:style-name="T42">} <text:s text:c="112"/></text:span></text:p>
        </draw:rect>
        <draw:rect draw:style-name="gr2" draw:text-style-name="P60" draw:layer="layout" svg:width="24.765cm" svg:height="3.099cm" svg:x="1.658cm" svg:y="10.397cm">
          <text:p text:style-name="P10"><text:span text:style-name="T42">package example;</text:span></text:p>
          <text:p text:style-name="P10"><text:span text:style-name="T42">import java.util.Properties;</text:span></text:p>
          <text:p text:style-name="P10"><text:span text:style-name="T42">public class ClockProperties {</text:span></text:p>
          <text:p text:style-name="P10"><text:span text:style-name="T42"><text:s text:c="4"/></text:span><text:span text:style-name="T42">private Properties members;</text:span></text:p>
          <text:p text:style-name="P10"><text:span text:style-name="T42"><text:s text:c="4"/></text:span><text:span text:style-name="T42">public void setMembers(Properties members) {</text:span></text:p>
          <text:p text:style-name="P10"><text:span text:style-name="T42"><text:s text:c="8"/></text:span><text:span text:style-name="T42">this.members = members;</text:span></text:p>
          <text:p text:style-name="P10"><text:span text:style-name="T42"><text:s text:c="4"/></text:span><text:span text:style-name="T42">}</text:span></text:p>
          <text:p text:style-name="P10"><text:span text:style-name="T42">} <text:s text:c="112"/></text:span></text:p>
        </draw:rect>
        <presentation:notes draw:style-name="dp2">
          <draw:page-thumbnail draw:style-name="gr1"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1" draw:master-page-name="template" presentation:presentation-page-layout-name="AL2T1">
        <office:forms form:automatic-focus="false" form:apply-design-mode="false"/>
        <draw:frame presentation:style-name="pr18" draw:text-style-name="P64" draw:layer="layout" svg:width="24.765cm" svg:height="2.54cm" svg:x="1.654cm" svg:y="1.271cm" presentation:class="title" presentation:user-transformed="true">
          <draw:text-box>
            <text:p><text:span text:style-name="T43">Using The Utils Namespace To Inject A List</text:span><text:span text:style-name="T43"><text:line-break/></text:span><text:span text:style-name="T43"/></text:p>
          </draw:text-box>
        </draw:frame>
        <draw:rect draw:style-name="gr2" draw:text-style-name="P73" draw:layer="layout" svg:width="24.765cm" svg:height="4.496cm" svg:x="1.655cm" svg:y="8.395cm">
          <text:p><text:span text:style-name="T47">&lt;bean id="clock1" class="sample.Clock"/&gt;</text:span></text:p>
          <text:p><text:span text:style-name="T47">&lt;bean id="clock2" class="sample.Clock"/&gt;</text:span></text:p>
          <text:p><text:span text:style-name="T47">&lt;util:list id="linkedList" class="java.util.LinkedList"&gt;</text:span></text:p>
          <text:p><text:span text:style-name="T47"><text:s text:c="4"/></text:span><text:span text:style-name="T47">&lt;ref bean="clock1/&gt;</text:span></text:p>
          <text:p><text:span text:style-name="T47"><text:s text:c="4"/></text:span><text:span text:style-name="T47">&lt;ref bean="click2"/&gt;</text:span></text:p>
          <text:p><text:span text:style-name="T47">&lt;/util:list&gt; <text:s text:c="43"/></text:span></text:p>
        </draw:rect>
        <draw:frame presentation:style-name="pr54" draw:text-style-name="P74" draw:layer="layout" svg:width="24.765cm" svg:height="14.605cm" svg:x="1.654cm" svg:y="5.083cm" presentation:class="outline" presentation:user-transformed="true">
          <draw:text-box>
            <text:list text:style-name="L2">
              <text:list-item>
                <text:p text:style-name="P69"><text:span text:style-name="T4">The following declaration using the "utils" namespace is equivalent to an earlier list declaration using the beans namespace:</text:span></text:p>
              </text:list-item>
              <text:list-item>
                <text:p text:style-name="P16"><text:span text:style-name="T4">But now we have additional capabilities:</text:span></text:p>
                <text:list>
                  <text:list-item>
                    <text:p><text:span text:style-name="T7">Specifying the type of collection</text:span></text:p>
                  </text:list-item>
                  <text:list-item>
                    <text:p><text:span text:style-name="T7">Performing type checking on the initial values</text:span></text:p>
                    <text:list>
                      <text:list-item>
                        <text:p><text:span text:style-name="T8">value-type attribute</text:span></text:p>
                      </text:list-item>
                      <text:list-item>
                        <text:p><text:span text:style-name="T8">I have never quite gotten this to work as advertised</text:span></text:p>
                      </text:list-item>
                    </text:list>
                  </text:list-item>
                  <text:list-item>
                    <text:p><text:span text:style-name="T7">Declaring the collection as a top level bean</text:span></text:p>
                  </text:list-item>
                </text:list>
              </text:list-item>
            </text:list>
          </draw:text-box>
        </draw:frame>
        <presentation:notes draw:style-name="dp2">
          <draw:page-thumbnail draw:style-name="gr1"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1" draw:master-page-name="template" presentation:presentation-page-layout-name="AL2T1">
        <office:forms form:automatic-focus="false" form:apply-design-mode="false"/>
        <draw:frame presentation:style-name="pr5" draw:text-style-name="P4" draw:layer="layout" svg:width="24.765cm" svg:height="2.54cm" svg:x="1.66cm" svg:y="1.279cm" presentation:class="title" presentation:user-transformed="true">
          <draw:text-box>
            <text:p><text:span text:style-name="T3">Which Namespace Is Better, Beans Or Utils?</text:span><text:span text:style-name="T3"><text:line-break/></text:span><text:span text:style-name="T3"/></text:p>
          </draw:text-box>
        </draw:frame>
        <draw:frame draw:style-name="gr7" draw:text-style-name="P76" draw:layer="layout" svg:width="24.765cm" svg:height="14.605cm" svg:x="1.658cm" svg:y="5.087cm">
          <draw:text-box>
            <text:list text:style-name="L4">
              <text:list-item>
                <text:p text:style-name="P75"><text:span text:style-name="T48">For most use cases, the default beans namespace will probably suffice</text:span></text:p>
              </text:list-item>
              <text:list-item>
                <text:p text:style-name="P75"><text:span text:style-name="T48">Possible strategies include:</text:span></text:p>
                <text:list>
                  <text:list-item>
                    <text:p text:style-name="P75"><text:span text:style-name="T49">Use the utils namespace only when you need the advanced capabilities</text:span></text:p>
                  </text:list-item>
                  <text:list-item>
                    <text:p text:style-name="P75"><text:span text:style-name="T49">Use the utils namespace always, for consistency</text:span></text:p>
                  </text:list-item>
                  <text:list-item>
                    <text:p text:style-name="P75"><text:span text:style-name="T49">Use the beans namespace always to avoid having to declare a second namespace</text:span></text:p>
                  </text:list-item>
                </text:list>
              </text:list-item>
            </text:list>
          </draw:text-box>
        </draw:frame>
        <presentation:notes draw:style-name="dp2">
          <draw:page-thumbnail draw:style-name="gr1"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1" draw:master-page-name="template" presentation:presentation-page-layout-name="AL2T1">
        <office:forms form:automatic-focus="false" form:apply-design-mode="false"/>
        <draw:frame presentation:style-name="pr5" draw:text-style-name="P4" draw:layer="layout" svg:width="24.765cm" svg:height="2.54cm" svg:x="1.654cm" svg:y="1.273cm" presentation:class="title" presentation:user-transformed="true">
          <draw:text-box>
            <text:p><text:span text:style-name="T3">Chapter Topics</text:span><text:span text:style-name="T3"><text:line-break/></text:span><text:span text:style-name="T3"/></text:p>
          </draw:text-box>
        </draw:frame>
        <draw:frame presentation:style-name="pr55" draw:text-style-name="P6" draw:layer="layout" svg:width="24.765cm" svg:height="14.605cm" svg:x="1.651cm" svg:y="5.08cm" presentation:class="outline" presentation:user-transformed="true">
          <draw:text-box>
            <text:list text:style-name="L2">
              <text:list-item>
                <text:p text:style-name="P5"><text:span text:style-name="T5">Factory Methods, Classes And Interfaces</text:span></text:p>
              </text:list-item>
              <text:list-item>
                <text:p text:style-name="P5"><text:span text:style-name="T5">The "c" And "p" Namespaces</text:span></text:p>
              </text:list-item>
              <text:list-item>
                <text:p text:style-name="P5"><text:span text:style-name="T5">Profiles</text:span></text:p>
              </text:list-item>
              <text:list-item>
                <text:p text:style-name="P5"><text:span text:style-name="T5">Externalizing Values To Properties Files</text:span></text:p>
              </text:list-item>
              <text:list-item>
                <text:p text:style-name="P5"><text:span text:style-name="T5">Working With Multiple Configuration Files</text:span></text:p>
              </text:list-item>
              <text:list-item>
                <text:p text:style-name="P5"><text:span text:style-name="T5">Bean Definition Inheritance</text:span></text:p>
              </text:list-item>
              <text:list-item>
                <text:p text:style-name="P5"><text:span text:style-name="T5">Inner Beans</text:span></text:p>
              </text:list-item>
              <text:list-item>
                <text:p text:style-name="P5"><text:span text:style-name="T5">Collections</text:span></text:p>
              </text:list-item>
              <text:list-item>
                <text:p text:style-name="P5"><text:span text:style-name="T4">Spring Expression Language (SpEL)</text:span></text:p>
              </text:list-item>
              <text:list-item>
                <text:p text:style-name="P5"><text:span text:style-name="T5">Review</text:span></text:p>
              </text:list-item>
            </text:list>
          </draw:text-box>
        </draw:frame>
        <presentation:notes draw:style-name="dp2">
          <draw:page-thumbnail draw:style-name="gr1"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1" draw:master-page-name="template" presentation:presentation-page-layout-name="AL2T1">
        <office:forms form:automatic-focus="false" form:apply-design-mode="false"/>
        <draw:frame presentation:style-name="pr5" draw:text-style-name="P4" draw:layer="layout" svg:width="24.765cm" svg:height="2.54cm" svg:x="1.66cm" svg:y="1.281cm" presentation:class="title" presentation:user-transformed="true">
          <draw:text-box>
            <text:p><text:span text:style-name="T3">Spring Expression Language (SpEL)</text:span><text:span text:style-name="T3"><text:line-break/></text:span><text:span text:style-name="T3"/></text:p>
          </draw:text-box>
        </draw:frame>
        <draw:frame draw:style-name="gr8" draw:text-style-name="P77" draw:layer="layout" svg:width="24.765cm" svg:height="14.605cm" svg:x="1.658cm" svg:y="5.089cm">
          <draw:text-box>
            <text:list text:style-name="L4">
              <text:list-item>
                <text:p text:style-name="P75"><text:span text:style-name="T48">A pluggable, extensible expression language for Spring</text:span></text:p>
              </text:list-item>
              <text:list-item>
                <text:p text:style-name="P75"><text:span text:style-name="T48">Gives you the ability to embed runtime expressions in XML, Annotations and code</text:span></text:p>
              </text:list-item>
              <text:list-item>
                <text:p text:style-name="P75"><text:span text:style-name="T48">Uses a consistent syntax across XML, Annotations and code</text:span></text:p>
              </text:list-item>
            </text:list>
          </draw:text-box>
        </draw:frame>
        <presentation:notes draw:style-name="dp2">
          <draw:page-thumbnail draw:style-name="gr1"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SpEL Features</text:span><text:span text:style-name="T19"><text:line-break/></text:span><text:span text:style-name="T19"/></text:p>
          </draw:text-box>
        </draw:frame>
        <draw:frame presentation:style-name="pr56" draw:text-style-name="P30" draw:layer="layout" svg:width="24.765cm" svg:height="14.605cm" svg:x="1.651cm" svg:y="5.08cm" presentation:class="outline" presentation:user-transformed="true">
          <draw:text-box>
            <text:list text:style-name="L2">
              <text:list-item>
                <text:p text:style-name="P5"><text:span text:style-name="T4">SpEL attributes can reference</text:span></text:p>
                <text:list>
                  <text:list-item>
                    <text:p><text:span text:style-name="T7">Spring beans</text:span></text:p>
                  </text:list-item>
                  <text:list-item>
                    <text:p><text:span text:style-name="T7">Spring implicit variables</text:span></text:p>
                  </text:list-item>
                </text:list>
              </text:list-item>
              <text:list-item>
                <text:p><text:span text:style-name="T4">SpEL expressions can evaluate</text:span></text:p>
                <text:list>
                  <text:list-item>
                    <text:p><text:span text:style-name="T7">Properties of Spring beans</text:span></text:p>
                  </text:list-item>
                  <text:list-item>
                    <text:p><text:span text:style-name="T7">Arithmetic expressions</text:span></text:p>
                  </text:list-item>
                  <text:list-item>
                    <text:p><text:span text:style-name="T7">Method calls on Spring beans</text:span></text:p>
                  </text:list-item>
                </text:list>
              </text:list-item>
              <text:list-item>
                <text:p><text:span text:style-name="T4">SpEL appears in many Spring projects</text:span></text:p>
                <text:list>
                  <text:list-item>
                    <text:p><text:span text:style-name="T7">Spring Security</text:span></text:p>
                  </text:list-item>
                  <text:list-item>
                    <text:p><text:span text:style-name="T7">Spring WebFlow</text:span></text:p>
                  </text:list-item>
                  <text:list-item>
                    <text:p><text:span text:style-name="T7">Spring Batch</text:span></text:p>
                  </text:list-item>
                  <text:list-item>
                    <text:p><text:span text:style-name="T7">Spring Integration</text:span></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template" presentation:presentation-page-layout-name="AL2T1">
        <office:forms form:automatic-focus="false" form:apply-design-mode="false"/>
        <draw:frame presentation:style-name="pr18" draw:text-style-name="P18" draw:layer="layout" svg:width="24.765cm" svg:height="2.54cm" svg:x="1.651cm" svg:y="1.27cm" presentation:class="title" presentation:user-transformed="true">
          <draw:text-box>
            <text:p><text:span text:style-name="T19">SpEL Examples (1 Of 3)</text:span><text:span text:style-name="T19"><text:line-break/></text:span><text:span text:style-name="T19"/></text:p>
          </draw:text-box>
        </draw:frame>
        <draw:frame presentation:style-name="pr57" draw:text-style-name="P80" draw:layer="layout" svg:width="24.765cm" svg:height="14.605cm" svg:x="1.651cm" svg:y="5.08cm" presentation:class="outline" presentation:user-transformed="true">
          <draw:text-box>
            <text:list text:style-name="L2">
              <text:list-item>
                <text:p text:style-name="P78"><text:span text:style-name="T8">Spring Security</text:span></text:p>
              </text:list-item>
              <text:list-item>
                <text:p text:style-name="P79"><text:span text:style-name="T8">Spring Batch</text:span></text:p>
              </text:list-item>
              <text:list-item>
                <text:p text:style-name="P5"><text:span text:style-name="T8">Core Spring</text:span></text:p>
              </text:list-item>
            </text:list>
          </draw:text-box>
        </draw:frame>
        <draw:rect draw:style-name="gr2" draw:text-style-name="P82" draw:layer="layout" svg:width="24.765cm" svg:height="1.245cm" svg:x="1.651cm" svg:y="6.194cm">
          <text:p text:style-name="P81"><text:span text:style-name="T46">&lt;security:intercept-url pattern="/accounts/**"</text:span></text:p>
          <text:p><text:span text:style-name="T46"><text:s text:c="4"/></text:span><text:span text:style-name="T46">access="</text:span><text:span text:style-name="T50">isAuthenticated()</text:span><text:span text:style-name="T46"> and </text:span><text:span text:style-name="T50">hasIpAddress('192.168.1.0/24')</text:span><text:span text:style-name="T46">"/&gt; <text:s text:c="13"/></text:span></text:p>
        </draw:rect>
        <draw:rect draw:style-name="gr2" draw:text-style-name="P82" draw:layer="layout" svg:width="24.765cm" svg:height="2.235cm" svg:x="1.652cm" svg:y="8.694cm">
          <text:p text:style-name="P81"><text:span text:style-name="T46">&lt;bean id="flatFileItemReader" scope="step"</text:span></text:p>
          <text:p><text:span text:style-name="T46"><text:s text:c="4"/></text:span><text:span text:style-name="T46">class="org.springframework.batch.item.file.FlatFileItemReader"&gt;</text:span></text:p>
          <text:p><text:span text:style-name="T46"><text:s text:c="4"/></text:span><text:span text:style-name="T46">&lt;property name="resource" value="</text:span><text:span text:style-name="T50">#{jobParameters['input.file.name']}</text:span><text:span text:style-name="T46">"/&gt;</text:span></text:p>
          <text:p><text:span text:style-name="T46">&lt;/bean&gt; <text:s text:c="73"/></text:span></text:p>
        </draw:rect>
        <draw:rect draw:style-name="gr2" draw:text-style-name="P82" draw:layer="layout" svg:width="24.765cm" svg:height="5.207cm" svg:x="1.653cm" svg:y="12.195cm">
          <text:p text:style-name="P81"><text:span text:style-name="T46">&lt;bean id="myKeyGenerator" class="example.KeyGenerator" /&gt;</text:span></text:p>
          <text:p><text:span text:style-name="T46">&lt;bean id="rewardsDB" class="com.acme.RewardsTestDatabase"&gt;</text:span></text:p>
          <text:p><text:span text:style-name="T46"><text:s text:c="4"/></text:span><text:span text:style-name="T46">&lt;property name="keyGenerator" value="</text:span><text:span text:style-name="T50">#{strategyBean.databaseKeyGenerator}</text:span><text:span text:style-name="T46">"/&gt;</text:span></text:p>
          <text:p><text:span text:style-name="T46">&lt;/bean&gt;</text:span></text:p>
          <text:p><text:span text:style-name="T46">&lt;bean id="strategyBean" class="com.acme.DefaultStrategies"&gt;</text:span></text:p>
          <text:p><text:span text:style-name="T46"><text:s text:c="4"/></text:span><text:span text:style-name="T46">&lt;property name="databaseKeyGenerator" ref="myKeyGenerator"/&gt;</text:span></text:p>
          <text:p><text:span text:style-name="T46">&lt;/bean&gt;</text:span></text:p>
          <text:p><text:span text:style-name="T46">&lt;bean id="taxCalculator" class=""com.acme.TaxCalculator"&gt; </text:span></text:p>
          <text:p><text:span text:style-name="T46"><text:s text:c="4"/></text:span><text:span text:style-name="T46">&lt;property name="defaultLocale" value="</text:span><text:span text:style-name="T50">#{systemProperties['user.region']}</text:span><text:span text:style-name="T46">"/&gt;</text:span></text:p>
          <text:p><text:span text:style-name="T46">&lt;/bean&gt; <text:s text:c="73"/></text:span></text:p>
        </draw:rect>
        <presentation:notes draw:style-name="dp2">
          <draw:page-thumbnail draw:style-name="gr1"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1" draw:master-page-name="template" presentation:presentation-page-layout-name="AL2T1">
        <office:forms form:automatic-focus="false" form:apply-design-mode="false"/>
        <draw:frame presentation:style-name="pr18" draw:text-style-name="P18" draw:layer="layout" svg:width="24.765cm" svg:height="2.54cm" svg:x="1.652cm" svg:y="1.271cm" presentation:class="title" presentation:user-transformed="true">
          <draw:text-box>
            <text:p><text:span text:style-name="T19">SpEL Examples (2 Of 3)</text:span><text:span text:style-name="T19"><text:line-break/></text:span><text:span text:style-name="T19"/></text:p>
          </draw:text-box>
        </draw:frame>
        <draw:rect draw:style-name="gr9" draw:text-style-name="P82" draw:layer="layout" svg:width="24.765cm" svg:height="11.176cm" svg:x="1.651cm" svg:y="5.08cm">
          <text:p><text:span text:style-name="T46">...</text:span></text:p>
          <text:p><text:span text:style-name="T46">&lt;bean id="sunday" class="sample.Day"&gt;</text:span></text:p>
          <text:p><text:span text:style-name="T46"><text:s text:c="4"/></text:span><text:span text:style-name="T46">&lt;property name="name" value="Sunday"/&gt;</text:span></text:p>
          <text:p><text:span text:style-name="T46"><text:s text:c="4"/></text:span><text:span text:style-name="T46">&lt;property </text:span></text:p>
          <text:p><text:span text:style-name="T46"><text:s text:c="8"/></text:span><text:span text:style-name="T46">name="highTemperature" value="</text:span><text:span text:style-name="T50">#{T(java.lang.Math).random() * 100}</text:span><text:span text:style-name="T46">"/&gt;</text:span></text:p>
          <text:p><text:span text:style-name="T46">&lt;/bean&gt;</text:span></text:p>
          <text:p><text:span text:style-name="T46">...</text:span></text:p>
          <text:p><text:span text:style-name="T46">&lt;bean id="saturday" class="sample.Day"&gt;</text:span></text:p>
          <text:p><text:span text:style-name="T46"><text:s text:c="4"/></text:span><text:span text:style-name="T46">&lt;property name="name" value="Saturday"/&gt;</text:span></text:p>
          <text:p><text:span text:style-name="T46"><text:s text:c="4"/></text:span><text:span text:style-name="T46">&lt;property </text:span></text:p>
          <text:p><text:span text:style-name="T46"><text:s text:c="8"/></text:span><text:span text:style-name="T46">name="highTemperature"value="</text:span><text:span text:style-name="T50">#{T(java.lang.Math).random() * 100}</text:span><text:span text:style-name="T46">"/&gt;</text:span></text:p>
          <text:p><text:span text:style-name="T46">&lt;/bean&gt;</text:span></text:p>
          <text:p><text:span text:style-name="T46">&lt;bean id="daysOfWeek" class="java.util.ArrayList"&gt;</text:span></text:p>
          <text:p><text:span text:style-name="T46"><text:s text:c="4"/></text:span><text:span text:style-name="T46">&lt;constructor-arg&gt;</text:span></text:p>
          <text:p><text:span text:style-name="T46"><text:s text:c="8"/></text:span><text:span text:style-name="T46">&lt;list&gt;</text:span></text:p>
          <text:p><text:span text:style-name="T46"><text:s text:c="12"/></text:span><text:span text:style-name="T46">&lt;ref bean="sunday"/&gt;</text:span></text:p>
          <text:p><text:span text:style-name="T46"><text:s text:c="12"/></text:span><text:span text:style-name="T46">...</text:span></text:p>
          <text:p><text:span text:style-name="T46"><text:s text:c="12"/></text:span><text:span text:style-name="T46">&lt;ref bean="saturday"/&gt;</text:span></text:p>
          <text:p><text:span text:style-name="T46"><text:s text:c="8"/></text:span><text:span text:style-name="T46">&lt;/list&gt;</text:span></text:p>
          <text:p><text:span text:style-name="T46"><text:s text:c="4"/></text:span><text:span text:style-name="T46">&lt;/constructor-arg&gt;</text:span></text:p>
          <text:p><text:span text:style-name="T46">&lt;/bean&gt;</text:span></text:p>
          <text:p><text:span text:style-name="T46">... <text:s text:c="77"/></text:span></text:p>
        </draw:rect>
        <presentation:notes draw:style-name="dp2">
          <draw:page-thumbnail draw:style-name="gr1"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template" presentation:presentation-page-layout-name="AL2T1">
        <office:forms form:automatic-focus="false" form:apply-design-mode="false"/>
        <draw:frame presentation:style-name="pr18" draw:text-style-name="P18" draw:layer="layout" svg:width="24.765cm" svg:height="2.54cm" svg:x="1.652cm" svg:y="1.272cm" presentation:class="title" presentation:user-transformed="true">
          <draw:text-box>
            <text:p><text:span text:style-name="T19">SpEL Examples (3 Of 3)</text:span><text:span text:style-name="T19"><text:line-break/></text:span><text:span text:style-name="T19"/></text:p>
          </draw:text-box>
        </draw:frame>
        <draw:rect draw:style-name="gr2" draw:text-style-name="P82" draw:layer="layout" svg:width="24.765cm" svg:height="5.207cm" svg:x="1.651cm" svg:y="5.081cm">
          <text:p><text:span text:style-name="T46">...</text:span></text:p>
          <text:p><text:span text:style-name="T51">&lt;bean id="weeklySummary" class="sample.WeeklySummary"&gt;</text:span></text:p>
          <text:p><text:span text:style-name="T51"><text:s text:c="5"/></text:span><text:span text:style-name="T51">&lt;!-- Extract a member of the list --&gt;</text:span></text:p>
          <text:p><text:span text:style-name="T51"><text:s text:c="4"/></text:span><text:span text:style-name="T51">&lt;property name="thirdDayOfWeek" value="</text:span><text:span text:style-name="T52">#{daysOfWeek[2]}</text:span><text:span text:style-name="T51">"/&gt; </text:span></text:p>
          <text:p><text:span text:style-name="T51"><text:s text:c="4"/></text:span><text:span text:style-name="T51">&lt;!-- Gather all names in the list. --&gt;</text:span></text:p>
          <text:p><text:span text:style-name="T51"><text:s text:c="4"/></text:span><text:span text:style-name="T51">&lt;property name="dayNames" value="</text:span><text:span text:style-name="T52">#{daysOfWeek.![name]}</text:span><text:span text:style-name="T51">"/&gt; <text:s text:c="3"/></text:span></text:p>
          <text:p><text:span text:style-name="T51"><text:s text:c="4"/></text:span><text:span text:style-name="T51">&lt;!-- Filter out cold days from the list. --&gt;</text:span></text:p>
          <text:p><text:span text:style-name="T51"><text:s text:c="4"/></text:span><text:span text:style-name="T51">&lt;property name="warmDays" value="</text:span><text:span text:style-name="T52">#{daysOfWeek.?[highTemperature gt 70]}</text:span><text:span text:style-name="T51">"/&gt;</text:span></text:p>
          <text:p><text:span text:style-name="T51">&lt;/bean&gt;</text:span></text:p>
          <text:p><text:span text:style-name="T46">... <text:s text:c="77"/></text:span></text:p>
        </draw:rect>
        <presentation:notes draw:style-name="dp2">
          <draw:page-thumbnail draw:style-name="gr1"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1" draw:master-page-name="template" presentation:presentation-page-layout-name="AL2T1">
        <office:forms form:automatic-focus="false" form:apply-design-mode="false"/>
        <draw:frame presentation:style-name="pr5" draw:text-style-name="P4" draw:layer="layout" svg:width="24.765cm" svg:height="2.54cm" svg:x="1.654cm" svg:y="1.273cm" presentation:class="title" presentation:user-transformed="true">
          <draw:text-box>
            <text:p><text:span text:style-name="T3">Chapter Topics</text:span><text:span text:style-name="T3"><text:line-break/></text:span><text:span text:style-name="T3"/></text:p>
          </draw:text-box>
        </draw:frame>
        <draw:frame presentation:style-name="pr58" draw:text-style-name="P6" draw:layer="layout" svg:width="24.765cm" svg:height="14.605cm" svg:x="1.651cm" svg:y="5.08cm" presentation:class="outline" presentation:user-transformed="true">
          <draw:text-box>
            <text:list text:style-name="L2">
              <text:list-item>
                <text:p text:style-name="P5"><text:span text:style-name="T5">Factory Methods, Classes And Interfaces</text:span></text:p>
              </text:list-item>
              <text:list-item>
                <text:p text:style-name="P5"><text:span text:style-name="T5">The "c" And "p" Namespaces</text:span></text:p>
              </text:list-item>
              <text:list-item>
                <text:p text:style-name="P5"><text:span text:style-name="T5">Profiles</text:span></text:p>
              </text:list-item>
              <text:list-item>
                <text:p text:style-name="P5"><text:span text:style-name="T5">Externalizing Values To Properties Files</text:span></text:p>
              </text:list-item>
              <text:list-item>
                <text:p text:style-name="P5"><text:span text:style-name="T5">Working With Multiple Configuration Files</text:span></text:p>
              </text:list-item>
              <text:list-item>
                <text:p text:style-name="P5"><text:span text:style-name="T5">Bean Definition Inheritance</text:span></text:p>
              </text:list-item>
              <text:list-item>
                <text:p text:style-name="P5"><text:span text:style-name="T5">Inner Beans</text:span></text:p>
              </text:list-item>
              <text:list-item>
                <text:p text:style-name="P5"><text:span text:style-name="T5">Collections</text:span></text:p>
              </text:list-item>
              <text:list-item>
                <text:p text:style-name="P5"><text:span text:style-name="T5">Spring Expression Language (SpEL)</text:span></text:p>
              </text:list-item>
              <text:list-item>
                <text:p text:style-name="P5"><text:span text:style-name="T4">Review</text:span></text:p>
              </text:list-item>
            </text:list>
          </draw:text-box>
        </draw:frame>
        <presentation:notes draw:style-name="dp2">
          <draw:page-thumbnail draw:style-name="gr1"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1" draw:master-page-name="template" presentation:presentation-page-layout-name="AL2T1">
        <office:forms form:automatic-focus="false" form:apply-design-mode="false"/>
        <draw:frame presentation:style-name="pr5" draw:text-style-name="P4" draw:layer="layout" svg:width="24.765cm" svg:height="2.54cm" svg:x="1.655cm" svg:y="1.273cm" presentation:class="title" presentation:user-transformed="true">
          <draw:text-box>
            <text:p><text:span text:style-name="T3">Summary</text:span><text:span text:style-name="T3"><text:line-break/></text:span><text:span text:style-name="T3"/></text:p>
          </draw:text-box>
        </draw:frame>
        <draw:frame presentation:style-name="pr59" draw:text-style-name="P6" draw:layer="layout" svg:width="24.765cm" svg:height="14.605cm" svg:x="1.652cm" svg:y="5.081cm" presentation:class="outline" presentation:user-transformed="true">
          <draw:text-box>
            <text:list text:style-name="L2">
              <text:list-item>
                <text:p text:style-name="P5"><text:span text:style-name="T4">Spring offers many techniques to simplify XML configuration</text:span></text:p>
              </text:list-item>
              <text:list-item>
                <text:p text:style-name="P5"><text:span text:style-name="T4">Most of the configuration features supported for Java based configuration and Annotation based configuration are also supported for XML based configuration</text:span></text:p>
              </text:list-item>
              <text:list-item>
                <text:p text:style-name="P5"><text:span text:style-name="T4">Spring offers many additional features to simplify XML based configuration</text:span></text:p>
              </text:list-item>
            </text:list>
          </draw:text-box>
        </draw:frame>
        <presentation:notes draw:style-name="dp2">
          <draw:page-thumbnail draw:style-name="gr1"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1" draw:master-page-name="template" presentation:presentation-page-layout-name="AL2T1">
        <office:forms form:automatic-focus="false" form:apply-design-mode="false"/>
        <draw:frame presentation:style-name="pr18" draw:text-style-name="P83" draw:layer="layout" svg:width="24.765cm" svg:height="2.54cm" svg:x="1.651cm" svg:y="1.27cm" presentation:class="title" presentation:user-transformed="true">
          <draw:text-box>
            <text:p><text:span text:style-name="T43">Review</text:span><text:span text:style-name="T43"><text:line-break/></text:span><text:span text:style-name="T43"/></text:p>
          </draw:text-box>
        </draw:frame>
        <draw:frame presentation:style-name="pr60" draw:text-style-name="P84" draw:layer="layout" svg:width="24.765cm" svg:height="14.605cm" svg:x="1.651cm" svg:y="5.08cm" presentation:class="outline" presentation:user-transformed="true">
          <draw:text-box>
            <text:list text:style-name="L2">
              <text:list-item>
                <text:p text:style-name="P5"><text:span text:style-name="T4">The _____ pattern externalizes object creation and the establishment of dependencies among components from the components themselves to external classes</text:span></text:p>
              </text:list-item>
            </text:list>
          </draw:text-box>
        </draw:frame>
        <presentation:notes draw:style-name="dp2">
          <draw:page-thumbnail draw:style-name="gr1"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1" draw:master-page-name="template" presentation:presentation-page-layout-name="AL2T1">
        <office:forms form:automatic-focus="false" form:apply-design-mode="false"/>
        <draw:frame presentation:style-name="pr18" draw:text-style-name="P83" draw:layer="layout" svg:width="24.765cm" svg:height="2.54cm" svg:x="1.651cm" svg:y="1.27cm" presentation:class="title" presentation:user-transformed="true">
          <draw:text-box>
            <text:p><text:span text:style-name="T43">Review Answer</text:span><text:span text:style-name="T43"><text:line-break/></text:span><text:span text:style-name="T43"/></text:p>
          </draw:text-box>
        </draw:frame>
        <draw:frame presentation:style-name="pr61" draw:text-style-name="P84" draw:layer="layout" svg:width="24.765cm" svg:height="14.605cm" svg:x="1.651cm" svg:y="5.08cm" presentation:class="outline" presentation:user-transformed="true">
          <draw:text-box>
            <text:list text:style-name="L2">
              <text:list-item>
                <text:p text:style-name="P5"><text:span text:style-name="T4">The </text:span><text:span text:style-name="T53">Factory</text:span><text:span text:style-name="T4"> pattern externalizes object creation and the establishment of dependencies among components from the components themselves to external classes</text:span></text:p>
              </text:list-item>
            </text:list>
          </draw:text-box>
        </draw:frame>
        <presentation:notes draw:style-name="dp2">
          <draw:page-thumbnail draw:style-name="gr1"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1" draw:master-page-name="template" presentation:presentation-page-layout-name="AL2T1">
        <office:forms form:automatic-focus="false" form:apply-design-mode="false"/>
        <draw:frame presentation:style-name="pr18" draw:text-style-name="P83" draw:layer="layout" svg:width="24.765cm" svg:height="2.54cm" svg:x="1.651cm" svg:y="1.27cm" presentation:class="title" presentation:user-transformed="true">
          <draw:text-box>
            <text:p><text:span text:style-name="T43">Review</text:span><text:span text:style-name="T43"><text:line-break/></text:span><text:span text:style-name="T43"/></text:p>
          </draw:text-box>
        </draw:frame>
        <draw:frame presentation:style-name="pr62" draw:text-style-name="P84" draw:layer="layout" svg:width="24.765cm" svg:height="14.605cm" svg:x="1.651cm" svg:y="5.08cm" presentation:class="outline" presentation:user-transformed="true">
          <draw:text-box>
            <text:list text:style-name="L2">
              <text:list-item>
                <text:p text:style-name="P5"><text:span text:style-name="T4">Which 2 of the following attributes are typically provided as attributes of the bean tag?</text:span></text:p>
                <text:list>
                  <text:list-item>
                    <text:p><text:span text:style-name="T7">constructor-arg</text:span></text:p>
                  </text:list-item>
                  <text:list-item>
                    <text:p><text:span text:style-name="T7">property</text:span></text:p>
                  </text:list-item>
                  <text:list-item>
                    <text:p><text:span text:style-name="T7">id</text:span></text:p>
                  </text:list-item>
                  <text:list-item>
                    <text:p><text:span text:style-name="T7">value</text:span></text:p>
                  </text:list-item>
                  <text:list-item>
                    <text:p><text:span text:style-name="T7">ref</text:span></text:p>
                  </text:list-item>
                  <text:list-item>
                    <text:p><text:span text:style-name="T7">class</text:span></text:p>
                  </text:list-item>
                </text:list>
              </text:list-item>
            </text:list>
          </draw:text-box>
        </draw:frame>
        <presentation:notes draw:style-name="dp2">
          <draw:page-thumbnail draw:style-name="gr1"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1" draw:master-page-name="template" presentation:presentation-page-layout-name="AL2T1">
        <office:forms form:automatic-focus="false" form:apply-design-mode="false"/>
        <draw:frame presentation:style-name="pr18" draw:text-style-name="P83" draw:layer="layout" svg:width="24.765cm" svg:height="2.54cm" svg:x="1.651cm" svg:y="1.27cm" presentation:class="title" presentation:user-transformed="true">
          <draw:text-box>
            <text:p><text:span text:style-name="T43">Review Answer</text:span><text:span text:style-name="T43"><text:line-break/></text:span><text:span text:style-name="T43"/></text:p>
          </draw:text-box>
        </draw:frame>
        <draw:frame presentation:style-name="pr63" draw:text-style-name="P84" draw:layer="layout" svg:width="24.765cm" svg:height="14.605cm" svg:x="1.651cm" svg:y="5.08cm" presentation:class="outline" presentation:user-transformed="true">
          <draw:text-box>
            <text:list text:style-name="L2">
              <text:list-item>
                <text:p text:style-name="P5"><text:span text:style-name="T4">Which 2 of the following attributes are typically provided as attributes of the bean tag?</text:span></text:p>
                <text:list>
                  <text:list-item>
                    <text:p><text:span text:style-name="T7">constructor-arg</text:span></text:p>
                  </text:list-item>
                  <text:list-item>
                    <text:p><text:span text:style-name="T7">property</text:span></text:p>
                  </text:list-item>
                  <text:list-item>
                    <text:p><text:span text:style-name="T54">id</text:span></text:p>
                  </text:list-item>
                  <text:list-item>
                    <text:p><text:span text:style-name="T7">value</text:span></text:p>
                  </text:list-item>
                  <text:list-item>
                    <text:p><text:span text:style-name="T7">ref</text:span></text:p>
                  </text:list-item>
                  <text:list-item>
                    <text:p><text:span text:style-name="T54">class</text:span></text:p>
                  </text:list-item>
                </text:list>
              </text:list-item>
            </text:list>
          </draw:text-box>
        </draw:frame>
        <presentation:notes draw:style-name="dp2">
          <draw:page-thumbnail draw:style-name="gr1"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1" draw:master-page-name="template" presentation:presentation-page-layout-name="AL2T1">
        <office:forms form:automatic-focus="false" form:apply-design-mode="false"/>
        <draw:frame presentation:style-name="pr18" draw:text-style-name="P83" draw:layer="layout" svg:width="24.765cm" svg:height="2.54cm" svg:x="1.651cm" svg:y="1.27cm" presentation:class="title" presentation:user-transformed="true">
          <draw:text-box>
            <text:p><text:span text:style-name="T43">Review</text:span><text:span text:style-name="T43"><text:line-break/></text:span><text:span text:style-name="T43"/></text:p>
          </draw:text-box>
        </draw:frame>
        <draw:frame presentation:style-name="pr64" draw:text-style-name="P84" draw:layer="layout" svg:width="24.765cm" svg:height="14.605cm" svg:x="1.651cm" svg:y="5.08cm" presentation:class="outline" presentation:user-transformed="true">
          <draw:text-box>
            <text:list text:style-name="L2">
              <text:list-item>
                <text:p text:style-name="P5"><text:span text:style-name="T4">Spring supports 2 styles of XML based dependency injection. What are the names of these styles?</text:span></text:p>
              </text:list-item>
            </text:list>
          </draw:text-box>
        </draw:frame>
        <presentation:notes draw:style-name="dp2">
          <draw:page-thumbnail draw:style-name="gr1"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template" presentation:presentation-page-layout-name="AL2T1">
        <office:forms form:automatic-focus="false" form:apply-design-mode="false"/>
        <draw:frame presentation:style-name="pr18" draw:text-style-name="P83" draw:layer="layout" svg:width="24.765cm" svg:height="2.54cm" svg:x="1.652cm" svg:y="1.271cm" presentation:class="title" presentation:user-transformed="true">
          <draw:text-box>
            <text:p><text:span text:style-name="T43">Review Answer</text:span><text:span text:style-name="T43"><text:line-break/></text:span><text:span text:style-name="T43"/></text:p>
          </draw:text-box>
        </draw:frame>
        <draw:frame presentation:style-name="pr65" draw:text-style-name="P84" draw:layer="layout" svg:width="24.765cm" svg:height="14.605cm" svg:x="1.651cm" svg:y="5.08cm" presentation:class="outline" presentation:user-transformed="true">
          <draw:text-box>
            <text:list text:style-name="L2">
              <text:list-item>
                <text:p text:style-name="P5"><text:span text:style-name="T4">Spring supports 2 styles of XML based dependency injection. What are the names of these styles?</text:span></text:p>
                <text:list>
                  <text:list-item>
                    <text:p><text:span text:style-name="T54">Constructor injection</text:span></text:p>
                  </text:list-item>
                  <text:list-item>
                    <text:p><text:span text:style-name="T54">Setter (or property) injection</text:span></text:p>
                  </text:list-item>
                </text:list>
              </text:list-item>
            </text:list>
          </draw:text-box>
        </draw:frame>
        <presentation:notes draw:style-name="dp2">
          <draw:page-thumbnail draw:style-name="gr1"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1" draw:master-page-name="template" presentation:presentation-page-layout-name="AL2T1">
        <office:forms form:automatic-focus="false" form:apply-design-mode="false"/>
        <draw:frame presentation:style-name="pr66" draw:text-style-name="P84" draw:layer="layout" svg:width="24.765cm" svg:height="14.605cm" svg:x="1.651cm" svg:y="5.08cm" presentation:class="outline" presentation:user-transformed="true">
          <draw:text-box>
            <text:list text:style-name="L2">
              <text:list-item>
                <text:p text:style-name="P5"><text:span text:style-name="T4">Will the following code cause a “LoadTime” exception? Explain.</text:span></text:p>
              </text:list-item>
            </text:list>
          </draw:text-box>
        </draw:frame>
        <draw:frame presentation:style-name="pr18" draw:text-style-name="P83" draw:layer="layout" svg:width="24.765cm" svg:height="2.54cm" svg:x="1.652cm" svg:y="1.27cm" presentation:class="title" presentation:user-transformed="true">
          <draw:text-box>
            <text:p><text:span text:style-name="T43">Review</text:span><text:span text:style-name="T43"><text:line-break/></text:span><text:span text:style-name="T43"/></text:p>
          </draw:text-box>
        </draw:frame>
        <draw:rect draw:style-name="gr2" draw:text-style-name="P85" draw:layer="layout" svg:width="24.765cm" svg:height="7.569cm" svg:x="1.652cm" svg:y="7.382cm">
          <text:p><text:span text:style-name="T55">package sample;</text:span></text:p>
          <text:p><text:span text:style-name="T56">public class Fraction {</text:span></text:p>
          <text:p><text:span text:style-name="T56"><text:s text:c="4"/></text:span><text:span text:style-name="T56">private int numerator;</text:span></text:p>
          <text:p><text:span text:style-name="T56"><text:s text:c="4"/></text:span><text:span text:style-name="T56">private int denominator;</text:span></text:p>
          <text:p><text:span text:style-name="T56"><text:s text:c="4"/></text:span><text:span text:style-name="T56">public Fraction(String n, String d) {</text:span></text:p>
          <text:p><text:span text:style-name="T56"><text:s text:c="8"/></text:span><text:span text:style-name="T56">numerator = Integer.parseInt(n);</text:span></text:p>
          <text:p><text:span text:style-name="T56"><text:s text:c="8"/></text:span><text:span text:style-name="T56">denominator = Integer.parseInt(d);</text:span></text:p>
          <text:p><text:span text:style-name="T56"><text:s text:c="4"/></text:span><text:span text:style-name="T56">}</text:span></text:p>
          <text:p><text:span text:style-name="T56"><text:s text:c="4"/></text:span><text:span text:style-name="T56">public Fraction(int n, int d) {</text:span></text:p>
          <text:p><text:span text:style-name="T56"><text:s text:c="8"/></text:span><text:span text:style-name="T56">numerator = n;</text:span></text:p>
          <text:p><text:span text:style-name="T56"><text:s text:c="8"/></text:span><text:span text:style-name="T56">denominator = d;</text:span></text:p>
          <text:p><text:span text:style-name="T56"><text:s text:c="4"/></text:span><text:span text:style-name="T56">}</text:span></text:p>
          <text:p><text:span text:style-name="T56">} <text:s text:c="68"/></text:span></text:p>
        </draw:rect>
        <draw:rect draw:style-name="gr2" draw:text-style-name="P20" draw:layer="layout" svg:width="24.765cm" svg:height="2.515cm" svg:x="1.651cm" svg:y="15.189cm">
          <text:p text:style-name="P10"><text:span text:style-name="T20">&lt;bean id="fraction" class="sample.Fraction"&gt;</text:span></text:p>
          <text:p text:style-name="P10"><text:span text:style-name="T20"><text:s text:c="4"/></text:span><text:span text:style-name="T20">&lt;constructor-arg value="1"/&gt;</text:span></text:p>
          <text:p text:style-name="P10"><text:span text:style-name="T20"><text:s text:c="4"/></text:span><text:span text:style-name="T20">&lt;constructor-arg value="2"/&gt;</text:span></text:p>
          <text:p text:style-name="P10"><text:span text:style-name="T20">&lt;/bean&gt; <text:s text:c="62"/></text:span></text:p>
        </draw:rect>
        <presentation:notes draw:style-name="dp2">
          <draw:page-thumbnail draw:style-name="gr1"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1" draw:master-page-name="template" presentation:presentation-page-layout-name="AL2T1">
        <office:forms form:automatic-focus="false" form:apply-design-mode="false"/>
        <draw:frame presentation:style-name="pr67" draw:text-style-name="P87" draw:layer="layout" svg:width="24.765cm" svg:height="14.605cm" svg:x="1.651cm" svg:y="5.081cm" presentation:class="outline" presentation:user-transformed="true">
          <draw:text-box>
            <text:list text:style-name="L2">
              <text:list-item>
                <text:p text:style-name="P86"><text:span text:style-name="T7">Will the following code cause a “LoadTime” exception? Explain.</text:span></text:p>
              </text:list-item>
              <text:list-item>
                <text:p text:style-name="P86"><text:span text:style-name="T7">No, the String version of the constructor will be invoked</text:span></text:p>
              </text:list-item>
            </text:list>
          </draw:text-box>
        </draw:frame>
        <draw:frame presentation:style-name="pr18" draw:text-style-name="P83" draw:layer="layout" svg:width="24.765cm" svg:height="2.54cm" svg:x="1.652cm" svg:y="1.271cm" presentation:class="title" presentation:user-transformed="true">
          <draw:text-box>
            <text:p><text:span text:style-name="T43">Review Answer</text:span><text:span text:style-name="T43"><text:line-break/></text:span><text:span text:style-name="T43"/></text:p>
          </draw:text-box>
        </draw:frame>
        <draw:rect draw:style-name="gr2" draw:text-style-name="P85" draw:layer="layout" svg:width="24.765cm" svg:height="7.569cm" svg:x="1.652cm" svg:y="7.183cm">
          <text:p><text:span text:style-name="T55">package sample;</text:span></text:p>
          <text:p><text:span text:style-name="T56">public class Fraction {</text:span></text:p>
          <text:p><text:span text:style-name="T56"><text:s text:c="4"/></text:span><text:span text:style-name="T56">private int numerator;</text:span></text:p>
          <text:p><text:span text:style-name="T56"><text:s text:c="4"/></text:span><text:span text:style-name="T56">private int denominator;</text:span></text:p>
          <text:p><text:span text:style-name="T56"><text:s text:c="4"/></text:span><text:span text:style-name="T56">public Fraction(String n, String d) {</text:span></text:p>
          <text:p><text:span text:style-name="T56"><text:s text:c="8"/></text:span><text:span text:style-name="T56">numerator = Integer.parseInt(n);</text:span></text:p>
          <text:p><text:span text:style-name="T56"><text:s text:c="8"/></text:span><text:span text:style-name="T56">denominator = Integer.parseInt(d);</text:span></text:p>
          <text:p><text:span text:style-name="T56"><text:s text:c="4"/></text:span><text:span text:style-name="T56">}</text:span></text:p>
          <text:p><text:span text:style-name="T56"><text:s text:c="4"/></text:span><text:span text:style-name="T56">public Fraction(int n, int d) {</text:span></text:p>
          <text:p><text:span text:style-name="T56"><text:s text:c="8"/></text:span><text:span text:style-name="T56">numerator = n;</text:span></text:p>
          <text:p><text:span text:style-name="T56"><text:s text:c="8"/></text:span><text:span text:style-name="T56">denominator = d;</text:span></text:p>
          <text:p><text:span text:style-name="T56"><text:s text:c="4"/></text:span><text:span text:style-name="T56">}</text:span></text:p>
          <text:p><text:span text:style-name="T56">} <text:s text:c="68"/></text:span></text:p>
        </draw:rect>
        <draw:rect draw:style-name="gr2" draw:text-style-name="P20" draw:layer="layout" svg:width="24.765cm" svg:height="2.515cm" svg:x="1.651cm" svg:y="14.99cm">
          <text:p text:style-name="P10"><text:span text:style-name="T20">&lt;bean id="fraction" class="sample.Fraction"&gt;</text:span></text:p>
          <text:p text:style-name="P10"><text:span text:style-name="T20"><text:s text:c="4"/></text:span><text:span text:style-name="T20">&lt;constructor-arg value="1"/&gt;</text:span></text:p>
          <text:p text:style-name="P10"><text:span text:style-name="T20"><text:s text:c="4"/></text:span><text:span text:style-name="T20">&lt;constructor-arg value="2"/&gt;</text:span></text:p>
          <text:p text:style-name="P10"><text:span text:style-name="T20">&lt;/bean&gt; <text:s text:c="62"/></text:span></text:p>
        </draw:rect>
        <presentation:notes draw:style-name="dp2">
          <draw:page-thumbnail draw:style-name="gr1"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1" draw:master-page-name="template" presentation:presentation-page-layout-name="AL2T1">
        <office:forms form:automatic-focus="false" form:apply-design-mode="false"/>
        <draw:frame presentation:style-name="pr18" draw:text-style-name="P83" draw:layer="layout" svg:width="24.765cm" svg:height="2.54cm" svg:x="1.651cm" svg:y="1.27cm" presentation:class="title" presentation:user-transformed="true">
          <draw:text-box>
            <text:p><text:span text:style-name="T43">Review</text:span><text:span text:style-name="T43"><text:line-break/></text:span><text:span text:style-name="T43"/></text:p>
          </draw:text-box>
        </draw:frame>
        <draw:frame presentation:style-name="pr68" draw:text-style-name="P84" draw:layer="layout" svg:width="24.765cm" svg:height="14.605cm" svg:x="1.651cm" svg:y="5.08cm" presentation:class="outline" presentation:user-transformed="true">
          <draw:text-box>
            <text:list text:style-name="L2">
              <text:list-item>
                <text:p text:style-name="P5"><text:span text:style-name="T4">In this chapter we introduced 3 types of ApplicationContexts</text:span></text:p>
                <text:list>
                  <text:list-item>
                    <text:p><text:span text:style-name="T7">What were their names?</text:span></text:p>
                  </text:list-item>
                  <text:list-item>
                    <text:p><text:span text:style-name="T7">Where does each look for files by default?</text:span></text:p>
                  </text:list-item>
                  <text:list-item>
                    <text:p><text:span text:style-name="T7">What was the corresponding resource prefix for each type of ApplicationContext?</text:span></text:p>
                  </text:list-item>
                </text:list>
              </text:list-item>
            </text:list>
          </draw:text-box>
        </draw:frame>
        <presentation:notes draw:style-name="dp2">
          <draw:page-thumbnail draw:style-name="gr1"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1" draw:master-page-name="template" presentation:presentation-page-layout-name="AL2T1">
        <office:forms form:automatic-focus="false" form:apply-design-mode="false"/>
        <draw:frame presentation:style-name="pr18" draw:text-style-name="P83" draw:layer="layout" svg:width="24.765cm" svg:height="2.54cm" svg:x="1.652cm" svg:y="1.271cm" presentation:class="title" presentation:user-transformed="true">
          <draw:text-box>
            <text:p><text:span text:style-name="T43">Review Answer</text:span><text:span text:style-name="T43"><text:line-break/></text:span><text:span text:style-name="T43"/></text:p>
          </draw:text-box>
        </draw:frame>
        <draw:frame presentation:style-name="pr69" draw:text-style-name="P84" draw:layer="layout" svg:width="24.765cm" svg:height="14.605cm" svg:x="1.651cm" svg:y="5.08cm" presentation:class="outline" presentation:user-transformed="true">
          <draw:text-box>
            <text:list text:style-name="L2">
              <text:list-item>
                <text:p text:style-name="P5"><text:span text:style-name="T4">In this chapter we introduced 3 types of ApplicationContexts</text:span></text:p>
                <text:list>
                  <text:list-item>
                    <text:p><text:span text:style-name="T7">What were their names?</text:span></text:p>
                    <text:list>
                      <text:list-item>
                        <text:p><text:span text:style-name="T57">ClassPathXmlApplicationContext</text:span></text:p>
                      </text:list-item>
                      <text:list-item>
                        <text:p><text:span text:style-name="T57">FileSystemXmlApplicationContext</text:span></text:p>
                      </text:list-item>
                      <text:list-item>
                        <text:p><text:span text:style-name="T57">XmlWebApplicationContext</text:span></text:p>
                      </text:list-item>
                    </text:list>
                  </text:list-item>
                  <text:list-item>
                    <text:p><text:span text:style-name="T7">Where does each look for files by default?</text:span></text:p>
                    <text:list>
                      <text:list-item>
                        <text:p><text:span text:style-name="T57">Relative to the classpath</text:span></text:p>
                      </text:list-item>
                      <text:list-item>
                        <text:p><text:span text:style-name="T57">Relative to the vm launch directory</text:span></text:p>
                      </text:list-item>
                      <text:list-item>
                        <text:p><text:span text:style-name="T57">Relative to the web application context root</text:span></text:p>
                      </text:list-item>
                    </text:list>
                  </text:list-item>
                  <text:list-item>
                    <text:p><text:span text:style-name="T7">What was the corresponding resource prefix for each type of ApplicationContext?</text:span></text:p>
                    <text:list>
                      <text:list-item>
                        <text:p><text:span text:style-name="T57">classpath:</text:span></text:p>
                      </text:list-item>
                      <text:list-item>
                        <text:p><text:span text:style-name="T57">file:</text:span></text:p>
                        <text:list>
                          <text:list-item>
                            <text:p><text:span text:style-name="T58">Also capable of searching for file relative to the root directory</text:span></text:p>
                          </text:list-item>
                        </text:list>
                      </text:list-item>
                      <text:list-item>
                        <text:p><text:span text:style-name="T57">http:</text:span></text:p>
                      </text:list-item>
                    </text:list>
                  </text:list-item>
                </text:list>
              </text:list-item>
            </text:list>
          </draw:text-box>
        </draw:frame>
        <presentation:notes draw:style-name="dp2">
          <draw:page-thumbnail draw:style-name="gr1"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1" draw:master-page-name="template" presentation:presentation-page-layout-name="AL2T1">
        <office:forms form:automatic-focus="false" form:apply-design-mode="false"/>
        <draw:frame presentation:style-name="pr18" draw:text-style-name="P83" draw:layer="layout" svg:width="24.765cm" svg:height="2.54cm" svg:x="1.652cm" svg:y="1.271cm" presentation:class="title" presentation:user-transformed="true">
          <draw:text-box>
            <text:p><text:span text:style-name="T43">Review</text:span><text:span text:style-name="T43"><text:line-break/></text:span><text:span text:style-name="T43"/></text:p>
          </draw:text-box>
        </draw:frame>
        <draw:frame presentation:style-name="pr70" draw:text-style-name="P84" draw:layer="layout" svg:width="24.765cm" svg:height="14.605cm" svg:x="1.651cm" svg:y="5.08cm" presentation:class="outline" presentation:user-transformed="true">
          <draw:text-box>
            <text:list text:style-name="L2">
              <text:list-item>
                <text:p text:style-name="P5"><text:span text:style-name="T4">What are some benefits of using XML namespaces?</text:span></text:p>
              </text:list-item>
            </text:list>
          </draw:text-box>
        </draw:frame>
        <presentation:notes draw:style-name="dp2">
          <draw:page-thumbnail draw:style-name="gr1"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1" draw:master-page-name="template" presentation:presentation-page-layout-name="AL2T1">
        <office:forms form:automatic-focus="false" form:apply-design-mode="false"/>
        <draw:frame presentation:style-name="pr18" draw:text-style-name="P83" draw:layer="layout" svg:width="24.765cm" svg:height="2.54cm" svg:x="1.652cm" svg:y="1.271cm" presentation:class="title" presentation:user-transformed="true">
          <draw:text-box>
            <text:p><text:span text:style-name="T43">Review Answer</text:span><text:span text:style-name="T43"><text:line-break/></text:span><text:span text:style-name="T43"/></text:p>
          </draw:text-box>
        </draw:frame>
        <draw:frame presentation:style-name="pr71" draw:text-style-name="P84" draw:layer="layout" svg:width="24.765cm" svg:height="14.605cm" svg:x="1.651cm" svg:y="5.08cm" presentation:class="outline" presentation:user-transformed="true">
          <draw:text-box>
            <text:list text:style-name="L2">
              <text:list-item>
                <text:p text:style-name="P5"><text:span text:style-name="T4">What are some benefits of using XML namespaces?</text:span></text:p>
              </text:list-item>
            </text:list>
            <text:list text:style-name="L5">
              <text:list-item>
                <text:list>
                  <text:list-item>
                    <text:p><text:span text:style-name="T54">The avoidance of "collisions" when developers working on different parts of a large application reuse symbol names</text:span></text:p>
                  </text:list-item>
                  <text:list-item>
                    <text:p><text:span text:style-name="T54">Bring the benefits of abstraction to XML</text:span></text:p>
                  </text:list-item>
                  <text:list-item>
                    <text:p><text:span text:style-name="T54">Can be validated against the XML schema defining the namespace</text:span></text:p>
                  </text:list-item>
                  <text:list-item>
                    <text:p><text:span text:style-name="T54">Can reduce typing by defining default beans common to applications that employ that namespace</text:span></text:p>
                    <text:p><text:span text:style-name="T54"/></text:p>
                  </text:list-item>
                </text:list>
              </text:list-item>
            </text:list>
          </draw:text-box>
        </draw:frame>
        <presentation:notes draw:style-name="dp2">
          <draw:page-thumbnail draw:style-name="gr1" draw:layer="layout" svg:width="14.848cm" svg:height="11.136cm" svg:x="3.075cm" svg:y="2.257cm" draw:page-number="72" presentation:class="page"/>
          <draw:frame presentation:style-name="pr4" draw:layer="layout" svg:width="16.799cm" svg:height="13.364cm" svg:x="2.1cm" svg:y="14.107cm" presentation:class="notes" presentation:placeholder="true">
            <draw:text-box/>
          </draw:frame>
        </presentation:notes>
      </draw:page>
      <draw:page draw:name="page73" draw:style-name="dp1" draw:master-page-name="template" presentation:presentation-page-layout-name="AL2T1">
        <office:forms form:automatic-focus="false" form:apply-design-mode="false"/>
        <draw:frame presentation:style-name="pr18" draw:text-style-name="P83" draw:layer="layout" svg:width="24.765cm" svg:height="2.54cm" svg:x="1.652cm" svg:y="1.271cm" presentation:class="title" presentation:user-transformed="true">
          <draw:text-box>
            <text:p><text:span text:style-name="T43">Review</text:span><text:span text:style-name="T43"><text:line-break/></text:span><text:span text:style-name="T43"/></text:p>
          </draw:text-box>
        </draw:frame>
        <draw:frame presentation:style-name="pr72" draw:text-style-name="P84" draw:layer="layout" svg:width="24.765cm" svg:height="14.605cm" svg:x="1.651cm" svg:y="5.08cm" presentation:class="outline" presentation:user-transformed="true">
          <draw:text-box>
            <text:list text:style-name="L2">
              <text:list-item>
                <text:p text:style-name="P5"><text:span text:style-name="T4">A </text:span><text:span text:style-name="T59">________________________</text:span><text:span text:style-name="T4"> externalizes the definition of property values from XML to property files</text:span></text:p>
              </text:list-item>
            </text:list>
          </draw:text-box>
        </draw:frame>
        <presentation:notes draw:style-name="dp2">
          <draw:page-thumbnail draw:style-name="gr1"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1" draw:master-page-name="template" presentation:presentation-page-layout-name="AL2T1">
        <office:forms form:automatic-focus="false" form:apply-design-mode="false"/>
        <draw:frame presentation:style-name="pr18" draw:text-style-name="P83" draw:layer="layout" svg:width="24.765cm" svg:height="2.54cm" svg:x="1.652cm" svg:y="1.271cm" presentation:class="title" presentation:user-transformed="true">
          <draw:text-box>
            <text:p><text:span text:style-name="T43">Review Answer</text:span><text:span text:style-name="T43"><text:line-break/></text:span><text:span text:style-name="T43"/></text:p>
          </draw:text-box>
        </draw:frame>
        <draw:frame presentation:style-name="pr73" draw:text-style-name="P84" draw:layer="layout" svg:width="24.765cm" svg:height="14.605cm" svg:x="1.651cm" svg:y="5.08cm" presentation:class="outline" presentation:user-transformed="true">
          <draw:text-box>
            <text:list text:style-name="L2">
              <text:list-item>
                <text:p text:style-name="P5"><text:span text:style-name="T4">A </text:span><text:span text:style-name="T53">PropertyPlaceholderConfigurer</text:span><text:span text:style-name="T4"> externalizes the definition of property values from XML to property files</text:span></text:p>
              </text:list-item>
            </text:list>
          </draw:text-box>
        </draw:frame>
        <presentation:notes draw:style-name="dp2">
          <draw:page-thumbnail draw:style-name="gr1"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1" draw:master-page-name="template" presentation:presentation-page-layout-name="AL2T1">
        <office:forms form:automatic-focus="false" form:apply-design-mode="false"/>
        <draw:frame presentation:style-name="pr18" draw:text-style-name="P83" draw:layer="layout" svg:width="24.765cm" svg:height="2.54cm" svg:x="1.652cm" svg:y="1.271cm" presentation:class="title" presentation:user-transformed="true">
          <draw:text-box>
            <text:p><text:span text:style-name="T43">Review</text:span><text:span text:style-name="T43"><text:line-break/></text:span><text:span text:style-name="T43"/></text:p>
          </draw:text-box>
        </draw:frame>
        <draw:frame presentation:style-name="pr74" draw:text-style-name="P84" draw:layer="layout" svg:width="24.765cm" svg:height="14.605cm" svg:x="1.651cm" svg:y="5.08cm" presentation:class="outline" presentation:user-transformed="true">
          <draw:text-box>
            <text:list text:style-name="L2">
              <text:list-item>
                <text:p text:style-name="P5"><text:span text:style-name="T4">By default, the import tag looks for files relative to the: (Choose One)</text:span></text:p>
                <text:list>
                  <text:list-item>
                    <text:p><text:span text:style-name="T7">Classpath</text:span></text:p>
                  </text:list-item>
                  <text:list-item>
                    <text:p><text:span text:style-name="T7">Location of the file doing the importing</text:span></text:p>
                  </text:list-item>
                  <text:list-item>
                    <text:p><text:span text:style-name="T7">VM launch directory</text:span></text:p>
                  </text:list-item>
                  <text:list-item>
                    <text:p><text:span text:style-name="T7">Context root of a web application</text:span></text:p>
                  </text:list-item>
                </text:list>
              </text:list-item>
            </text:list>
          </draw:text-box>
        </draw:frame>
        <presentation:notes draw:style-name="dp2">
          <draw:page-thumbnail draw:style-name="gr1"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1" draw:master-page-name="template" presentation:presentation-page-layout-name="AL2T1">
        <office:forms form:automatic-focus="false" form:apply-design-mode="false"/>
        <draw:frame presentation:style-name="pr18" draw:text-style-name="P83" draw:layer="layout" svg:width="24.765cm" svg:height="2.54cm" svg:x="1.652cm" svg:y="1.271cm" presentation:class="title" presentation:user-transformed="true">
          <draw:text-box>
            <text:p><text:span text:style-name="T43">Review Answer</text:span><text:span text:style-name="T43"><text:line-break/></text:span><text:span text:style-name="T43"/></text:p>
          </draw:text-box>
        </draw:frame>
        <draw:frame presentation:style-name="pr75" draw:text-style-name="P84" draw:layer="layout" svg:width="24.765cm" svg:height="14.605cm" svg:x="1.651cm" svg:y="5.08cm" presentation:class="outline" presentation:user-transformed="true">
          <draw:text-box>
            <text:list text:style-name="L2">
              <text:list-item>
                <text:p text:style-name="P5"><text:span text:style-name="T4">By default, the import tag looks for files relative to the: (Choose One)</text:span></text:p>
                <text:list>
                  <text:list-item>
                    <text:p><text:span text:style-name="T7">Classpath</text:span></text:p>
                  </text:list-item>
                  <text:list-item>
                    <text:p><text:span text:style-name="T54">Location of the file doing the importing</text:span></text:p>
                  </text:list-item>
                  <text:list-item>
                    <text:p><text:span text:style-name="T7">VM launch directory</text:span></text:p>
                  </text:list-item>
                  <text:list-item>
                    <text:p><text:span text:style-name="T7">Context root of a web application</text:span></text:p>
                  </text:list-item>
                </text:list>
              </text:list-item>
            </text:list>
          </draw:text-box>
        </draw:frame>
        <presentation:notes draw:style-name="dp2">
          <draw:page-thumbnail draw:style-name="gr1"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1" draw:master-page-name="template" presentation:presentation-page-layout-name="AL2T1">
        <office:forms form:automatic-focus="false" form:apply-design-mode="false"/>
        <draw:frame presentation:style-name="pr18" draw:text-style-name="P83" draw:layer="layout" svg:width="24.765cm" svg:height="2.54cm" svg:x="1.652cm" svg:y="1.271cm" presentation:class="title" presentation:user-transformed="true">
          <draw:text-box>
            <text:p><text:span text:style-name="T43">Review</text:span><text:span text:style-name="T43"><text:line-break/></text:span><text:span text:style-name="T43"/></text:p>
          </draw:text-box>
        </draw:frame>
        <draw:frame presentation:style-name="pr76" draw:text-style-name="P84" draw:layer="layout" svg:width="24.765cm" svg:height="14.605cm" svg:x="1.651cm" svg:y="5.08cm" presentation:class="outline" presentation:user-transformed="true">
          <draw:text-box>
            <text:list text:style-name="L2">
              <text:list-item>
                <text:p text:style-name="P5"><text:span text:style-name="T4">Which of the following are true statements about bean definition inheritance? (Choose all that apply)</text:span></text:p>
                <text:list>
                  <text:list-item>
                    <text:p><text:span text:style-name="T7">An abstract bean cannot be instantiated</text:span></text:p>
                  </text:list-item>
                  <text:list-item>
                    <text:p><text:span text:style-name="T7">A bean declares itself to be a parent bean using the extends attribute</text:span></text:p>
                  </text:list-item>
                  <text:list-item>
                    <text:p><text:span text:style-name="T7">The properties of a parent bean can be overridden by its children</text:span></text:p>
                  </text:list-item>
                  <text:list-item>
                    <text:p><text:span text:style-name="T7">An abstract bean can be declared for classes that do not exist</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1" draw:master-page-name="template" presentation:presentation-page-layout-name="AL2T1">
        <office:forms form:automatic-focus="false" form:apply-design-mode="false"/>
        <draw:frame presentation:style-name="pr18" draw:text-style-name="P83" draw:layer="layout" svg:width="24.765cm" svg:height="2.54cm" svg:x="1.652cm" svg:y="1.271cm" presentation:class="title" presentation:user-transformed="true">
          <draw:text-box>
            <text:p><text:span text:style-name="T43">Review Answer</text:span><text:span text:style-name="T43"><text:line-break/></text:span><text:span text:style-name="T43"/></text:p>
          </draw:text-box>
        </draw:frame>
        <draw:frame presentation:style-name="pr77" draw:text-style-name="P84" draw:layer="layout" svg:width="24.765cm" svg:height="14.605cm" svg:x="1.651cm" svg:y="5.08cm" presentation:class="outline" presentation:user-transformed="true">
          <draw:text-box>
            <text:list text:style-name="L2">
              <text:list-item>
                <text:p text:style-name="P5"><text:span text:style-name="T4">Which of the following are true statements about bean definition inheritance? (Choose all that apply)</text:span></text:p>
                <text:list>
                  <text:list-item>
                    <text:p><text:span text:style-name="T54">An abstract bean cannot be instantiated</text:span></text:p>
                  </text:list-item>
                  <text:list-item>
                    <text:p><text:span text:style-name="T7">A bean declares itself to be a parent bean using the extends attribute</text:span></text:p>
                  </text:list-item>
                  <text:list-item>
                    <text:p><text:span text:style-name="T54">The properties of a parent bean can be overridden by its children</text:span></text:p>
                  </text:list-item>
                  <text:list-item>
                    <text:p><text:span text:style-name="T54">An abstract bean can be declared for classes that do not exist</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1" draw:master-page-name="template" presentation:presentation-page-layout-name="AL2T1">
        <office:forms form:automatic-focus="false" form:apply-design-mode="false"/>
        <draw:frame presentation:style-name="pr5" draw:text-style-name="P4" draw:layer="layout" svg:width="24.765cm" svg:height="2.54cm" svg:x="1.654cm" svg:y="1.273cm" presentation:class="title" presentation:user-transformed="true">
          <draw:text-box>
            <text:p><text:span text:style-name="T3">Chapter Topics</text:span><text:span text:style-name="T3"><text:line-break/></text:span><text:span text:style-name="T3"/></text:p>
          </draw:text-box>
        </draw:frame>
        <draw:frame presentation:style-name="pr78" draw:text-style-name="P6" draw:layer="layout" svg:width="24.765cm" svg:height="14.605cm" svg:x="1.651cm" svg:y="5.08cm" presentation:class="outline" presentation:user-transformed="true">
          <draw:text-box>
            <text:list text:style-name="L2">
              <text:list-item>
                <text:p text:style-name="P6"><text:span text:style-name="T5">Factory Methods, Classes And Interfaces</text:span></text:p>
              </text:list-item>
              <text:list-item>
                <text:p text:style-name="P6"><text:span text:style-name="T5">The "c" And "p" Namespaces</text:span></text:p>
              </text:list-item>
              <text:list-item>
                <text:p text:style-name="P6"><text:span text:style-name="T5">Profiles</text:span></text:p>
              </text:list-item>
              <text:list-item>
                <text:p text:style-name="P6"><text:span text:style-name="T5">Externalizing Values To Properties Files</text:span></text:p>
              </text:list-item>
              <text:list-item>
                <text:p text:style-name="P6"><text:span text:style-name="T5">Working With Multiple Configuration Files</text:span></text:p>
              </text:list-item>
              <text:list-item>
                <text:p text:style-name="P6"><text:span text:style-name="T5">Bean Definition Inheritance</text:span></text:p>
              </text:list-item>
              <text:list-item>
                <text:p text:style-name="P6"><text:span text:style-name="T5">Inner Beans</text:span></text:p>
              </text:list-item>
              <text:list-item>
                <text:p text:style-name="P6"><text:span text:style-name="T5">Collections</text:span></text:p>
              </text:list-item>
              <text:list-item>
                <text:p text:style-name="P6"><text:span text:style-name="T5">Spring Expression Language (SpEL)</text:span></text:p>
              </text:list-item>
              <text:list-item>
                <text:p text:style-name="P6"><text:span text:style-name="T5">Review</text:span></text:p>
              </text:list-item>
              <text:list-item>
                <text:p text:style-name="P6"><text:span text:style-name="T4">Lab</text:span></text:p>
              </text:list-item>
            </text:list>
          </draw:text-box>
        </draw:frame>
        <presentation:notes draw:style-name="dp2">
          <draw:page-thumbnail draw:style-name="gr1"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1" draw:master-page-name="template" presentation:presentation-page-layout-name="AL2T1">
        <office:forms form:automatic-focus="false" form:apply-design-mode="false"/>
        <draw:frame presentation:style-name="pr18" draw:text-style-name="P83" draw:layer="layout" svg:width="24.765cm" svg:height="2.54cm" svg:x="1.652cm" svg:y="1.271cm" presentation:class="title" presentation:user-transformed="true">
          <draw:text-box>
            <text:p><text:span text:style-name="T43">Lab</text:span><text:span text:style-name="T43"><text:line-break/></text:span><text:span text:style-name="T43"/></text:p>
          </draw:text-box>
        </draw:frame>
        <draw:frame presentation:style-name="pr79" draw:text-style-name="P84" draw:layer="layout" svg:width="24.765cm" svg:height="14.605cm" svg:x="1.652cm" svg:y="5.081cm" presentation:class="outline" presentation:user-transformed="true">
          <draw:text-box>
            <text:list text:style-name="L2">
              <text:list-item>
                <text:p text:style-name="P5"><text:span text:style-name="T4">Lab 4: XML Dependency Injection</text:span></text:p>
              </text:list-item>
            </text:list>
            <text:list text:style-name="L3">
              <text:list-item>
                <text:list>
                  <text:list-item>
                    <text:p><text:span text:style-name="T7">Eclipse Project</text:span></text:p>
                    <text:list>
                      <text:list-item>
                        <text:p><text:span text:style-name="T8">04-xml-di</text:span></text:p>
                      </text:list-item>
                    </text:list>
                  </text:list-item>
                  <text:list-item>
                    <text:p><text:span text:style-name="T7">Instructions</text:span></text:p>
                    <text:list>
                      <text:list-item>
                        <text:p><text:span text:style-name="T8">xml-di.html</text:span></text:p>
                      </text:list-item>
                    </text:list>
                  </text:list-item>
                </text:list>
              </text:list-item>
            </text:list>
          </draw:text-box>
        </draw:frame>
        <presentation:notes draw:style-name="dp2">
          <draw:page-thumbnail draw:style-name="gr1"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31A00000253EB8EBD5D.png" xlink:type="simple" xlink:show="embed" xlink:actuate="onLoad"/>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_20_Paragraph_20_Font" style:display-name="Default Paragraph Font"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ff" fo:font-size="12pt" fo:language="en" fo:country="US" style:text-underline-style="solid" style:text-underline-width="auto" style:text-underline-color="font-color" style:language-asian="en" style:country-asian="US" style:font-size-complex="12pt"/>
    </style:style>
    <style:style style:name="template-background" style:family="presentation">
      <style:graphic-properties draw:stroke="none" draw:fill="bitmap" draw:fill-image-name="background" style:repeat="stretch"/>
      <style:text-properties style:letter-kerning="true"/>
    </style:style>
    <style:style style:name="template-backgroundobjects" style:family="presentation">
      <style:graphic-properties draw:shadow="hidden" draw:shadow-offset-x="0.3cm" draw:shadow-offset-y="0.3cm" draw:shadow-color="#808080"/>
      <style:text-properties style:letter-kerning="true"/>
    </style:style>
    <style:style style:name="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outline1" style:family="presentation">
      <style:graphic-properties draw:stroke="none" draw:fill="none">
        <text:list-style style:name="template-outline1">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style:graphic-properties>
      <style:paragraph-properties fo:margin-top="0cm" fo:margin-bottom="0cm">
        <style:tab-stops/>
      </style:paragraph-properties>
      <style:text-properties style:use-window-font-color="true" style:text-outline="false" style:text-line-through-style="none" fo:font-family="Verdana" style:font-family-generic="swiss" style:font-pitch="variable" fo:font-size="24pt" fo:font-style="normal" fo:text-shadow="none" style:text-underline-style="none" fo:font-weight="normal" style:letter-kerning="true" style:font-family-asian="'ＭＳ Ｐゴシック'"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emplate-outline2" style:family="presentation" style:parent-style-name="template-outline1">
      <style:text-properties fo:font-family="Verdana" style:font-family-generic="swiss" style:font-pitch="variable" fo:font-size="22pt" style:font-size-asian="22pt" style:font-size-complex="22pt"/>
    </style:style>
    <style:style style:name="template-outline3" style:family="presentation" style:parent-style-name="template-outline2">
      <style:text-properties fo:font-family="Verdana" style:font-family-generic="swiss" style:font-pitch="variable" fo:font-size="20pt" style:font-size-asian="20pt" style:font-size-complex="20pt"/>
    </style:style>
    <style:style style:name="template-outline4" style:family="presentation" style:parent-style-name="template-outline3">
      <style:text-properties fo:font-family="Verdana" style:font-family-generic="swiss" style:font-pitch="variable" fo:font-size="18pt" style:font-size-asian="18pt" style:font-size-complex="18pt"/>
    </style:style>
    <style:style style:name="template-outline5" style:family="presentation" style:parent-style-name="template-outline4">
      <style:text-properties fo:font-family="Verdana" style:font-family-generic="swiss" style:font-pitch="variable" fo:font-size="16pt" style:font-size-asian="16pt" style:font-size-complex="16pt"/>
    </style:style>
    <style:style style:name="template-outline6" style:family="presentation" style:parent-style-name="template-outline5">
      <style:text-properties fo:font-family="Verdana" style:font-family-generic="swiss" style:font-pitch="variable" fo:font-size="20pt" style:font-size-asian="20pt" style:font-size-complex="20pt"/>
    </style:style>
    <style:style style:name="template-outline7" style:family="presentation" style:parent-style-name="template-outline6">
      <style:text-properties fo:font-size="20pt" style:font-size-asian="20pt" style:font-size-complex="20pt"/>
    </style:style>
    <style:style style:name="template-outline8" style:family="presentation" style:parent-style-name="template-outline7">
      <style:text-properties fo:font-size="20pt" style:font-size-asian="20pt" style:font-size-complex="20pt"/>
    </style:style>
    <style:style style:name="template-outline9" style:family="presentation" style:parent-style-name="template-outline8">
      <style:text-properties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title" style:family="presentation">
      <style:graphic-properties draw:stroke="none"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emplate-backgroundobjects">
      <style:graphic-properties svg:stroke-width="0.102cm" draw:marker-start-width="0.352cm" draw:marker-end-width="0.352cm" draw:textarea-horizontal-align="center" draw:textarea-vertical-align="middle" fo:padding-top="0.05cm" fo:padding-bottom="0.05cm" fo:padding-left="0.05cm" fo:padding-right="0.05cm"/>
    </style:style>
    <style:style style:name="Mpr2" style:family="presentation" style:parent-style-name="template-backgroundobjects">
      <style:graphic-properties draw:stroke="none" draw:fill="none" draw:fill-color="#ffffff" draw:auto-grow-height="false" fo:min-height="1.485cm"/>
    </style:style>
    <style:style style:name="Mpr3" style:family="presentation" style:parent-style-name="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emplate" style:page-layout-name="PM1" draw:style-name="Mdp1">
      <draw:frame presentation:style-name="template-title" draw:layer="backgroundobjects" svg:width="25.199cm" svg:height="3.506cm" svg:x="1.4cm" svg:y="0.837cm" presentation:class="title" presentation:placeholder="true">
        <draw:text-box/>
      </draw:frame>
      <draw:frame presentation:style-name="template-outline1" draw:layer="backgroundobjects" svg:width="25.199cm" svg:height="13.859cm" svg:x="1.4cm" svg:y="4.914cm" presentation:class="outline" presentation:placeholder="true">
        <draw:text-box/>
      </draw:frame>
      <draw:line presentation:style-name="Mpr1" draw:text-style-name="MP3" draw:layer="backgroundobjects" svg:x1="1.5cm" svg:y1="4.6cm" svg:x2="26.5cm" svg:y2="4.6cm">
        <text:p/>
      </draw:line>
      <presentation:notes style:page-layout-name="PM0">
        <draw:page-thumbnail presentation:style-name="template-title" draw:layer="backgroundobjects" svg:width="14.848cm" svg:height="11.136cm" svg:x="3.075cm" svg:y="2.257cm" presentation:class="page"/>
        <draw:frame presentation:style-name="templat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08T17:52:39</meta:creation-date>
    <meta:editing-duration>P4DT9H28M16S</meta:editing-duration>
    <meta:editing-cycles>689</meta:editing-cycles>
    <meta:generator>OpenOffice/4.1.1$Unix OpenOffice.org_project/411m6$Build-9775</meta:generator>
    <dc:description>Ochi Takashi (hagetaka0)</dc:description>
    <dc:subject>simple background</dc:subject>
    <dc:title>Arc</dc:title>
    <meta:keyword>simple</meta:keyword>
    <meta:keyword>background</meta:keyword>
    <meta:keyword>template</meta:keyword>
    <meta:keyword>Impress</meta:keyword>
    <meta:initial-creator>Joel Budgor</meta:initial-creator>
    <dc:date>2015-05-15T09:44:25</dc:date>
    <meta:document-statistic meta:object-count="418"/>
    <meta:user-defined meta:name="License">&lt;a href="http://www.youtube.com/hagetaka0&gt;YouTube - hagetaka0's Channel&lt;/a&gt;</meta:user-defined>
  </office:meta>
</office:document-meta>
</file>